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835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6102in"/>
    </style:style>
    <style:style style:name="co4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591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in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70" table:default-cell-style-name="Default"/>
        <table:table-row table:style-name="ro1">
          <table:table-cell>
            <draw:frame draw:z-index="0" draw:style-name="gr1" draw:text-style-name="P1" svg:width="6.2969in" svg:height="3.5469in" svg:x="0in" svg:y="0.0004in">
              <draw:object draw:notify-on-update-of-ranges="data.A25:data.A530 data.B25:data.B530 data.C25:data.C5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ce1" office:value-type="string" calcext:value-type="string">
            <text:p>k</text:p>
          </table:table-cell>
          <table:table-cell table:style-name="ce5" table:number-columns-repeated="2"/>
          <table:table-cell table:number-columns-repeated="66"/>
        </table:table-row>
        <table:table-row table:style-name="ro1">
          <table:table-cell table:number-columns-repeated="10"/>
          <table:table-cell table:style-name="ce2" office:value-type="float" office:value="20" calcext:value-type="float">
            <text:p>20</text:p>
          </table:table-cell>
          <table:table-cell table:style-name="ce6" office:value-type="float" office:value="-3.2934378125" calcext:value-type="float">
            <text:p>-3.2934378125</text:p>
          </table:table-cell>
          <table:table-cell table:style-name="ce9" office:value-type="float" office:value="9.52030125" calcext:value-type="float">
            <text:p>9.52030125</text:p>
          </table:table-cell>
          <table:table-cell table:number-columns-repeated="66"/>
        </table:table-row>
        <table:table-row table:style-name="ro1">
          <table:table-cell table:number-columns-repeated="10"/>
          <table:table-cell table:style-name="ce3"/>
          <table:table-cell office:value-type="float" office:value="-1.69923880821918" calcext:value-type="float">
            <text:p>-1.69923880821918</text:p>
          </table:table-cell>
          <table:table-cell table:style-name="ce10" office:value-type="float" office:value="-5.7103802739726" calcext:value-type="float">
            <text:p>-5.7103802739726</text:p>
          </table:table-cell>
          <table:table-cell table:number-columns-repeated="66"/>
        </table:table-row>
        <table:table-row table:style-name="ro1">
          <table:table-cell table:number-columns-repeated="10"/>
          <table:table-cell table:style-name="ce3"/>
          <table:table-cell table:style-name="ce7" office:value-type="float" office:value="5.19840233333333" calcext:value-type="float">
            <text:p>5.19840233333333</text:p>
          </table:table-cell>
          <table:table-cell table:style-name="ce10" office:value-type="float" office:value="3.989145" calcext:value-type="float">
            <text:p>3.989145</text:p>
          </table:table-cell>
          <table:table-cell table:number-columns-repeated="66"/>
        </table:table-row>
        <table:table-row table:style-name="ro1">
          <table:table-cell table:number-columns-repeated="10"/>
          <table:table-cell table:style-name="ce3"/>
          <table:table-cell office:value-type="float" office:value="-4.33278810810811" calcext:value-type="float">
            <text:p>-4.33278810810811</text:p>
          </table:table-cell>
          <table:table-cell table:style-name="ce10" office:value-type="float" office:value="-4.26192054054054" calcext:value-type="float">
            <text:p>-4.26192054054054</text:p>
          </table:table-cell>
          <table:table-cell table:number-columns-repeated="66"/>
        </table:table-row>
        <table:table-row table:style-name="ro1">
          <table:table-cell table:number-columns-repeated="10"/>
          <table:table-cell table:style-name="ce3"/>
          <table:table-cell office:value-type="float" office:value="-1.45263502298851" calcext:value-type="float">
            <text:p>-1.45263502298851</text:p>
          </table:table-cell>
          <table:table-cell table:style-name="ce10" office:value-type="float" office:value="-8.85833183908046" calcext:value-type="float">
            <text:p>-8.85833183908046</text:p>
          </table:table-cell>
          <table:table-cell table:number-columns-repeated="66"/>
        </table:table-row>
        <table:table-row table:style-name="ro1">
          <table:table-cell table:number-columns-repeated="10"/>
          <table:table-cell table:style-name="ce3"/>
          <table:table-cell office:value-type="float" office:value="2.0829375862069" calcext:value-type="float">
            <text:p>2.0829375862069</text:p>
          </table:table-cell>
          <table:table-cell table:style-name="ce10" office:value-type="float" office:value="9.05986344827586" calcext:value-type="float">
            <text:p>9.05986344827586</text:p>
          </table:table-cell>
          <table:table-cell table:number-columns-repeated="66"/>
        </table:table-row>
        <table:table-row table:style-name="ro1">
          <table:table-cell table:number-columns-repeated="10"/>
          <table:table-cell table:style-name="ce3"/>
          <table:table-cell office:value-type="float" office:value="-8.51979867924529" calcext:value-type="float">
            <text:p>-8.51979867924529</text:p>
          </table:table-cell>
          <table:table-cell table:style-name="ce10" office:value-type="float" office:value="-3.40205037735849" calcext:value-type="float">
            <text:p>-3.40205037735849</text:p>
          </table:table-cell>
          <table:table-cell table:number-columns-repeated="66"/>
        </table:table-row>
        <table:table-row table:style-name="ro1">
          <table:table-cell table:number-columns-repeated="10"/>
          <table:table-cell table:style-name="ce3"/>
          <table:table-cell office:value-type="float" office:value="1.17450395238095" calcext:value-type="float">
            <text:p>1.17450395238095</text:p>
          </table:table-cell>
          <table:table-cell table:style-name="ce10" office:value-type="float" office:value="5.68794174603175" calcext:value-type="float">
            <text:p>5.68794174603175</text:p>
          </table:table-cell>
          <table:table-cell table:number-columns-repeated="66"/>
        </table:table-row>
        <table:table-row table:style-name="ro1">
          <table:table-cell table:number-columns-repeated="10"/>
          <table:table-cell table:style-name="ce3"/>
          <table:table-cell office:value-type="float" office:value="-1.4235395625" calcext:value-type="float">
            <text:p>-1.4235395625</text:p>
          </table:table-cell>
          <table:table-cell table:style-name="ce10" office:value-type="float" office:value="-0.469781734375" calcext:value-type="float">
            <text:p>-0.469781734375</text:p>
          </table:table-cell>
          <table:table-cell table:number-columns-repeated="66"/>
        </table:table-row>
        <table:table-row table:style-name="ro1">
          <table:table-cell table:number-columns-repeated="10"/>
          <table:table-cell table:style-name="ce3"/>
          <table:table-cell office:value-type="float" office:value="-6.21190204081633" calcext:value-type="float">
            <text:p>-6.21190204081633</text:p>
          </table:table-cell>
          <table:table-cell table:style-name="ce10" office:value-type="float" office:value="-7.3685112244898" calcext:value-type="float">
            <text:p>-7.3685112244898</text:p>
          </table:table-cell>
          <table:table-cell table:number-columns-repeated="66"/>
        </table:table-row>
        <table:table-row table:style-name="ro1">
          <table:table-cell table:number-columns-repeated="10"/>
          <table:table-cell table:style-name="ce3"/>
          <table:table-cell office:value-type="float" office:value="0.601760277419355" calcext:value-type="float">
            <text:p>0.601760277419355</text:p>
          </table:table-cell>
          <table:table-cell table:style-name="ce10" office:value-type="float" office:value="8.98576838709677" calcext:value-type="float">
            <text:p>8.98576838709677</text:p>
          </table:table-cell>
          <table:table-cell table:number-columns-repeated="66"/>
        </table:table-row>
        <table:table-row table:style-name="ro1">
          <table:table-cell table:number-columns-repeated="10"/>
          <table:table-cell table:style-name="ce3"/>
          <table:table-cell office:value-type="float" office:value="6.72902315789474" calcext:value-type="float">
            <text:p>6.72902315789474</text:p>
          </table:table-cell>
          <table:table-cell table:style-name="ce10" office:value-type="float" office:value="-7.59119394736842" calcext:value-type="float">
            <text:p>-7.59119394736842</text:p>
          </table:table-cell>
          <table:table-cell table:number-columns-repeated="66"/>
        </table:table-row>
        <table:table-row table:style-name="ro1">
          <table:table-cell table:number-columns-repeated="10"/>
          <table:table-cell table:style-name="ce3"/>
          <table:table-cell office:value-type="float" office:value="8.87384064327485" calcext:value-type="float">
            <text:p>8.87384064327485</text:p>
          </table:table-cell>
          <table:table-cell table:style-name="ce10" office:value-type="float" office:value="1.62948383040936" calcext:value-type="float">
            <text:p>1.62948383040936</text:p>
          </table:table-cell>
          <table:table-cell table:number-columns-repeated="66"/>
        </table:table-row>
        <table:table-row table:style-name="ro1">
          <table:table-cell table:number-columns-repeated="10"/>
          <table:table-cell table:style-name="ce3"/>
          <table:table-cell office:value-type="float" office:value="-10.1591152830189" calcext:value-type="float">
            <text:p>-10.1591152830189</text:p>
          </table:table-cell>
          <table:table-cell table:style-name="ce10" office:value-type="float" office:value="-9.01236" calcext:value-type="float">
            <text:p>-9.01236</text:p>
          </table:table-cell>
          <table:table-cell table:number-columns-repeated="66"/>
        </table:table-row>
        <table:table-row table:style-name="ro1">
          <table:table-cell table:number-columns-repeated="10"/>
          <table:table-cell table:style-name="ce3"/>
          <table:table-cell office:value-type="float" office:value="7.64359169811321" calcext:value-type="float">
            <text:p>7.64359169811321</text:p>
          </table:table-cell>
          <table:table-cell table:style-name="ce10" office:value-type="float" office:value="7.35500801886792" calcext:value-type="float">
            <text:p>7.35500801886792</text:p>
          </table:table-cell>
          <table:table-cell table:number-columns-repeated="66"/>
        </table:table-row>
        <table:table-row table:style-name="ro1">
          <table:table-cell table:number-columns-repeated="10"/>
          <table:table-cell table:style-name="ce3"/>
          <table:table-cell office:value-type="float" office:value="-9.9719476" calcext:value-type="float">
            <text:p>-9.9719476</text:p>
          </table:table-cell>
          <table:table-cell table:style-name="ce10" office:value-type="float" office:value="9.95956773333333" calcext:value-type="float">
            <text:p>9.95956773333333</text:p>
          </table:table-cell>
          <table:table-cell table:number-columns-repeated="66"/>
        </table:table-row>
        <table:table-row table:style-name="ro1">
          <table:table-cell table:number-columns-repeated="10"/>
          <table:table-cell table:style-name="ce3"/>
          <table:table-cell office:value-type="float" office:value="-6.47872942307692" calcext:value-type="float">
            <text:p>-6.47872942307692</text:p>
          </table:table-cell>
          <table:table-cell table:style-name="ce10" office:value-type="float" office:value="-8.63656442307693" calcext:value-type="float">
            <text:p>-8.63656442307693</text:p>
          </table:table-cell>
          <table:table-cell table:number-columns-repeated="66"/>
        </table:table-row>
        <table:table-row table:style-name="ro1">
          <table:table-cell table:number-columns-repeated="10"/>
          <table:table-cell table:style-name="ce3"/>
          <table:table-cell office:value-type="float" office:value="-8.88277555555556" calcext:value-type="float">
            <text:p>-8.88277555555556</text:p>
          </table:table-cell>
          <table:table-cell table:style-name="ce10" office:value-type="float" office:value="-10.5532375925926" calcext:value-type="float">
            <text:p>-10.5532375925926</text:p>
          </table:table-cell>
          <table:table-cell table:number-columns-repeated="66"/>
        </table:table-row>
        <table:table-row table:style-name="ro1">
          <table:table-cell table:number-columns-repeated="10"/>
          <table:table-cell table:style-name="ce3"/>
          <table:table-cell office:value-type="float" office:value="-8.14389975308642" calcext:value-type="float">
            <text:p>-8.14389975308642</text:p>
          </table:table-cell>
          <table:table-cell table:style-name="ce10" office:value-type="float" office:value="4.26331950617284" calcext:value-type="float">
            <text:p>4.26331950617284</text:p>
          </table:table-cell>
          <table:table-cell table:number-columns-repeated="66"/>
        </table:table-row>
        <table:table-row table:style-name="ro1">
          <table:table-cell table:number-columns-repeated="10"/>
          <table:table-cell table:style-name="ce4"/>
          <table:table-cell table:style-name="ce8" office:value-type="float" office:value="4.65950976" calcext:value-type="float">
            <text:p>4.65950976</text:p>
          </table:table-cell>
          <table:table-cell table:style-name="ce11" office:value-type="float" office:value="-3.86702932" calcext:value-type="float">
            <text:p>-3.8670293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centroid</text:p>
          </table:table-cell>
          <table:table-cell table:formula="of:=AVERAGE([.B25:.B9999])" office:value-type="float" office:value="-8.51979867924528" calcext:value-type="float">
            <text:p>-8.51979867924528</text:p>
          </table:table-cell>
          <table:table-cell table:formula="of:=AVERAGE([.C25:.C9999])" office:value-type="float" office:value="-3.40205037735849" calcext:value-type="float">
            <text:p>-3.40205037735849</text:p>
          </table:table-cell>
          <table:table-cell/>
          <table:table-cell office:value-type="string" calcext:value-type="string">
            <text:p>centroid</text:p>
          </table:table-cell>
          <table:table-cell table:formula="of:=AVERAGE([.F25:.F9999])" office:value-type="float" office:value="-6.42942360824742" calcext:value-type="float">
            <text:p>-6.42942360824742</text:p>
          </table:table-cell>
          <table:table-cell table:formula="of:=AVERAGE([.G25:.G9999])" office:value-type="float" office:value="-8.05559484536082" calcext:value-type="float">
            <text:p>-8.05559484536082</text:p>
          </table:table-cell>
          <table:table-cell/>
          <table:table-cell office:value-type="string" calcext:value-type="string">
            <text:p>centroid</text:p>
          </table:table-cell>
          <table:table-cell table:formula="of:=AVERAGE([.J25:.J9999])" office:value-type="float" office:value="5.70359186046512" calcext:value-type="float">
            <text:p>5.70359186046512</text:p>
          </table:table-cell>
          <table:table-cell table:formula="of:=AVERAGE([.K25:.K9999])" office:value-type="float" office:value="-2.15170453488372" calcext:value-type="float">
            <text:p>-2.15170453488372</text:p>
          </table:table-cell>
          <table:table-cell/>
          <table:table-cell office:value-type="string" calcext:value-type="string">
            <text:p>centroid</text:p>
          </table:table-cell>
          <table:table-cell table:formula="of:=AVERAGE([.N25:.N9999])" office:value-type="float" office:value="8.77426014285714" calcext:value-type="float">
            <text:p>8.77426014285714</text:p>
          </table:table-cell>
          <table:table-cell table:formula="of:=AVERAGE([.O25:.O9999])" office:value-type="float" office:value="3.71818842857143" calcext:value-type="float">
            <text:p>3.71818842857143</text:p>
          </table:table-cell>
          <table:table-cell/>
          <table:table-cell office:value-type="string" calcext:value-type="string">
            <text:p>centroid</text:p>
          </table:table-cell>
          <table:table-cell table:formula="of:=AVERAGE([.R25:.R9999])" office:value-type="float" office:value="-8.22818470588235" calcext:value-type="float">
            <text:p>-8.22818470588235</text:p>
          </table:table-cell>
          <table:table-cell table:formula="of:=AVERAGE([.S25:.S9999])" office:value-type="float" office:value="4.42762929411765" calcext:value-type="float">
            <text:p>4.42762929411765</text:p>
          </table:table-cell>
          <table:table-cell/>
          <table:table-cell office:value-type="string" calcext:value-type="string">
            <text:p>centroid</text:p>
          </table:table-cell>
          <table:table-cell table:formula="of:=AVERAGE([.V25:.V9999])" office:value-type="float" office:value="-1.62868826" calcext:value-type="float">
            <text:p>-1.62868826</text:p>
          </table:table-cell>
          <table:table-cell table:formula="of:=AVERAGE([.W25:.W9999])" office:value-type="float" office:value="-1.1473779" calcext:value-type="float">
            <text:p>-1.1473779</text:p>
          </table:table-cell>
          <table:table-cell/>
          <table:table-cell office:value-type="string" calcext:value-type="string">
            <text:p>centroid</text:p>
          </table:table-cell>
          <table:table-cell table:formula="of:=AVERAGE([.Z25:.Z9999])" office:value-type="float" office:value="-1.42559008235294" calcext:value-type="float">
            <text:p>-1.42559008235294</text:p>
          </table:table-cell>
          <table:table-cell table:formula="of:=AVERAGE([.AA25:.AA9999])" office:value-type="float" office:value="-8.89027082352941" calcext:value-type="float">
            <text:p>-8.89027082352941</text:p>
          </table:table-cell>
          <table:table-cell/>
          <table:table-cell office:value-type="string" calcext:value-type="string">
            <text:p>centroid</text:p>
          </table:table-cell>
          <table:table-cell table:formula="of:=AVERAGE([.AD25:.AD9999])" office:value-type="float" office:value="8.88038805555556" calcext:value-type="float">
            <text:p>8.88038805555556</text:p>
          </table:table-cell>
          <table:table-cell table:formula="of:=AVERAGE([.AE25:.AE9999])" office:value-type="float" office:value="0.511629583333333" calcext:value-type="float">
            <text:p>0.511629583333333</text:p>
          </table:table-cell>
          <table:table-cell/>
          <table:table-cell office:value-type="string" calcext:value-type="string">
            <text:p>centroid</text:p>
          </table:table-cell>
          <table:table-cell table:formula="of:=AVERAGE([.AH25:.AH9999])" office:value-type="float" office:value="-3.25776396923077" calcext:value-type="float">
            <text:p>-3.25776396923077</text:p>
          </table:table-cell>
          <table:table-cell table:formula="of:=AVERAGE([.AI25:.AI9999])" office:value-type="float" office:value="9.48950476923077" calcext:value-type="float">
            <text:p>9.48950476923077</text:p>
          </table:table-cell>
          <table:table-cell/>
          <table:table-cell office:value-type="string" calcext:value-type="string">
            <text:p>centroid</text:p>
          </table:table-cell>
          <table:table-cell table:formula="of:=AVERAGE([.AL25:.AL9999])" office:value-type="float" office:value="-9.51560694444444" calcext:value-type="float">
            <text:p>-9.51560694444444</text:p>
          </table:table-cell>
          <table:table-cell table:formula="of:=AVERAGE([.AM25:.AM9999])" office:value-type="float" office:value="-9.78802944444444" calcext:value-type="float">
            <text:p>-9.78802944444444</text:p>
          </table:table-cell>
          <table:table-cell/>
          <table:table-cell office:value-type="string" calcext:value-type="string">
            <text:p>centroid</text:p>
          </table:table-cell>
          <table:table-cell table:formula="of:=AVERAGE([.AP25:.AP9999])" office:value-type="float" office:value="-4.42068909090909" calcext:value-type="float">
            <text:p>-4.42068909090909</text:p>
          </table:table-cell>
          <table:table-cell table:formula="of:=AVERAGE([.AQ25:.AQ9999])" office:value-type="float" office:value="-4.09074666666667" calcext:value-type="float">
            <text:p>-4.09074666666667</text:p>
          </table:table-cell>
          <table:table-cell/>
          <table:table-cell office:value-type="string" calcext:value-type="string">
            <text:p>centroid</text:p>
          </table:table-cell>
          <table:table-cell table:formula="of:=AVERAGE([.AT25:.AT9999])" office:value-type="float" office:value="7.62759825242718" calcext:value-type="float">
            <text:p>7.62759825242718</text:p>
          </table:table-cell>
          <table:table-cell table:formula="of:=AVERAGE([.AU25:.AU9999])" office:value-type="float" office:value="7.43700349514563" calcext:value-type="float">
            <text:p>7.43700349514563</text:p>
          </table:table-cell>
          <table:table-cell/>
          <table:table-cell office:value-type="string" calcext:value-type="string">
            <text:p>centroid</text:p>
          </table:table-cell>
          <table:table-cell table:formula="of:=AVERAGE([.AX25:.AX9999])" office:value-type="float" office:value="-1.09915308695652" calcext:value-type="float">
            <text:p>-1.09915308695652</text:p>
          </table:table-cell>
          <table:table-cell table:formula="of:=AVERAGE([.AY25:.AY9999])" office:value-type="float" office:value="2.82741756521739" calcext:value-type="float">
            <text:p>2.82741756521739</text:p>
          </table:table-cell>
          <table:table-cell/>
          <table:table-cell office:value-type="string" calcext:value-type="string">
            <text:p>centroid</text:p>
          </table:table-cell>
          <table:table-cell table:formula="of:=AVERAGE([.BB25:.BB9999])" office:value-type="float" office:value="-9.97403169014085" calcext:value-type="float">
            <text:p>-9.97403169014085</text:p>
          </table:table-cell>
          <table:table-cell table:formula="of:=AVERAGE([.BC25:.BC9999])" office:value-type="float" office:value="10.0837742253521" calcext:value-type="float">
            <text:p>10.0837742253521</text:p>
          </table:table-cell>
          <table:table-cell/>
          <table:table-cell office:value-type="string" calcext:value-type="string">
            <text:p>centroid</text:p>
          </table:table-cell>
          <table:table-cell table:formula="of:=AVERAGE([.BF25:.BF9999])" office:value-type="float" office:value="1.59590439318182" calcext:value-type="float">
            <text:p>1.59590439318182</text:p>
          </table:table-cell>
          <table:table-cell table:formula="of:=AVERAGE([.BG25:.BG9999])" office:value-type="float" office:value="9.05127693181818" calcext:value-type="float">
            <text:p>9.05127693181818</text:p>
          </table:table-cell>
          <table:table-cell/>
          <table:table-cell office:value-type="string" calcext:value-type="string">
            <text:p>centroid</text:p>
          </table:table-cell>
          <table:table-cell table:formula="of:=AVERAGE([.BJ25:.BJ9999])" office:value-type="float" office:value="5.04680988235294" calcext:value-type="float">
            <text:p>5.04680988235294</text:p>
          </table:table-cell>
          <table:table-cell table:formula="of:=AVERAGE([.BK25:.BK9999])" office:value-type="float" office:value="3.96800670588235" calcext:value-type="float">
            <text:p>3.96800670588235</text:p>
          </table:table-cell>
          <table:table-cell/>
          <table:table-cell office:value-type="string" calcext:value-type="string">
            <text:p>centroid</text:p>
          </table:table-cell>
          <table:table-cell table:formula="of:=AVERAGE([.BN25:.BN9999])" office:value-type="float" office:value="-1.89792015476191" calcext:value-type="float">
            <text:p>-1.89792015476191</text:p>
          </table:table-cell>
          <table:table-cell table:formula="of:=AVERAGE([.BO25:.BO9999])" office:value-type="float" office:value="-5.80806833333333" calcext:value-type="float">
            <text:p>-5.80806833333333</text:p>
          </table:table-cell>
          <table:table-cell/>
          <table:table-cell office:value-type="string" calcext:value-type="string">
            <text:p>centroid</text:p>
          </table:table-cell>
          <table:table-cell table:formula="of:=AVERAGE([.BR25:.BR9999])" office:value-type="float" office:value="6.71114973333333" calcext:value-type="float">
            <text:p>6.71114973333333</text:p>
          </table:table-cell>
          <table:table-cell table:formula="of:=AVERAGE([.BS25:.BS9999])" office:value-type="float" office:value="-7.62195506666667" calcext:value-type="float">
            <text:p>-7.62195506666667</text:p>
          </table:table-cell>
          <table:table-cell/>
          <table:table-cell office:value-type="string" calcext:value-type="string">
            <text:p>centroid</text:p>
          </table:table-cell>
          <table:table-cell table:formula="of:=AVERAGE([.BV25:.BV9999])" office:value-type="float" office:value="1.64570775471698" calcext:value-type="float">
            <text:p>1.64570775471698</text:p>
          </table:table-cell>
          <table:table-cell table:formula="of:=AVERAGE([.BW25:.BW9999])" office:value-type="float" office:value="6.05742452830189" calcext:value-type="float">
            <text:p>6.05742452830189</text:p>
          </table:table-cell>
          <table:table-cell/>
          <table:table-cell office:value-type="string" calcext:value-type="string">
            <text:p>centroid</text:p>
          </table:table-cell>
          <table:table-cell table:formula="of:=AVERAGE([.BZ25:.BZ9999])" office:value-type="float" office:value="4.20540964705882" calcext:value-type="float">
            <text:p>4.20540964705882</text:p>
          </table:table-cell>
          <table:table-cell table:formula="of:=AVERAGE([.CA25:.CA9999])" office:value-type="float" office:value="-4.68841294117647" calcext:value-type="float">
            <text:p>-4.68841294117647</text:p>
          </table:table-cell>
        </table:table-row>
        <table:table-row table:style-name="ro1">
          <table:table-cell table:number-columns-repeated="79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69493" calcext:value-type="float">
            <text:p>-8.69493</text:p>
          </table:table-cell>
          <table:table-cell office:value-type="float" office:value="-4.08204" calcext:value-type="float">
            <text:p>-4.082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5273" calcext:value-type="float">
            <text:p>-6.25273</text:p>
          </table:table-cell>
          <table:table-cell office:value-type="float" office:value="-7.39036" calcext:value-type="float">
            <text:p>-7.390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86896" calcext:value-type="float">
            <text:p>3.86896</text:p>
          </table:table-cell>
          <table:table-cell office:value-type="float" office:value="-1.26156" calcext:value-type="float">
            <text:p>-1.261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37822" calcext:value-type="float">
            <text:p>8.37822</text:p>
          </table:table-cell>
          <table:table-cell office:value-type="float" office:value="3.66076" calcext:value-type="float">
            <text:p>3.660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29681" calcext:value-type="float">
            <text:p>-7.29681</text:p>
          </table:table-cell>
          <table:table-cell office:value-type="float" office:value="1.25069" calcext:value-type="float">
            <text:p>1.250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78883" calcext:value-type="float">
            <text:p>-1.78883</text:p>
          </table:table-cell>
          <table:table-cell office:value-type="float" office:value="-0.704504" calcext:value-type="float">
            <text:p>-0.7045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976465" calcext:value-type="float">
            <text:p>-0.976465</text:p>
          </table:table-cell>
          <table:table-cell office:value-type="float" office:value="-8.35372" calcext:value-type="float">
            <text:p>-8.353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46262" calcext:value-type="float">
            <text:p>9.46262</text:p>
          </table:table-cell>
          <table:table-cell office:value-type="float" office:value="0.899652" calcext:value-type="float">
            <text:p>0.89965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07583" calcext:value-type="float">
            <text:p>-2.07583</text:p>
          </table:table-cell>
          <table:table-cell office:value-type="float" office:value="9.14797" calcext:value-type="float">
            <text:p>9.147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2615" calcext:value-type="float">
            <text:p>-10.2615</text:p>
          </table:table-cell>
          <table:table-cell office:value-type="float" office:value="-9.18424" calcext:value-type="float">
            <text:p>-9.184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14645" calcext:value-type="float">
            <text:p>-4.14645</text:p>
          </table:table-cell>
          <table:table-cell office:value-type="float" office:value="-4.18958" calcext:value-type="float">
            <text:p>-4.1895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79052" calcext:value-type="float">
            <text:p>6.79052</text:p>
          </table:table-cell>
          <table:table-cell office:value-type="float" office:value="7.45006" calcext:value-type="float">
            <text:p>7.4500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36488" calcext:value-type="float">
            <text:p>1.36488</text:p>
          </table:table-cell>
          <table:table-cell office:value-type="float" office:value="0.36948" calcext:value-type="float">
            <text:p>0.3694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0512" calcext:value-type="float">
            <text:p>-9.90512</text:p>
          </table:table-cell>
          <table:table-cell office:value-type="float" office:value="9.41534" calcext:value-type="float">
            <text:p>9.4153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67123" calcext:value-type="float">
            <text:p>1.67123</text:p>
          </table:table-cell>
          <table:table-cell office:value-type="float" office:value="8.77797" calcext:value-type="float">
            <text:p>8.7779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4702" calcext:value-type="float">
            <text:p>5.04702</text:p>
          </table:table-cell>
          <table:table-cell office:value-type="float" office:value="4.06711" calcext:value-type="float">
            <text:p>4.067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85905" calcext:value-type="float">
            <text:p>-0.85905</text:p>
          </table:table-cell>
          <table:table-cell office:value-type="float" office:value="-4.63034" calcext:value-type="float">
            <text:p>-4.6303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62658" calcext:value-type="float">
            <text:p>7.62658</text:p>
          </table:table-cell>
          <table:table-cell office:value-type="float" office:value="-7.36157" calcext:value-type="float">
            <text:p>-7.3615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0945" calcext:value-type="float">
            <text:p>2.0945</text:p>
          </table:table-cell>
          <table:table-cell office:value-type="float" office:value="6.25862" calcext:value-type="float">
            <text:p>6.258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81034" calcext:value-type="float">
            <text:p>4.81034</text:p>
          </table:table-cell>
          <table:table-cell office:value-type="float" office:value="-4.35003" calcext:value-type="float">
            <text:p>-4.35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6404" calcext:value-type="float">
            <text:p>-8.6404</text:p>
          </table:table-cell>
          <table:table-cell office:value-type="float" office:value="-3.85833" calcext:value-type="float">
            <text:p>-3.858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5666" calcext:value-type="float">
            <text:p>-6.65666</text:p>
          </table:table-cell>
          <table:table-cell office:value-type="float" office:value="-7.71766" calcext:value-type="float">
            <text:p>-7.717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12334" calcext:value-type="float">
            <text:p>6.12334</text:p>
          </table:table-cell>
          <table:table-cell office:value-type="float" office:value="-3.2891" calcext:value-type="float">
            <text:p>-3.28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40139" calcext:value-type="float">
            <text:p>9.40139</text:p>
          </table:table-cell>
          <table:table-cell office:value-type="float" office:value="3.9032" calcext:value-type="float">
            <text:p>3.90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78932" calcext:value-type="float">
            <text:p>-7.78932</text:p>
          </table:table-cell>
          <table:table-cell office:value-type="float" office:value="2.45949" calcext:value-type="float">
            <text:p>2.459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.32285" calcext:value-type="float">
            <text:p>-2.32285</text:p>
          </table:table-cell>
          <table:table-cell office:value-type="float" office:value="-0.7853" calcext:value-type="float">
            <text:p>-0.78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79857" calcext:value-type="float">
            <text:p>-1.79857</text:p>
          </table:table-cell>
          <table:table-cell office:value-type="float" office:value="-9.23659" calcext:value-type="float">
            <text:p>-9.236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43681" calcext:value-type="float">
            <text:p>6.43681</text:p>
          </table:table-cell>
          <table:table-cell office:value-type="float" office:value="-0.239774" calcext:value-type="float">
            <text:p>-0.23977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85672" calcext:value-type="float">
            <text:p>-2.85672</text:p>
          </table:table-cell>
          <table:table-cell office:value-type="float" office:value="9.08419" calcext:value-type="float">
            <text:p>9.084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78196" calcext:value-type="float">
            <text:p>-8.78196</text:p>
          </table:table-cell>
          <table:table-cell office:value-type="float" office:value="-11.4846" calcext:value-type="float">
            <text:p>-11.48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9124" calcext:value-type="float">
            <text:p>-4.9124</text:p>
          </table:table-cell>
          <table:table-cell office:value-type="float" office:value="-3.68154" calcext:value-type="float">
            <text:p>-3.681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65691" calcext:value-type="float">
            <text:p>7.65691</text:p>
          </table:table-cell>
          <table:table-cell office:value-type="float" office:value="7.33013" calcext:value-type="float">
            <text:p>7.330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0.650439" calcext:value-type="float">
            <text:p>-0.650439</text:p>
          </table:table-cell>
          <table:table-cell office:value-type="float" office:value="2.61401" calcext:value-type="float">
            <text:p>2.614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10.0065" calcext:value-type="float">
            <text:p>-10.0065</text:p>
          </table:table-cell>
          <table:table-cell office:value-type="float" office:value="10.1951" calcext:value-type="float">
            <text:p>10.195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53923" calcext:value-type="float">
            <text:p>0.653923</text:p>
          </table:table-cell>
          <table:table-cell office:value-type="float" office:value="9.14234" calcext:value-type="float">
            <text:p>9.142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937" calcext:value-type="float">
            <text:p>5.0937</text:p>
          </table:table-cell>
          <table:table-cell office:value-type="float" office:value="3.96759" calcext:value-type="float">
            <text:p>3.967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89148" calcext:value-type="float">
            <text:p>-1.89148</text:p>
          </table:table-cell>
          <table:table-cell office:value-type="float" office:value="-6.50491" calcext:value-type="float">
            <text:p>-6.5049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55927" calcext:value-type="float">
            <text:p>6.55927</text:p>
          </table:table-cell>
          <table:table-cell office:value-type="float" office:value="-7.63298" calcext:value-type="float">
            <text:p>-7.6329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05073" calcext:value-type="float">
            <text:p>1.05073</text:p>
          </table:table-cell>
          <table:table-cell office:value-type="float" office:value="5.87225" calcext:value-type="float">
            <text:p>5.872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09138" calcext:value-type="float">
            <text:p>4.09138</text:p>
          </table:table-cell>
          <table:table-cell office:value-type="float" office:value="-5.11027" calcext:value-type="float">
            <text:p>-5.11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70667" calcext:value-type="float">
            <text:p>-7.70667</text:p>
          </table:table-cell>
          <table:table-cell office:value-type="float" office:value="-1.4747" calcext:value-type="float">
            <text:p>-1.47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24954" calcext:value-type="float">
            <text:p>-7.24954</text:p>
          </table:table-cell>
          <table:table-cell office:value-type="float" office:value="-9.64904" calcext:value-type="float">
            <text:p>-9.649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08465" calcext:value-type="float">
            <text:p>7.08465</text:p>
          </table:table-cell>
          <table:table-cell office:value-type="float" office:value="-2.53925" calcext:value-type="float">
            <text:p>-2.539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81675" calcext:value-type="float">
            <text:p>8.81675</text:p>
          </table:table-cell>
          <table:table-cell office:value-type="float" office:value="3.10493" calcext:value-type="float">
            <text:p>3.104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26335" calcext:value-type="float">
            <text:p>-9.26335</text:p>
          </table:table-cell>
          <table:table-cell office:value-type="float" office:value="6.63155" calcext:value-type="float">
            <text:p>6.631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.07925" calcext:value-type="float">
            <text:p>-2.07925</text:p>
          </table:table-cell>
          <table:table-cell office:value-type="float" office:value="-2.21561" calcext:value-type="float">
            <text:p>-2.2156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.6192" calcext:value-type="float">
            <text:p>-2.6192</text:p>
          </table:table-cell>
          <table:table-cell office:value-type="float" office:value="-8.78957" calcext:value-type="float">
            <text:p>-8.789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05796" calcext:value-type="float">
            <text:p>9.05796</text:p>
          </table:table-cell>
          <table:table-cell office:value-type="float" office:value="-0.149758" calcext:value-type="float">
            <text:p>-0.1497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61566" calcext:value-type="float">
            <text:p>-3.61566</text:p>
          </table:table-cell>
          <table:table-cell office:value-type="float" office:value="10.1832" calcext:value-type="float">
            <text:p>10.18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8152" calcext:value-type="float">
            <text:p>-10.8152</text:p>
          </table:table-cell>
          <table:table-cell office:value-type="float" office:value="-8.50132" calcext:value-type="float">
            <text:p>-8.501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65082" calcext:value-type="float">
            <text:p>-4.65082</text:p>
          </table:table-cell>
          <table:table-cell office:value-type="float" office:value="-3.86422" calcext:value-type="float">
            <text:p>-3.864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09009" calcext:value-type="float">
            <text:p>8.09009</text:p>
          </table:table-cell>
          <table:table-cell office:value-type="float" office:value="7.3695" calcext:value-type="float">
            <text:p>7.369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.82776" calcext:value-type="float">
            <text:p>-1.82776</text:p>
          </table:table-cell>
          <table:table-cell office:value-type="float" office:value="3.82015" calcext:value-type="float">
            <text:p>3.820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6266" calcext:value-type="float">
            <text:p>-9.96266</text:p>
          </table:table-cell>
          <table:table-cell office:value-type="float" office:value="10.1299" calcext:value-type="float">
            <text:p>10.12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750146" calcext:value-type="float">
            <text:p>0.750146</text:p>
          </table:table-cell>
          <table:table-cell office:value-type="float" office:value="9.46265" calcext:value-type="float">
            <text:p>9.4626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13813" calcext:value-type="float">
            <text:p>5.13813</text:p>
          </table:table-cell>
          <table:table-cell office:value-type="float" office:value="4.06497" calcext:value-type="float">
            <text:p>4.0649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04854" calcext:value-type="float">
            <text:p>-1.04854</text:p>
          </table:table-cell>
          <table:table-cell office:value-type="float" office:value="-5.84359" calcext:value-type="float">
            <text:p>-5.843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91943" calcext:value-type="float">
            <text:p>6.91943</text:p>
          </table:table-cell>
          <table:table-cell office:value-type="float" office:value="-7.4021" calcext:value-type="float">
            <text:p>-7.40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13826" calcext:value-type="float">
            <text:p>2.13826</text:p>
          </table:table-cell>
          <table:table-cell office:value-type="float" office:value="5.56938" calcext:value-type="float">
            <text:p>5.5693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82788" calcext:value-type="float">
            <text:p>3.82788</text:p>
          </table:table-cell>
          <table:table-cell office:value-type="float" office:value="-4.62158" calcext:value-type="float">
            <text:p>-4.62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81293" calcext:value-type="float">
            <text:p>-8.81293</text:p>
          </table:table-cell>
          <table:table-cell office:value-type="float" office:value="-3.27131" calcext:value-type="float">
            <text:p>-3.271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8133" calcext:value-type="float">
            <text:p>-6.8133</text:p>
          </table:table-cell>
          <table:table-cell office:value-type="float" office:value="-9.8009" calcext:value-type="float">
            <text:p>-9.80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68299" calcext:value-type="float">
            <text:p>5.68299</text:p>
          </table:table-cell>
          <table:table-cell office:value-type="float" office:value="-1.76215" calcext:value-type="float">
            <text:p>-1.762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72989" calcext:value-type="float">
            <text:p>7.72989</text:p>
          </table:table-cell>
          <table:table-cell office:value-type="float" office:value="4.3444" calcext:value-type="float">
            <text:p>4.34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18997" calcext:value-type="float">
            <text:p>-7.18997</text:p>
          </table:table-cell>
          <table:table-cell office:value-type="float" office:value="3.74799" calcext:value-type="float">
            <text:p>3.747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34499" calcext:value-type="float">
            <text:p>-1.34499</text:p>
          </table:table-cell>
          <table:table-cell office:value-type="float" office:value="-1.64176" calcext:value-type="float">
            <text:p>-1.641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09799" calcext:value-type="float">
            <text:p>-1.09799</text:p>
          </table:table-cell>
          <table:table-cell office:value-type="float" office:value="-8.35806" calcext:value-type="float">
            <text:p>-8.358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06518" calcext:value-type="float">
            <text:p>9.06518</text:p>
          </table:table-cell>
          <table:table-cell office:value-type="float" office:value="1.3624" calcext:value-type="float">
            <text:p>1.362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9252" calcext:value-type="float">
            <text:p>-3.9252</text:p>
          </table:table-cell>
          <table:table-cell office:value-type="float" office:value="10.5261" calcext:value-type="float">
            <text:p>10.52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71314" calcext:value-type="float">
            <text:p>-9.71314</text:p>
          </table:table-cell>
          <table:table-cell office:value-type="float" office:value="-9.34461" calcext:value-type="float">
            <text:p>-9.344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37284" calcext:value-type="float">
            <text:p>-4.37284</text:p>
          </table:table-cell>
          <table:table-cell office:value-type="float" office:value="-4.38985" calcext:value-type="float">
            <text:p>-4.389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20757" calcext:value-type="float">
            <text:p>7.20757</text:p>
          </table:table-cell>
          <table:table-cell office:value-type="float" office:value="7.50329" calcext:value-type="float">
            <text:p>7.5032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2.73807" calcext:value-type="float">
            <text:p>-2.73807</text:p>
          </table:table-cell>
          <table:table-cell office:value-type="float" office:value="3.01392" calcext:value-type="float">
            <text:p>3.013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89284" calcext:value-type="float">
            <text:p>-9.89284</text:p>
          </table:table-cell>
          <table:table-cell office:value-type="float" office:value="12.0637" calcext:value-type="float">
            <text:p>12.063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74409" calcext:value-type="float">
            <text:p>2.74409</text:p>
          </table:table-cell>
          <table:table-cell office:value-type="float" office:value="9.8398" calcext:value-type="float">
            <text:p>9.83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2774" calcext:value-type="float">
            <text:p>4.72774</text:p>
          </table:table-cell>
          <table:table-cell office:value-type="float" office:value="4.39336" calcext:value-type="float">
            <text:p>4.393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914825" calcext:value-type="float">
            <text:p>-0.914825</text:p>
          </table:table-cell>
          <table:table-cell office:value-type="float" office:value="-5.49174" calcext:value-type="float">
            <text:p>-5.491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6854" calcext:value-type="float">
            <text:p>6.6854</text:p>
          </table:table-cell>
          <table:table-cell office:value-type="float" office:value="-7.88966" calcext:value-type="float">
            <text:p>-7.889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7094" calcext:value-type="float">
            <text:p>1.7094</text:p>
          </table:table-cell>
          <table:table-cell office:value-type="float" office:value="6.50682" calcext:value-type="float">
            <text:p>6.506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45241" calcext:value-type="float">
            <text:p>4.45241</text:p>
          </table:table-cell>
          <table:table-cell office:value-type="float" office:value="-4.58825" calcext:value-type="float">
            <text:p>-4.58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05403" calcext:value-type="float">
            <text:p>-8.05403</text:p>
          </table:table-cell>
          <table:table-cell office:value-type="float" office:value="-3.51724" calcext:value-type="float">
            <text:p>-3.517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92223" calcext:value-type="float">
            <text:p>-6.92223</text:p>
          </table:table-cell>
          <table:table-cell office:value-type="float" office:value="-8.65929" calcext:value-type="float">
            <text:p>-8.659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03568" calcext:value-type="float">
            <text:p>6.03568</text:p>
          </table:table-cell>
          <table:table-cell office:value-type="float" office:value="-2.27445" calcext:value-type="float">
            <text:p>-2.274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08965" calcext:value-type="float">
            <text:p>8.08965</text:p>
          </table:table-cell>
          <table:table-cell office:value-type="float" office:value="4.17229" calcext:value-type="float">
            <text:p>4.172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15731" calcext:value-type="float">
            <text:p>-7.15731</text:p>
          </table:table-cell>
          <table:table-cell office:value-type="float" office:value="5.23432" calcext:value-type="float">
            <text:p>5.234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05048" calcext:value-type="float">
            <text:p>-1.05048</text:p>
          </table:table-cell>
          <table:table-cell office:value-type="float" office:value="-1.57238" calcext:value-type="float">
            <text:p>-1.572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09696" calcext:value-type="float">
            <text:p>-1.09696</text:p>
          </table:table-cell>
          <table:table-cell office:value-type="float" office:value="-8.927" calcext:value-type="float">
            <text:p>-8.9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93664" calcext:value-type="float">
            <text:p>9.93664</text:p>
          </table:table-cell>
          <table:table-cell office:value-type="float" office:value="0.913611" calcext:value-type="float">
            <text:p>0.9136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48418" calcext:value-type="float">
            <text:p>-2.48418</text:p>
          </table:table-cell>
          <table:table-cell office:value-type="float" office:value="8.64065" calcext:value-type="float">
            <text:p>8.640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62158" calcext:value-type="float">
            <text:p>-9.62158</text:p>
          </table:table-cell>
          <table:table-cell office:value-type="float" office:value="-9.33604" calcext:value-type="float">
            <text:p>-9.336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46795" calcext:value-type="float">
            <text:p>-4.46795</text:p>
          </table:table-cell>
          <table:table-cell office:value-type="float" office:value="-3.56872" calcext:value-type="float">
            <text:p>-3.5687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75217" calcext:value-type="float">
            <text:p>7.75217</text:p>
          </table:table-cell>
          <table:table-cell office:value-type="float" office:value="7.49502" calcext:value-type="float">
            <text:p>7.495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.08216" calcext:value-type="float">
            <text:p>-1.08216</text:p>
          </table:table-cell>
          <table:table-cell office:value-type="float" office:value="2.6592" calcext:value-type="float">
            <text:p>2.65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77999" calcext:value-type="float">
            <text:p>-9.77999</text:p>
          </table:table-cell>
          <table:table-cell office:value-type="float" office:value="11.4148" calcext:value-type="float">
            <text:p>11.41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18152" calcext:value-type="float">
            <text:p>3.18152</text:p>
          </table:table-cell>
          <table:table-cell office:value-type="float" office:value="8.32119" calcext:value-type="float">
            <text:p>8.321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19003" calcext:value-type="float">
            <text:p>5.19003</text:p>
          </table:table-cell>
          <table:table-cell office:value-type="float" office:value="4.1749" calcext:value-type="float">
            <text:p>4.17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7081" calcext:value-type="float">
            <text:p>-2.7081</text:p>
          </table:table-cell>
          <table:table-cell office:value-type="float" office:value="-5.22236" calcext:value-type="float">
            <text:p>-5.2223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7292" calcext:value-type="float">
            <text:p>6.7292</text:p>
          </table:table-cell>
          <table:table-cell office:value-type="float" office:value="-7.50033" calcext:value-type="float">
            <text:p>-7.500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5409" calcext:value-type="float">
            <text:p>1.25409</text:p>
          </table:table-cell>
          <table:table-cell office:value-type="float" office:value="6.56113" calcext:value-type="float">
            <text:p>6.5611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7117" calcext:value-type="float">
            <text:p>3.7117</text:p>
          </table:table-cell>
          <table:table-cell office:value-type="float" office:value="-5.1155" calcext:value-type="float">
            <text:p>-5.1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29488" calcext:value-type="float">
            <text:p>-8.29488</text:p>
          </table:table-cell>
          <table:table-cell office:value-type="float" office:value="-3.51365" calcext:value-type="float">
            <text:p>-3.513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7036" calcext:value-type="float">
            <text:p>-6.27036</text:p>
          </table:table-cell>
          <table:table-cell office:value-type="float" office:value="-7.74961" calcext:value-type="float">
            <text:p>-7.749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10502" calcext:value-type="float">
            <text:p>7.10502</text:p>
          </table:table-cell>
          <table:table-cell office:value-type="float" office:value="-3.06911" calcext:value-type="float">
            <text:p>-3.069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99851" calcext:value-type="float">
            <text:p>7.99851</text:p>
          </table:table-cell>
          <table:table-cell office:value-type="float" office:value="3.73863" calcext:value-type="float">
            <text:p>3.738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61854" calcext:value-type="float">
            <text:p>-7.61854</text:p>
          </table:table-cell>
          <table:table-cell office:value-type="float" office:value="4.58268" calcext:value-type="float">
            <text:p>4.582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857177" calcext:value-type="float">
            <text:p>-0.857177</text:p>
          </table:table-cell>
          <table:table-cell office:value-type="float" office:value="-2.45152" calcext:value-type="float">
            <text:p>-2.451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14972" calcext:value-type="float">
            <text:p>-1.14972</text:p>
          </table:table-cell>
          <table:table-cell office:value-type="float" office:value="-8.32956" calcext:value-type="float">
            <text:p>-8.329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01971" calcext:value-type="float">
            <text:p>8.01971</text:p>
          </table:table-cell>
          <table:table-cell office:value-type="float" office:value="0.549353" calcext:value-type="float">
            <text:p>0.5493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63161" calcext:value-type="float">
            <text:p>-2.63161</text:p>
          </table:table-cell>
          <table:table-cell office:value-type="float" office:value="8.48704" calcext:value-type="float">
            <text:p>8.487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1.3691" calcext:value-type="float">
            <text:p>-11.3691</text:p>
          </table:table-cell>
          <table:table-cell office:value-type="float" office:value="-7.17657" calcext:value-type="float">
            <text:p>-7.176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41787" calcext:value-type="float">
            <text:p>-4.41787</text:p>
          </table:table-cell>
          <table:table-cell office:value-type="float" office:value="-3.77756" calcext:value-type="float">
            <text:p>-3.777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7361" calcext:value-type="float">
            <text:p>7.7361</text:p>
          </table:table-cell>
          <table:table-cell office:value-type="float" office:value="7.49369" calcext:value-type="float">
            <text:p>7.493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0.575898" calcext:value-type="float">
            <text:p>-0.575898</text:p>
          </table:table-cell>
          <table:table-cell office:value-type="float" office:value="1.36614" calcext:value-type="float">
            <text:p>1.366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4369" calcext:value-type="float">
            <text:p>-9.94369</text:p>
          </table:table-cell>
          <table:table-cell office:value-type="float" office:value="10.406" calcext:value-type="float">
            <text:p>10.4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86481" calcext:value-type="float">
            <text:p>2.86481</text:p>
          </table:table-cell>
          <table:table-cell office:value-type="float" office:value="9.11201" calcext:value-type="float">
            <text:p>9.112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4428" calcext:value-type="float">
            <text:p>5.04428</text:p>
          </table:table-cell>
          <table:table-cell office:value-type="float" office:value="3.46798" calcext:value-type="float">
            <text:p>3.4679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92766" calcext:value-type="float">
            <text:p>-1.92766</text:p>
          </table:table-cell>
          <table:table-cell office:value-type="float" office:value="-3.88558" calcext:value-type="float">
            <text:p>-3.8855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45213" calcext:value-type="float">
            <text:p>7.45213</text:p>
          </table:table-cell>
          <table:table-cell office:value-type="float" office:value="-7.41287" calcext:value-type="float">
            <text:p>-7.4128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35146" calcext:value-type="float">
            <text:p>1.35146</text:p>
          </table:table-cell>
          <table:table-cell office:value-type="float" office:value="6.28306" calcext:value-type="float">
            <text:p>6.2830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23531" calcext:value-type="float">
            <text:p>3.23531</text:p>
          </table:table-cell>
          <table:table-cell office:value-type="float" office:value="-5.45599" calcext:value-type="float">
            <text:p>-5.45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1359" calcext:value-type="float">
            <text:p>-10.1359</text:p>
          </table:table-cell>
          <table:table-cell office:value-type="float" office:value="-4.39111" calcext:value-type="float">
            <text:p>-4.391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96635" calcext:value-type="float">
            <text:p>-5.96635</text:p>
          </table:table-cell>
          <table:table-cell office:value-type="float" office:value="-8.97047" calcext:value-type="float">
            <text:p>-8.970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00164" calcext:value-type="float">
            <text:p>7.00164</text:p>
          </table:table-cell>
          <table:table-cell office:value-type="float" office:value="-3.57153" calcext:value-type="float">
            <text:p>-3.571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5024" calcext:value-type="float">
            <text:p>8.5024</text:p>
          </table:table-cell>
          <table:table-cell office:value-type="float" office:value="3.91839" calcext:value-type="float">
            <text:p>3.918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17922" calcext:value-type="float">
            <text:p>-8.17922</text:p>
          </table:table-cell>
          <table:table-cell office:value-type="float" office:value="7.29388" calcext:value-type="float">
            <text:p>7.293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24202" calcext:value-type="float">
            <text:p>-1.24202</text:p>
          </table:table-cell>
          <table:table-cell office:value-type="float" office:value="-0.334144" calcext:value-type="float">
            <text:p>-0.3341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00513" calcext:value-type="float">
            <text:p>-1.00513</text:p>
          </table:table-cell>
          <table:table-cell office:value-type="float" office:value="-8.27255" calcext:value-type="float">
            <text:p>-8.272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82549" calcext:value-type="float">
            <text:p>7.82549</text:p>
          </table:table-cell>
          <table:table-cell office:value-type="float" office:value="-0.47527" calcext:value-type="float">
            <text:p>-0.4752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17636" calcext:value-type="float">
            <text:p>-3.17636</text:p>
          </table:table-cell>
          <table:table-cell office:value-type="float" office:value="8.97015" calcext:value-type="float">
            <text:p>8.970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5518" calcext:value-type="float">
            <text:p>-10.5518</text:p>
          </table:table-cell>
          <table:table-cell office:value-type="float" office:value="-7.84348" calcext:value-type="float">
            <text:p>-7.843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38367" calcext:value-type="float">
            <text:p>-4.38367</text:p>
          </table:table-cell>
          <table:table-cell office:value-type="float" office:value="-4.0424" calcext:value-type="float">
            <text:p>-4.04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.98133" calcext:value-type="float">
            <text:p>9.98133</text:p>
          </table:table-cell>
          <table:table-cell office:value-type="float" office:value="7.57582" calcext:value-type="float">
            <text:p>7.5758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0.466953" calcext:value-type="float">
            <text:p>-0.466953</text:p>
          </table:table-cell>
          <table:table-cell office:value-type="float" office:value="2.79553" calcext:value-type="float">
            <text:p>2.7955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3452" calcext:value-type="float">
            <text:p>-9.93452</text:p>
          </table:table-cell>
          <table:table-cell office:value-type="float" office:value="10.8831" calcext:value-type="float">
            <text:p>10.883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55006" calcext:value-type="float">
            <text:p>0.655006</text:p>
          </table:table-cell>
          <table:table-cell office:value-type="float" office:value="9.79702" calcext:value-type="float">
            <text:p>9.7970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87097" calcext:value-type="float">
            <text:p>4.87097</text:p>
          </table:table-cell>
          <table:table-cell office:value-type="float" office:value="4.30402" calcext:value-type="float">
            <text:p>4.304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78687" calcext:value-type="float">
            <text:p>-0.78687</text:p>
          </table:table-cell>
          <table:table-cell office:value-type="float" office:value="-3.96315" calcext:value-type="float">
            <text:p>-3.963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31103" calcext:value-type="float">
            <text:p>7.31103</text:p>
          </table:table-cell>
          <table:table-cell office:value-type="float" office:value="-8.06224" calcext:value-type="float">
            <text:p>-8.062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78689" calcext:value-type="float">
            <text:p>2.78689</text:p>
          </table:table-cell>
          <table:table-cell office:value-type="float" office:value="5.79939" calcext:value-type="float">
            <text:p>5.7993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.22385" calcext:value-type="float">
            <text:p>5.22385</text:p>
          </table:table-cell>
          <table:table-cell office:value-type="float" office:value="-4.39211" calcext:value-type="float">
            <text:p>-4.39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04381" calcext:value-type="float">
            <text:p>-8.04381</text:p>
          </table:table-cell>
          <table:table-cell office:value-type="float" office:value="-2.79032" calcext:value-type="float">
            <text:p>-2.790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8861" calcext:value-type="float">
            <text:p>-6.38861</text:p>
          </table:table-cell>
          <table:table-cell office:value-type="float" office:value="-8.05087" calcext:value-type="float">
            <text:p>-8.050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43735" calcext:value-type="float">
            <text:p>4.43735</text:p>
          </table:table-cell>
          <table:table-cell office:value-type="float" office:value="-1.71246" calcext:value-type="float">
            <text:p>-1.712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78834" calcext:value-type="float">
            <text:p>8.78834</text:p>
          </table:table-cell>
          <table:table-cell office:value-type="float" office:value="4.14733" calcext:value-type="float">
            <text:p>4.147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34655" calcext:value-type="float">
            <text:p>-9.34655</text:p>
          </table:table-cell>
          <table:table-cell office:value-type="float" office:value="5.60711" calcext:value-type="float">
            <text:p>5.607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83966" calcext:value-type="float">
            <text:p>-1.83966</text:p>
          </table:table-cell>
          <table:table-cell office:value-type="float" office:value="-2.10326" calcext:value-type="float">
            <text:p>-2.103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411204" calcext:value-type="float">
            <text:p>-0.411204</text:p>
          </table:table-cell>
          <table:table-cell office:value-type="float" office:value="-8.35374" calcext:value-type="float">
            <text:p>-8.353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03081" calcext:value-type="float">
            <text:p>9.03081</text:p>
          </table:table-cell>
          <table:table-cell office:value-type="float" office:value="-0.251947" calcext:value-type="float">
            <text:p>-0.2519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.83479" calcext:value-type="float">
            <text:p>-1.83479</text:p>
          </table:table-cell>
          <table:table-cell office:value-type="float" office:value="8.27294" calcext:value-type="float">
            <text:p>8.272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80826" calcext:value-type="float">
            <text:p>-9.80826</text:p>
          </table:table-cell>
          <table:table-cell office:value-type="float" office:value="-9.03972" calcext:value-type="float">
            <text:p>-9.039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25382" calcext:value-type="float">
            <text:p>-4.25382</text:p>
          </table:table-cell>
          <table:table-cell office:value-type="float" office:value="-4.69538" calcext:value-type="float">
            <text:p>-4.695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94138" calcext:value-type="float">
            <text:p>8.94138</text:p>
          </table:table-cell>
          <table:table-cell office:value-type="float" office:value="7.39521" calcext:value-type="float">
            <text:p>7.395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0.694488" calcext:value-type="float">
            <text:p>-0.694488</text:p>
          </table:table-cell>
          <table:table-cell office:value-type="float" office:value="3.88319" calcext:value-type="float">
            <text:p>3.8831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10.1464" calcext:value-type="float">
            <text:p>-10.1464</text:p>
          </table:table-cell>
          <table:table-cell office:value-type="float" office:value="10.7205" calcext:value-type="float">
            <text:p>10.72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12363" calcext:value-type="float">
            <text:p>1.12363</text:p>
          </table:table-cell>
          <table:table-cell office:value-type="float" office:value="8.92369" calcext:value-type="float">
            <text:p>8.923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9035" calcext:value-type="float">
            <text:p>4.79035</text:p>
          </table:table-cell>
          <table:table-cell office:value-type="float" office:value="3.67755" calcext:value-type="float">
            <text:p>3.677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26766" calcext:value-type="float">
            <text:p>-1.26766</text:p>
          </table:table-cell>
          <table:table-cell office:value-type="float" office:value="-5.64225" calcext:value-type="float">
            <text:p>-5.6422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95836" calcext:value-type="float">
            <text:p>6.95836</text:p>
          </table:table-cell>
          <table:table-cell office:value-type="float" office:value="-7.18636" calcext:value-type="float">
            <text:p>-7.1863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76892" calcext:value-type="float">
            <text:p>1.76892</text:p>
          </table:table-cell>
          <table:table-cell office:value-type="float" office:value="5.86475" calcext:value-type="float">
            <text:p>5.8647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95492" calcext:value-type="float">
            <text:p>3.95492</text:p>
          </table:table-cell>
          <table:table-cell office:value-type="float" office:value="-5.0687" calcext:value-type="float">
            <text:p>-5.0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82957" calcext:value-type="float">
            <text:p>-9.82957</text:p>
          </table:table-cell>
          <table:table-cell office:value-type="float" office:value="-4.44724" calcext:value-type="float">
            <text:p>-4.447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635" calcext:value-type="float">
            <text:p>-5.635</text:p>
          </table:table-cell>
          <table:table-cell office:value-type="float" office:value="-7.94351" calcext:value-type="float">
            <text:p>-7.943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55942" calcext:value-type="float">
            <text:p>6.55942</text:p>
          </table:table-cell>
          <table:table-cell office:value-type="float" office:value="-2.22788" calcext:value-type="float">
            <text:p>-2.227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52802" calcext:value-type="float">
            <text:p>8.52802</text:p>
          </table:table-cell>
          <table:table-cell office:value-type="float" office:value="3.96262" calcext:value-type="float">
            <text:p>3.962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6414" calcext:value-type="float">
            <text:p>-8.6414</text:p>
          </table:table-cell>
          <table:table-cell office:value-type="float" office:value="5.10618" calcext:value-type="float">
            <text:p>5.106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3.51927" calcext:value-type="float">
            <text:p>-3.51927</text:p>
          </table:table-cell>
          <table:table-cell office:value-type="float" office:value="-1.13436" calcext:value-type="float">
            <text:p>-1.134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50834" calcext:value-type="float">
            <text:p>-1.50834</text:p>
          </table:table-cell>
          <table:table-cell office:value-type="float" office:value="-9.14068" calcext:value-type="float">
            <text:p>-9.140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74874" calcext:value-type="float">
            <text:p>8.74874</text:p>
          </table:table-cell>
          <table:table-cell office:value-type="float" office:value="-0.300021" calcext:value-type="float">
            <text:p>-0.3000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64706" calcext:value-type="float">
            <text:p>-3.64706</text:p>
          </table:table-cell>
          <table:table-cell office:value-type="float" office:value="9.84374" calcext:value-type="float">
            <text:p>9.8437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90821" calcext:value-type="float">
            <text:p>-8.90821</text:p>
          </table:table-cell>
          <table:table-cell office:value-type="float" office:value="-10.5689" calcext:value-type="float">
            <text:p>-10.56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45154" calcext:value-type="float">
            <text:p>-4.45154</text:p>
          </table:table-cell>
          <table:table-cell office:value-type="float" office:value="-3.98351" calcext:value-type="float">
            <text:p>-3.983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94466" calcext:value-type="float">
            <text:p>6.94466</text:p>
          </table:table-cell>
          <table:table-cell office:value-type="float" office:value="7.45858" calcext:value-type="float">
            <text:p>7.458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2.08365" calcext:value-type="float">
            <text:p>-2.08365</text:p>
          </table:table-cell>
          <table:table-cell office:value-type="float" office:value="4.23199" calcext:value-type="float">
            <text:p>4.231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5013" calcext:value-type="float">
            <text:p>-9.95013</text:p>
          </table:table-cell>
          <table:table-cell office:value-type="float" office:value="8.89598" calcext:value-type="float">
            <text:p>8.8959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14939" calcext:value-type="float">
            <text:p>2.14939</text:p>
          </table:table-cell>
          <table:table-cell office:value-type="float" office:value="8.52645" calcext:value-type="float">
            <text:p>8.526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69502" calcext:value-type="float">
            <text:p>4.69502</text:p>
          </table:table-cell>
          <table:table-cell office:value-type="float" office:value="3.77086" calcext:value-type="float">
            <text:p>3.7708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35622" calcext:value-type="float">
            <text:p>-2.35622</text:p>
          </table:table-cell>
          <table:table-cell office:value-type="float" office:value="-6.53895" calcext:value-type="float">
            <text:p>-6.538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10002" calcext:value-type="float">
            <text:p>7.10002</text:p>
          </table:table-cell>
          <table:table-cell office:value-type="float" office:value="-7.98219" calcext:value-type="float">
            <text:p>-7.982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81548" calcext:value-type="float">
            <text:p>1.81548</text:p>
          </table:table-cell>
          <table:table-cell office:value-type="float" office:value="6.15429" calcext:value-type="float">
            <text:p>6.1542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67247" calcext:value-type="float">
            <text:p>4.67247</text:p>
          </table:table-cell>
          <table:table-cell office:value-type="float" office:value="-4.34137" calcext:value-type="float">
            <text:p>-4.34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09786" calcext:value-type="float">
            <text:p>-9.09786</text:p>
          </table:table-cell>
          <table:table-cell office:value-type="float" office:value="-4.46506" calcext:value-type="float">
            <text:p>-4.465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2443" calcext:value-type="float">
            <text:p>-6.22443</text:p>
          </table:table-cell>
          <table:table-cell office:value-type="float" office:value="-6.9764" calcext:value-type="float">
            <text:p>-6.97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08672" calcext:value-type="float">
            <text:p>5.08672</text:p>
          </table:table-cell>
          <table:table-cell office:value-type="float" office:value="-1.35971" calcext:value-type="float">
            <text:p>-1.359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83943" calcext:value-type="float">
            <text:p>8.83943</text:p>
          </table:table-cell>
          <table:table-cell office:value-type="float" office:value="3.58555" calcext:value-type="float">
            <text:p>3.585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72667" calcext:value-type="float">
            <text:p>-9.72667</text:p>
          </table:table-cell>
          <table:table-cell office:value-type="float" office:value="4.97492" calcext:value-type="float">
            <text:p>4.974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.76484" calcext:value-type="float">
            <text:p>-2.76484</text:p>
          </table:table-cell>
          <table:table-cell office:value-type="float" office:value="-0.18325" calcext:value-type="float">
            <text:p>-0.183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7541" calcext:value-type="float">
            <text:p>-1.7541</text:p>
          </table:table-cell>
          <table:table-cell office:value-type="float" office:value="-9.39696" calcext:value-type="float">
            <text:p>-9.396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86273" calcext:value-type="float">
            <text:p>8.86273</text:p>
          </table:table-cell>
          <table:table-cell office:value-type="float" office:value="1.53389" calcext:value-type="float">
            <text:p>1.533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56257" calcext:value-type="float">
            <text:p>-2.56257</text:p>
          </table:table-cell>
          <table:table-cell office:value-type="float" office:value="9.48637" calcext:value-type="float">
            <text:p>9.4863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39798" calcext:value-type="float">
            <text:p>-9.39798</text:p>
          </table:table-cell>
          <table:table-cell office:value-type="float" office:value="-9.38349" calcext:value-type="float">
            <text:p>-9.383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6926" calcext:value-type="float">
            <text:p>-4.6926</text:p>
          </table:table-cell>
          <table:table-cell office:value-type="float" office:value="-4.19178" calcext:value-type="float">
            <text:p>-4.1917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52976" calcext:value-type="float">
            <text:p>7.52976</text:p>
          </table:table-cell>
          <table:table-cell office:value-type="float" office:value="7.54431" calcext:value-type="float">
            <text:p>7.5443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2.66801" calcext:value-type="float">
            <text:p>-2.66801</text:p>
          </table:table-cell>
          <table:table-cell office:value-type="float" office:value="2.85816" calcext:value-type="float">
            <text:p>2.858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2001" calcext:value-type="float">
            <text:p>-9.92001</text:p>
          </table:table-cell>
          <table:table-cell office:value-type="float" office:value="9.04259" calcext:value-type="float">
            <text:p>9.0425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65788" calcext:value-type="float">
            <text:p>1.65788</text:p>
          </table:table-cell>
          <table:table-cell office:value-type="float" office:value="9.13621" calcext:value-type="float">
            <text:p>9.1362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9477" calcext:value-type="float">
            <text:p>4.79477</text:p>
          </table:table-cell>
          <table:table-cell office:value-type="float" office:value="4.74838" calcext:value-type="float">
            <text:p>4.748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67033" calcext:value-type="float">
            <text:p>-2.67033</text:p>
          </table:table-cell>
          <table:table-cell office:value-type="float" office:value="-6.80521" calcext:value-type="float">
            <text:p>-6.8052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96966" calcext:value-type="float">
            <text:p>6.96966</text:p>
          </table:table-cell>
          <table:table-cell office:value-type="float" office:value="-7.47273" calcext:value-type="float">
            <text:p>-7.4727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44238" calcext:value-type="float">
            <text:p>1.44238</text:p>
          </table:table-cell>
          <table:table-cell office:value-type="float" office:value="5.98131" calcext:value-type="float">
            <text:p>5.9813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38051" calcext:value-type="float">
            <text:p>4.38051</text:p>
          </table:table-cell>
          <table:table-cell office:value-type="float" office:value="-4.50657" calcext:value-type="float">
            <text:p>-4.506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0911" calcext:value-type="float">
            <text:p>-7.0911</text:p>
          </table:table-cell>
          <table:table-cell office:value-type="float" office:value="-3.26933" calcext:value-type="float">
            <text:p>-3.269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5428" calcext:value-type="float">
            <text:p>-6.25428</text:p>
          </table:table-cell>
          <table:table-cell office:value-type="float" office:value="-7.55632" calcext:value-type="float">
            <text:p>-7.556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71081" calcext:value-type="float">
            <text:p>6.71081</text:p>
          </table:table-cell>
          <table:table-cell office:value-type="float" office:value="-2.56134" calcext:value-type="float">
            <text:p>-2.561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67223" calcext:value-type="float">
            <text:p>8.67223</text:p>
          </table:table-cell>
          <table:table-cell office:value-type="float" office:value="3.72182" calcext:value-type="float">
            <text:p>3.721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00006" calcext:value-type="float">
            <text:p>-7.00006</text:p>
          </table:table-cell>
          <table:table-cell office:value-type="float" office:value="1.27185" calcext:value-type="float">
            <text:p>1.271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02373" calcext:value-type="float">
            <text:p>-1.02373</text:p>
          </table:table-cell>
          <table:table-cell office:value-type="float" office:value="-0.746412" calcext:value-type="float">
            <text:p>-0.7464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34902" calcext:value-type="float">
            <text:p>-1.34902</text:p>
          </table:table-cell>
          <table:table-cell office:value-type="float" office:value="-8.98684" calcext:value-type="float">
            <text:p>-8.986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24013" calcext:value-type="float">
            <text:p>8.24013</text:p>
          </table:table-cell>
          <table:table-cell office:value-type="float" office:value="0.919794" calcext:value-type="float">
            <text:p>0.9197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36953" calcext:value-type="float">
            <text:p>-2.36953</text:p>
          </table:table-cell>
          <table:table-cell office:value-type="float" office:value="9.18469" calcext:value-type="float">
            <text:p>9.1846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99272" calcext:value-type="float">
            <text:p>-9.99272</text:p>
          </table:table-cell>
          <table:table-cell office:value-type="float" office:value="-9.50401" calcext:value-type="float">
            <text:p>-9.504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53137" calcext:value-type="float">
            <text:p>-4.53137</text:p>
          </table:table-cell>
          <table:table-cell office:value-type="float" office:value="-4.27346" calcext:value-type="float">
            <text:p>-4.2734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15689" calcext:value-type="float">
            <text:p>7.15689</text:p>
          </table:table-cell>
          <table:table-cell office:value-type="float" office:value="7.46469" calcext:value-type="float">
            <text:p>7.464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70419" calcext:value-type="float">
            <text:p>0.270419</text:p>
          </table:table-cell>
          <table:table-cell office:value-type="float" office:value="2.51481" calcext:value-type="float">
            <text:p>2.514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86771" calcext:value-type="float">
            <text:p>-9.86771</text:p>
          </table:table-cell>
          <table:table-cell office:value-type="float" office:value="11.5827" calcext:value-type="float">
            <text:p>11.582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09187" calcext:value-type="float">
            <text:p>2.09187</text:p>
          </table:table-cell>
          <table:table-cell office:value-type="float" office:value="8.91169" calcext:value-type="float">
            <text:p>8.911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83948" calcext:value-type="float">
            <text:p>4.83948</text:p>
          </table:table-cell>
          <table:table-cell office:value-type="float" office:value="3.90336" calcext:value-type="float">
            <text:p>3.903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660505" calcext:value-type="float">
            <text:p>-0.660505</text:p>
          </table:table-cell>
          <table:table-cell office:value-type="float" office:value="-4.42141" calcext:value-type="float">
            <text:p>-4.4214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3857" calcext:value-type="float">
            <text:p>7.3857</text:p>
          </table:table-cell>
          <table:table-cell office:value-type="float" office:value="-7.08199" calcext:value-type="float">
            <text:p>-7.0819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98006" calcext:value-type="float">
            <text:p>1.98006</text:p>
          </table:table-cell>
          <table:table-cell office:value-type="float" office:value="5.94747" calcext:value-type="float">
            <text:p>5.9474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68817" calcext:value-type="float">
            <text:p>3.68817</text:p>
          </table:table-cell>
          <table:table-cell office:value-type="float" office:value="-4.85986" calcext:value-type="float">
            <text:p>-4.85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98238" calcext:value-type="float">
            <text:p>-7.98238</text:p>
          </table:table-cell>
          <table:table-cell office:value-type="float" office:value="-2.70144" calcext:value-type="float">
            <text:p>-2.701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77736" calcext:value-type="float">
            <text:p>-5.77736</text:p>
          </table:table-cell>
          <table:table-cell office:value-type="float" office:value="-7.75893" calcext:value-type="float">
            <text:p>-7.758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65578" calcext:value-type="float">
            <text:p>7.65578</text:p>
          </table:table-cell>
          <table:table-cell office:value-type="float" office:value="-2.43904" calcext:value-type="float">
            <text:p>-2.439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43726" calcext:value-type="float">
            <text:p>8.43726</text:p>
          </table:table-cell>
          <table:table-cell office:value-type="float" office:value="3.44143" calcext:value-type="float">
            <text:p>3.441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.51707" calcext:value-type="float">
            <text:p>-6.51707</text:p>
          </table:table-cell>
          <table:table-cell office:value-type="float" office:value="2.35709" calcext:value-type="float">
            <text:p>2.357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.82258" calcext:value-type="float">
            <text:p>-2.82258</text:p>
          </table:table-cell>
          <table:table-cell office:value-type="float" office:value="-0.880602" calcext:value-type="float">
            <text:p>-0.88060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.12067" calcext:value-type="float">
            <text:p>-2.12067</text:p>
          </table:table-cell>
          <table:table-cell office:value-type="float" office:value="-9.73863" calcext:value-type="float">
            <text:p>-9.7386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83561" calcext:value-type="float">
            <text:p>9.83561</text:p>
          </table:table-cell>
          <table:table-cell office:value-type="float" office:value="-0.551398" calcext:value-type="float">
            <text:p>-0.5513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.50807" calcext:value-type="float">
            <text:p>-4.50807</text:p>
          </table:table-cell>
          <table:table-cell office:value-type="float" office:value="10.7892" calcext:value-type="float">
            <text:p>10.789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65693" calcext:value-type="float">
            <text:p>-9.65693</text:p>
          </table:table-cell>
          <table:table-cell office:value-type="float" office:value="-8.58741" calcext:value-type="float">
            <text:p>-8.587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44669" calcext:value-type="float">
            <text:p>-4.44669</text:p>
          </table:table-cell>
          <table:table-cell office:value-type="float" office:value="-3.91551" calcext:value-type="float">
            <text:p>-3.915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04591" calcext:value-type="float">
            <text:p>7.04591</text:p>
          </table:table-cell>
          <table:table-cell office:value-type="float" office:value="7.55788" calcext:value-type="float">
            <text:p>7.5578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8051" calcext:value-type="float">
            <text:p>1.8051</text:p>
          </table:table-cell>
          <table:table-cell office:value-type="float" office:value="0.492724" calcext:value-type="float">
            <text:p>0.4927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7603" calcext:value-type="float">
            <text:p>-9.97603</text:p>
          </table:table-cell>
          <table:table-cell office:value-type="float" office:value="10.2154" calcext:value-type="float">
            <text:p>10.21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25391" calcext:value-type="float">
            <text:p>1.25391</text:p>
          </table:table-cell>
          <table:table-cell office:value-type="float" office:value="8.12568" calcext:value-type="float">
            <text:p>8.125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17888" calcext:value-type="float">
            <text:p>5.17888</text:p>
          </table:table-cell>
          <table:table-cell office:value-type="float" office:value="4.25941" calcext:value-type="float">
            <text:p>4.2594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27211" calcext:value-type="float">
            <text:p>-1.27211</text:p>
          </table:table-cell>
          <table:table-cell office:value-type="float" office:value="-6.73269" calcext:value-type="float">
            <text:p>-6.732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74709" calcext:value-type="float">
            <text:p>6.74709</text:p>
          </table:table-cell>
          <table:table-cell office:value-type="float" office:value="-7.4895" calcext:value-type="float">
            <text:p>-7.4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64578" calcext:value-type="float">
            <text:p>1.64578</text:p>
          </table:table-cell>
          <table:table-cell office:value-type="float" office:value="5.91086" calcext:value-type="float">
            <text:p>5.910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89544" calcext:value-type="float">
            <text:p>3.89544</text:p>
          </table:table-cell>
          <table:table-cell office:value-type="float" office:value="-4.61479" calcext:value-type="float">
            <text:p>-4.61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67598" calcext:value-type="float">
            <text:p>-9.67598</text:p>
          </table:table-cell>
          <table:table-cell office:value-type="float" office:value="-3.84127" calcext:value-type="float">
            <text:p>-3.84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73031" calcext:value-type="float">
            <text:p>-6.73031</text:p>
          </table:table-cell>
          <table:table-cell office:value-type="float" office:value="-7.15192" calcext:value-type="float">
            <text:p>-7.15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7964" calcext:value-type="float">
            <text:p>2.37964</text:p>
          </table:table-cell>
          <table:table-cell office:value-type="float" office:value="-0.43091" calcext:value-type="float">
            <text:p>-0.430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08161" calcext:value-type="float">
            <text:p>8.08161</text:p>
          </table:table-cell>
          <table:table-cell office:value-type="float" office:value="3.31935" calcext:value-type="float">
            <text:p>3.319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1065" calcext:value-type="float">
            <text:p>-8.1065</text:p>
          </table:table-cell>
          <table:table-cell office:value-type="float" office:value="5.16734" calcext:value-type="float">
            <text:p>5.167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.91087" calcext:value-type="float">
            <text:p>-2.91087</text:p>
          </table:table-cell>
          <table:table-cell office:value-type="float" office:value="-1.24914" calcext:value-type="float">
            <text:p>-1.249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790711" calcext:value-type="float">
            <text:p>-0.790711</text:p>
          </table:table-cell>
          <table:table-cell office:value-type="float" office:value="-8.88147" calcext:value-type="float">
            <text:p>-8.881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446" calcext:value-type="float">
            <text:p>10.446</text:p>
          </table:table-cell>
          <table:table-cell office:value-type="float" office:value="-0.820285" calcext:value-type="float">
            <text:p>-0.8202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6818" calcext:value-type="float">
            <text:p>-3.6818</text:p>
          </table:table-cell>
          <table:table-cell office:value-type="float" office:value="10.2309" calcext:value-type="float">
            <text:p>10.23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6708" calcext:value-type="float">
            <text:p>-10.6708</text:p>
          </table:table-cell>
          <table:table-cell office:value-type="float" office:value="-8.04782" calcext:value-type="float">
            <text:p>-8.0478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30568" calcext:value-type="float">
            <text:p>-4.30568</text:p>
          </table:table-cell>
          <table:table-cell office:value-type="float" office:value="-4.32298" calcext:value-type="float">
            <text:p>-4.3229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33357" calcext:value-type="float">
            <text:p>8.33357</text:p>
          </table:table-cell>
          <table:table-cell office:value-type="float" office:value="7.5186" calcext:value-type="float">
            <text:p>7.51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.63528" calcext:value-type="float">
            <text:p>-1.63528</text:p>
          </table:table-cell>
          <table:table-cell office:value-type="float" office:value="3.29219" calcext:value-type="float">
            <text:p>3.2921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10.08" calcext:value-type="float">
            <text:p>-10.08</text:p>
          </table:table-cell>
          <table:table-cell office:value-type="float" office:value="10.6504" calcext:value-type="float">
            <text:p>10.65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54927" calcext:value-type="float">
            <text:p>0.254927</text:p>
          </table:table-cell>
          <table:table-cell office:value-type="float" office:value="9.55098" calcext:value-type="float">
            <text:p>9.550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54294" calcext:value-type="float">
            <text:p>4.54294</text:p>
          </table:table-cell>
          <table:table-cell office:value-type="float" office:value="4.33329" calcext:value-type="float">
            <text:p>4.333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765825" calcext:value-type="float">
            <text:p>-0.765825</text:p>
          </table:table-cell>
          <table:table-cell office:value-type="float" office:value="-4.41189" calcext:value-type="float">
            <text:p>-4.411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92897" calcext:value-type="float">
            <text:p>6.92897</text:p>
          </table:table-cell>
          <table:table-cell office:value-type="float" office:value="-7.19572" calcext:value-type="float">
            <text:p>-7.1957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34078" calcext:value-type="float">
            <text:p>1.34078</text:p>
          </table:table-cell>
          <table:table-cell office:value-type="float" office:value="6.0126" calcext:value-type="float">
            <text:p>6.012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75902" calcext:value-type="float">
            <text:p>3.75902</text:p>
          </table:table-cell>
          <table:table-cell office:value-type="float" office:value="-5.14302" calcext:value-type="float">
            <text:p>-5.14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85766" calcext:value-type="float">
            <text:p>-7.85766</text:p>
          </table:table-cell>
          <table:table-cell office:value-type="float" office:value="-2.21475" calcext:value-type="float">
            <text:p>-2.214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6554" calcext:value-type="float">
            <text:p>-6.66554</text:p>
          </table:table-cell>
          <table:table-cell office:value-type="float" office:value="-8.18106" calcext:value-type="float">
            <text:p>-8.181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19539" calcext:value-type="float">
            <text:p>6.19539</text:p>
          </table:table-cell>
          <table:table-cell office:value-type="float" office:value="-2.60764" calcext:value-type="float">
            <text:p>-2.607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61602" calcext:value-type="float">
            <text:p>8.61602</text:p>
          </table:table-cell>
          <table:table-cell office:value-type="float" office:value="3.99279" calcext:value-type="float">
            <text:p>3.992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32334" calcext:value-type="float">
            <text:p>-8.32334</text:p>
          </table:table-cell>
          <table:table-cell office:value-type="float" office:value="3.96037" calcext:value-type="float">
            <text:p>3.960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-2.10891" calcext:value-type="float">
            <text:p>-2.108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54687" calcext:value-type="float">
            <text:p>-1.54687</text:p>
          </table:table-cell>
          <table:table-cell office:value-type="float" office:value="-8.19957" calcext:value-type="float">
            <text:p>-8.199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41162" calcext:value-type="float">
            <text:p>8.41162</text:p>
          </table:table-cell>
          <table:table-cell office:value-type="float" office:value="0.688897" calcext:value-type="float">
            <text:p>0.6888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6336" calcext:value-type="float">
            <text:p>-2.6336</text:p>
          </table:table-cell>
          <table:table-cell office:value-type="float" office:value="8.50937" calcext:value-type="float">
            <text:p>8.5093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4988" calcext:value-type="float">
            <text:p>-10.4988</text:p>
          </table:table-cell>
          <table:table-cell office:value-type="float" office:value="-9.1386" calcext:value-type="float">
            <text:p>-9.13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30977" calcext:value-type="float">
            <text:p>-4.30977</text:p>
          </table:table-cell>
          <table:table-cell office:value-type="float" office:value="-4.07394" calcext:value-type="float">
            <text:p>-4.0739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93061" calcext:value-type="float">
            <text:p>7.93061</text:p>
          </table:table-cell>
          <table:table-cell office:value-type="float" office:value="7.46432" calcext:value-type="float">
            <text:p>7.4643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0.989378" calcext:value-type="float">
            <text:p>-0.989378</text:p>
          </table:table-cell>
          <table:table-cell office:value-type="float" office:value="1.36824" calcext:value-type="float">
            <text:p>1.368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88562" calcext:value-type="float">
            <text:p>-9.88562</text:p>
          </table:table-cell>
          <table:table-cell office:value-type="float" office:value="9.23107" calcext:value-type="float">
            <text:p>9.2310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93342" calcext:value-type="float">
            <text:p>1.93342</text:p>
          </table:table-cell>
          <table:table-cell office:value-type="float" office:value="9.91569" calcext:value-type="float">
            <text:p>9.915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9732" calcext:value-type="float">
            <text:p>5.09732</text:p>
          </table:table-cell>
          <table:table-cell office:value-type="float" office:value="3.59808" calcext:value-type="float">
            <text:p>3.598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60016" calcext:value-type="float">
            <text:p>0.360016</text:p>
          </table:table-cell>
          <table:table-cell office:value-type="float" office:value="-5.57168" calcext:value-type="float">
            <text:p>-5.5716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93656" calcext:value-type="float">
            <text:p>6.93656</text:p>
          </table:table-cell>
          <table:table-cell office:value-type="float" office:value="-7.79043" calcext:value-type="float">
            <text:p>-7.790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8564" calcext:value-type="float">
            <text:p>1.8564</text:p>
          </table:table-cell>
          <table:table-cell office:value-type="float" office:value="6.38997" calcext:value-type="float">
            <text:p>6.3899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62707" calcext:value-type="float">
            <text:p>4.62707</text:p>
          </table:table-cell>
          <table:table-cell office:value-type="float" office:value="-4.78183" calcext:value-type="float">
            <text:p>-4.78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15751" calcext:value-type="float">
            <text:p>-8.15751</text:p>
          </table:table-cell>
          <table:table-cell office:value-type="float" office:value="-4.09354" calcext:value-type="float">
            <text:p>-4.093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57719" calcext:value-type="float">
            <text:p>-6.57719</text:p>
          </table:table-cell>
          <table:table-cell office:value-type="float" office:value="-8.69503" calcext:value-type="float">
            <text:p>-8.695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94143" calcext:value-type="float">
            <text:p>4.94143</text:p>
          </table:table-cell>
          <table:table-cell office:value-type="float" office:value="-1.79874" calcext:value-type="float">
            <text:p>-1.798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6213" calcext:value-type="float">
            <text:p>8.6213</text:p>
          </table:table-cell>
          <table:table-cell office:value-type="float" office:value="3.42639" calcext:value-type="float">
            <text:p>3.426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.37854" calcext:value-type="float">
            <text:p>-6.37854</text:p>
          </table:table-cell>
          <table:table-cell office:value-type="float" office:value="1.07384" calcext:value-type="float">
            <text:p>1.073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11786" calcext:value-type="float">
            <text:p>0.411786</text:p>
          </table:table-cell>
          <table:table-cell office:value-type="float" office:value="-1.39166" calcext:value-type="float">
            <text:p>-1.3916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07855" calcext:value-type="float">
            <text:p>-1.07855</text:p>
          </table:table-cell>
          <table:table-cell office:value-type="float" office:value="-8.65053" calcext:value-type="float">
            <text:p>-8.650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5309" calcext:value-type="float">
            <text:p>8.5309</text:p>
          </table:table-cell>
          <table:table-cell office:value-type="float" office:value="0.809264" calcext:value-type="float">
            <text:p>0.8092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22048" calcext:value-type="float">
            <text:p>-2.22048</text:p>
          </table:table-cell>
          <table:table-cell office:value-type="float" office:value="7.96539" calcext:value-type="float">
            <text:p>7.9653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1324" calcext:value-type="float">
            <text:p>-10.1324</text:p>
          </table:table-cell>
          <table:table-cell office:value-type="float" office:value="-9.50357" calcext:value-type="float">
            <text:p>-9.503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55178" calcext:value-type="float">
            <text:p>-4.55178</text:p>
          </table:table-cell>
          <table:table-cell office:value-type="float" office:value="-3.85084" calcext:value-type="float">
            <text:p>-3.850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72663" calcext:value-type="float">
            <text:p>7.72663</text:p>
          </table:table-cell>
          <table:table-cell office:value-type="float" office:value="7.61696" calcext:value-type="float">
            <text:p>7.6169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.81131" calcext:value-type="float">
            <text:p>-1.81131</text:p>
          </table:table-cell>
          <table:table-cell office:value-type="float" office:value="3.20978" calcext:value-type="float">
            <text:p>3.209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10.1548" calcext:value-type="float">
            <text:p>-10.1548</text:p>
          </table:table-cell>
          <table:table-cell office:value-type="float" office:value="10.6967" calcext:value-type="float">
            <text:p>10.696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06485" calcext:value-type="float">
            <text:p>3.06485</text:p>
          </table:table-cell>
          <table:table-cell office:value-type="float" office:value="9.86526" calcext:value-type="float">
            <text:p>9.865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2715" calcext:value-type="float">
            <text:p>4.92715</text:p>
          </table:table-cell>
          <table:table-cell office:value-type="float" office:value="3.43013" calcext:value-type="float">
            <text:p>3.430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50345" calcext:value-type="float">
            <text:p>-1.50345</text:p>
          </table:table-cell>
          <table:table-cell office:value-type="float" office:value="-5.35227" calcext:value-type="float">
            <text:p>-5.352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6072" calcext:value-type="float">
            <text:p>6.6072</text:p>
          </table:table-cell>
          <table:table-cell office:value-type="float" office:value="-7.72521" calcext:value-type="float">
            <text:p>-7.725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94566" calcext:value-type="float">
            <text:p>1.94566</text:p>
          </table:table-cell>
          <table:table-cell office:value-type="float" office:value="5.5703" calcext:value-type="float">
            <text:p>5.570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47686" calcext:value-type="float">
            <text:p>4.47686</text:p>
          </table:table-cell>
          <table:table-cell office:value-type="float" office:value="-4.38269" calcext:value-type="float">
            <text:p>-4.38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9737" calcext:value-type="float">
            <text:p>-8.9737</text:p>
          </table:table-cell>
          <table:table-cell office:value-type="float" office:value="-2.76981" calcext:value-type="float">
            <text:p>-2.769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1789" calcext:value-type="float">
            <text:p>-6.21789</text:p>
          </table:table-cell>
          <table:table-cell office:value-type="float" office:value="-7.71703" calcext:value-type="float">
            <text:p>-7.717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07252" calcext:value-type="float">
            <text:p>7.07252</text:p>
          </table:table-cell>
          <table:table-cell office:value-type="float" office:value="-3.05702" calcext:value-type="float">
            <text:p>-3.057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70525" calcext:value-type="float">
            <text:p>7.70525</text:p>
          </table:table-cell>
          <table:table-cell office:value-type="float" office:value="4.38717" calcext:value-type="float">
            <text:p>4.387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20165" calcext:value-type="float">
            <text:p>-9.20165</text:p>
          </table:table-cell>
          <table:table-cell office:value-type="float" office:value="4.33981" calcext:value-type="float">
            <text:p>4.339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4.05522" calcext:value-type="float">
            <text:p>-4.05522</text:p>
          </table:table-cell>
          <table:table-cell office:value-type="float" office:value="-0.798081" calcext:value-type="float">
            <text:p>-0.79808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82327" calcext:value-type="float">
            <text:p>-0.82327</text:p>
          </table:table-cell>
          <table:table-cell office:value-type="float" office:value="-9.28952" calcext:value-type="float">
            <text:p>-9.2895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24267" calcext:value-type="float">
            <text:p>9.24267</text:p>
          </table:table-cell>
          <table:table-cell office:value-type="float" office:value="0.465855" calcext:value-type="float">
            <text:p>0.4658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52228" calcext:value-type="float">
            <text:p>-2.52228</text:p>
          </table:table-cell>
          <table:table-cell office:value-type="float" office:value="8.49059" calcext:value-type="float">
            <text:p>8.490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3596" calcext:value-type="float">
            <text:p>-8.3596</text:p>
          </table:table-cell>
          <table:table-cell office:value-type="float" office:value="-10.3147" calcext:value-type="float">
            <text:p>-10.31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10282" calcext:value-type="float">
            <text:p>-4.10282</text:p>
          </table:table-cell>
          <table:table-cell office:value-type="float" office:value="-4.23687" calcext:value-type="float">
            <text:p>-4.236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39761" calcext:value-type="float">
            <text:p>7.39761</text:p>
          </table:table-cell>
          <table:table-cell office:value-type="float" office:value="7.41405" calcext:value-type="float">
            <text:p>7.414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2.25745" calcext:value-type="float">
            <text:p>-2.25745</text:p>
          </table:table-cell>
          <table:table-cell office:value-type="float" office:value="3.95497" calcext:value-type="float">
            <text:p>3.9549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2647" calcext:value-type="float">
            <text:p>-9.92647</text:p>
          </table:table-cell>
          <table:table-cell office:value-type="float" office:value="10.4306" calcext:value-type="float">
            <text:p>10.43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42501" calcext:value-type="float">
            <text:p>2.42501</text:p>
          </table:table-cell>
          <table:table-cell office:value-type="float" office:value="9.41505" calcext:value-type="float">
            <text:p>9.415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402" calcext:value-type="float">
            <text:p>4.9402</text:p>
          </table:table-cell>
          <table:table-cell office:value-type="float" office:value="3.98523" calcext:value-type="float">
            <text:p>3.985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26327" calcext:value-type="float">
            <text:p>-2.26327</text:p>
          </table:table-cell>
          <table:table-cell office:value-type="float" office:value="-5.67537" calcext:value-type="float">
            <text:p>-5.675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0485" calcext:value-type="float">
            <text:p>6.0485</text:p>
          </table:table-cell>
          <table:table-cell office:value-type="float" office:value="-7.79402" calcext:value-type="float">
            <text:p>-7.7940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30786" calcext:value-type="float">
            <text:p>2.30786</text:p>
          </table:table-cell>
          <table:table-cell office:value-type="float" office:value="5.61025" calcext:value-type="float">
            <text:p>5.610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92439" calcext:value-type="float">
            <text:p>3.92439</text:p>
          </table:table-cell>
          <table:table-cell office:value-type="float" office:value="-5.14766" calcext:value-type="float">
            <text:p>-5.147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05094" calcext:value-type="float">
            <text:p>-8.05094</text:p>
          </table:table-cell>
          <table:table-cell office:value-type="float" office:value="-3.59263" calcext:value-type="float">
            <text:p>-3.592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7706" calcext:value-type="float">
            <text:p>-6.37706</text:p>
          </table:table-cell>
          <table:table-cell office:value-type="float" office:value="-7.80981" calcext:value-type="float">
            <text:p>-7.809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03977" calcext:value-type="float">
            <text:p>4.03977</text:p>
          </table:table-cell>
          <table:table-cell office:value-type="float" office:value="-1.03532" calcext:value-type="float">
            <text:p>-1.035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55126" calcext:value-type="float">
            <text:p>8.55126</text:p>
          </table:table-cell>
          <table:table-cell office:value-type="float" office:value="3.63801" calcext:value-type="float">
            <text:p>3.638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67017" calcext:value-type="float">
            <text:p>-9.67017</text:p>
          </table:table-cell>
          <table:table-cell office:value-type="float" office:value="4.30449" calcext:value-type="float">
            <text:p>4.304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61466" calcext:value-type="float">
            <text:p>0.261466</text:p>
          </table:table-cell>
          <table:table-cell office:value-type="float" office:value="-2.64851" calcext:value-type="float">
            <text:p>-2.6485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34126" calcext:value-type="float">
            <text:p>-1.34126</text:p>
          </table:table-cell>
          <table:table-cell office:value-type="float" office:value="-9.34649" calcext:value-type="float">
            <text:p>-9.346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09023" calcext:value-type="float">
            <text:p>8.09023</text:p>
          </table:table-cell>
          <table:table-cell office:value-type="float" office:value="-0.462415" calcext:value-type="float">
            <text:p>-0.4624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61648" calcext:value-type="float">
            <text:p>-3.61648</text:p>
          </table:table-cell>
          <table:table-cell office:value-type="float" office:value="10.9958" calcext:value-type="float">
            <text:p>10.99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6473" calcext:value-type="float">
            <text:p>-10.6473</text:p>
          </table:table-cell>
          <table:table-cell office:value-type="float" office:value="-8.79123" calcext:value-type="float">
            <text:p>-8.791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17519" calcext:value-type="float">
            <text:p>-4.17519</text:p>
          </table:table-cell>
          <table:table-cell office:value-type="float" office:value="-4.21089" calcext:value-type="float">
            <text:p>-4.210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9776" calcext:value-type="float">
            <text:p>6.9776</text:p>
          </table:table-cell>
          <table:table-cell office:value-type="float" office:value="7.4238" calcext:value-type="float">
            <text:p>7.423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.78118" calcext:value-type="float">
            <text:p>-1.78118</text:p>
          </table:table-cell>
          <table:table-cell office:value-type="float" office:value="4.16567" calcext:value-type="float">
            <text:p>4.1656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2336" calcext:value-type="float">
            <text:p>-9.92336</text:p>
          </table:table-cell>
          <table:table-cell office:value-type="float" office:value="9.66719" calcext:value-type="float">
            <text:p>9.6671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38268" calcext:value-type="float">
            <text:p>1.38268</text:p>
          </table:table-cell>
          <table:table-cell office:value-type="float" office:value="8.76311" calcext:value-type="float">
            <text:p>8.763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753" calcext:value-type="float">
            <text:p>4.9753</text:p>
          </table:table-cell>
          <table:table-cell office:value-type="float" office:value="3.37064" calcext:value-type="float">
            <text:p>3.3706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48682" calcext:value-type="float">
            <text:p>-2.48682</text:p>
          </table:table-cell>
          <table:table-cell office:value-type="float" office:value="-6.55649" calcext:value-type="float">
            <text:p>-6.556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61453" calcext:value-type="float">
            <text:p>6.61453</text:p>
          </table:table-cell>
          <table:table-cell office:value-type="float" office:value="-7.8205" calcext:value-type="float">
            <text:p>-7.820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6093" calcext:value-type="float">
            <text:p>1.6093</text:p>
          </table:table-cell>
          <table:table-cell office:value-type="float" office:value="5.98097" calcext:value-type="float">
            <text:p>5.9809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.98145" calcext:value-type="float">
            <text:p>2.98145</text:p>
          </table:table-cell>
          <table:table-cell office:value-type="float" office:value="-5.84639" calcext:value-type="float">
            <text:p>-5.84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72412" calcext:value-type="float">
            <text:p>-7.72412</text:p>
          </table:table-cell>
          <table:table-cell office:value-type="float" office:value="-1.54349" calcext:value-type="float">
            <text:p>-1.543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86509" calcext:value-type="float">
            <text:p>-6.86509</text:p>
          </table:table-cell>
          <table:table-cell office:value-type="float" office:value="-6.59698" calcext:value-type="float">
            <text:p>-6.596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70893" calcext:value-type="float">
            <text:p>6.70893</text:p>
          </table:table-cell>
          <table:table-cell office:value-type="float" office:value="-2.51418" calcext:value-type="float">
            <text:p>-2.514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15405" calcext:value-type="float">
            <text:p>9.15405</text:p>
          </table:table-cell>
          <table:table-cell office:value-type="float" office:value="3.91576" calcext:value-type="float">
            <text:p>3.915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49236" calcext:value-type="float">
            <text:p>-8.49236</text:p>
          </table:table-cell>
          <table:table-cell office:value-type="float" office:value="4.03124" calcext:value-type="float">
            <text:p>4.031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715028" calcext:value-type="float">
            <text:p>-0.715028</text:p>
          </table:table-cell>
          <table:table-cell office:value-type="float" office:value="-2.05136" calcext:value-type="float">
            <text:p>-2.051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58384" calcext:value-type="float">
            <text:p>-1.58384</text:p>
          </table:table-cell>
          <table:table-cell office:value-type="float" office:value="-8.58248" calcext:value-type="float">
            <text:p>-8.582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95117" calcext:value-type="float">
            <text:p>9.95117</text:p>
          </table:table-cell>
          <table:table-cell office:value-type="float" office:value="0.285061" calcext:value-type="float">
            <text:p>0.2850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67358" calcext:value-type="float">
            <text:p>-3.67358</text:p>
          </table:table-cell>
          <table:table-cell office:value-type="float" office:value="9.71115" calcext:value-type="float">
            <text:p>9.711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93923" calcext:value-type="float">
            <text:p>-8.93923</text:p>
          </table:table-cell>
          <table:table-cell office:value-type="float" office:value="-10.7915" calcext:value-type="float">
            <text:p>-10.79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56357" calcext:value-type="float">
            <text:p>-4.56357</text:p>
          </table:table-cell>
          <table:table-cell office:value-type="float" office:value="-4.3346" calcext:value-type="float">
            <text:p>-4.334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52721" calcext:value-type="float">
            <text:p>8.52721</text:p>
          </table:table-cell>
          <table:table-cell office:value-type="float" office:value="7.34875" calcext:value-type="float">
            <text:p>7.348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0.433325" calcext:value-type="float">
            <text:p>-0.433325</text:p>
          </table:table-cell>
          <table:table-cell office:value-type="float" office:value="1.67145" calcext:value-type="float">
            <text:p>1.6714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8186" calcext:value-type="float">
            <text:p>-9.98186</text:p>
          </table:table-cell>
          <table:table-cell office:value-type="float" office:value="9.21391" calcext:value-type="float">
            <text:p>9.2139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68421" calcext:value-type="float">
            <text:p>2.68421</text:p>
          </table:table-cell>
          <table:table-cell office:value-type="float" office:value="9.23528" calcext:value-type="float">
            <text:p>9.2352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0047" calcext:value-type="float">
            <text:p>4.70047</text:p>
          </table:table-cell>
          <table:table-cell office:value-type="float" office:value="4.00443" calcext:value-type="float">
            <text:p>4.0044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01631" calcext:value-type="float">
            <text:p>-2.01631</text:p>
          </table:table-cell>
          <table:table-cell office:value-type="float" office:value="-5.77268" calcext:value-type="float">
            <text:p>-5.7726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11887" calcext:value-type="float">
            <text:p>7.11887</text:p>
          </table:table-cell>
          <table:table-cell office:value-type="float" office:value="-7.25011" calcext:value-type="float">
            <text:p>-7.250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81488" calcext:value-type="float">
            <text:p>1.81488</text:p>
          </table:table-cell>
          <table:table-cell office:value-type="float" office:value="5.96422" calcext:value-type="float">
            <text:p>5.9642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16998" calcext:value-type="float">
            <text:p>4.16998</text:p>
          </table:table-cell>
          <table:table-cell office:value-type="float" office:value="-4.34728" calcext:value-type="float">
            <text:p>-4.34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91767" calcext:value-type="float">
            <text:p>-8.91767</text:p>
          </table:table-cell>
          <table:table-cell office:value-type="float" office:value="-4.12078" calcext:value-type="float">
            <text:p>-4.120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0385" calcext:value-type="float">
            <text:p>-6.30385</text:p>
          </table:table-cell>
          <table:table-cell office:value-type="float" office:value="-8.51285" calcext:value-type="float">
            <text:p>-8.512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91552" calcext:value-type="float">
            <text:p>6.91552</text:p>
          </table:table-cell>
          <table:table-cell office:value-type="float" office:value="-1.49095" calcext:value-type="float">
            <text:p>-1.490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06266" calcext:value-type="float">
            <text:p>9.06266</text:p>
          </table:table-cell>
          <table:table-cell office:value-type="float" office:value="3.94093" calcext:value-type="float">
            <text:p>3.940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1.0908" calcext:value-type="float">
            <text:p>-11.0908</text:p>
          </table:table-cell>
          <table:table-cell office:value-type="float" office:value="7.32499" calcext:value-type="float">
            <text:p>7.324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68856" calcext:value-type="float">
            <text:p>-1.68856</text:p>
          </table:table-cell>
          <table:table-cell office:value-type="float" office:value="-0.995109" calcext:value-type="float">
            <text:p>-0.9951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952705" calcext:value-type="float">
            <text:p>-0.952705</text:p>
          </table:table-cell>
          <table:table-cell office:value-type="float" office:value="-8.95239" calcext:value-type="float">
            <text:p>-8.952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80229" calcext:value-type="float">
            <text:p>9.80229</text:p>
          </table:table-cell>
          <table:table-cell office:value-type="float" office:value="-0.548149" calcext:value-type="float">
            <text:p>-0.5481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08656" calcext:value-type="float">
            <text:p>-3.08656</text:p>
          </table:table-cell>
          <table:table-cell office:value-type="float" office:value="9.78573" calcext:value-type="float">
            <text:p>9.7857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5366" calcext:value-type="float">
            <text:p>-10.5366</text:p>
          </table:table-cell>
          <table:table-cell office:value-type="float" office:value="-8.30773" calcext:value-type="float">
            <text:p>-8.3077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33487" calcext:value-type="float">
            <text:p>-4.33487</text:p>
          </table:table-cell>
          <table:table-cell office:value-type="float" office:value="-4.62039" calcext:value-type="float">
            <text:p>-4.6203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72331" calcext:value-type="float">
            <text:p>6.72331</text:p>
          </table:table-cell>
          <table:table-cell office:value-type="float" office:value="7.38472" calcext:value-type="float">
            <text:p>7.3847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.57878" calcext:value-type="float">
            <text:p>-1.57878</text:p>
          </table:table-cell>
          <table:table-cell office:value-type="float" office:value="2.68948" calcext:value-type="float">
            <text:p>2.6894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10.1646" calcext:value-type="float">
            <text:p>-10.1646</text:p>
          </table:table-cell>
          <table:table-cell office:value-type="float" office:value="11.1157" calcext:value-type="float">
            <text:p>11.115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738332" calcext:value-type="float">
            <text:p>0.738332</text:p>
          </table:table-cell>
          <table:table-cell office:value-type="float" office:value="8.01395" calcext:value-type="float">
            <text:p>8.0139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61237" calcext:value-type="float">
            <text:p>5.61237</text:p>
          </table:table-cell>
          <table:table-cell office:value-type="float" office:value="4.38516" calcext:value-type="float">
            <text:p>4.385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10714" calcext:value-type="float">
            <text:p>-1.10714</text:p>
          </table:table-cell>
          <table:table-cell office:value-type="float" office:value="-5.57866" calcext:value-type="float">
            <text:p>-5.5786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58391" calcext:value-type="float">
            <text:p>6.58391</text:p>
          </table:table-cell>
          <table:table-cell office:value-type="float" office:value="-7.87653" calcext:value-type="float">
            <text:p>-7.8765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49658" calcext:value-type="float">
            <text:p>2.49658</text:p>
          </table:table-cell>
          <table:table-cell office:value-type="float" office:value="5.4035" calcext:value-type="float">
            <text:p>5.403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91689" calcext:value-type="float">
            <text:p>3.91689</text:p>
          </table:table-cell>
          <table:table-cell office:value-type="float" office:value="-4.83669" calcext:value-type="float">
            <text:p>-4.836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13389" calcext:value-type="float">
            <text:p>-8.13389</text:p>
          </table:table-cell>
          <table:table-cell office:value-type="float" office:value="-1.80716" calcext:value-type="float">
            <text:p>-1.807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0965" calcext:value-type="float">
            <text:p>-6.0965</text:p>
          </table:table-cell>
          <table:table-cell office:value-type="float" office:value="-7.59811" calcext:value-type="float">
            <text:p>-7.598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91356" calcext:value-type="float">
            <text:p>3.91356</text:p>
          </table:table-cell>
          <table:table-cell office:value-type="float" office:value="-1.43566" calcext:value-type="float">
            <text:p>-1.435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19653" calcext:value-type="float">
            <text:p>8.19653</text:p>
          </table:table-cell>
          <table:table-cell office:value-type="float" office:value="3.60962" calcext:value-type="float">
            <text:p>3.609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03907" calcext:value-type="float">
            <text:p>-9.03907</text:p>
          </table:table-cell>
          <table:table-cell office:value-type="float" office:value="5.43862" calcext:value-type="float">
            <text:p>5.438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.62475" calcext:value-type="float">
            <text:p>-2.62475</text:p>
          </table:table-cell>
          <table:table-cell office:value-type="float" office:value="-1.31324" calcext:value-type="float">
            <text:p>-1.313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11489" calcext:value-type="float">
            <text:p>-1.11489</text:p>
          </table:table-cell>
          <table:table-cell office:value-type="float" office:value="-8.50332" calcext:value-type="float">
            <text:p>-8.503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7828" calcext:value-type="float">
            <text:p>10.7828</text:p>
          </table:table-cell>
          <table:table-cell office:value-type="float" office:value="1.09299" calcext:value-type="float">
            <text:p>1.092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.55108" calcext:value-type="float">
            <text:p>-4.55108</text:p>
          </table:table-cell>
          <table:table-cell office:value-type="float" office:value="9.15776" calcext:value-type="float">
            <text:p>9.157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791" calcext:value-type="float">
            <text:p>-9.791</text:p>
          </table:table-cell>
          <table:table-cell office:value-type="float" office:value="-9.79114" calcext:value-type="float">
            <text:p>-9.791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41675" calcext:value-type="float">
            <text:p>-4.41675</text:p>
          </table:table-cell>
          <table:table-cell office:value-type="float" office:value="-3.92836" calcext:value-type="float">
            <text:p>-3.928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44975" calcext:value-type="float">
            <text:p>7.44975</text:p>
          </table:table-cell>
          <table:table-cell office:value-type="float" office:value="7.43431" calcext:value-type="float">
            <text:p>7.4343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0.765709" calcext:value-type="float">
            <text:p>-0.765709</text:p>
          </table:table-cell>
          <table:table-cell office:value-type="float" office:value="2.72829" calcext:value-type="float">
            <text:p>2.7282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0223" calcext:value-type="float">
            <text:p>-9.90223</text:p>
          </table:table-cell>
          <table:table-cell office:value-type="float" office:value="8.78759" calcext:value-type="float">
            <text:p>8.7875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52554" calcext:value-type="float">
            <text:p>2.52554</text:p>
          </table:table-cell>
          <table:table-cell office:value-type="float" office:value="9.25283" calcext:value-type="float">
            <text:p>9.2528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20756" calcext:value-type="float">
            <text:p>5.20756</text:p>
          </table:table-cell>
          <table:table-cell office:value-type="float" office:value="3.61674" calcext:value-type="float">
            <text:p>3.616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5748" calcext:value-type="float">
            <text:p>-2.5748</text:p>
          </table:table-cell>
          <table:table-cell office:value-type="float" office:value="-6.62844" calcext:value-type="float">
            <text:p>-6.6284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84078" calcext:value-type="float">
            <text:p>5.84078</text:p>
          </table:table-cell>
          <table:table-cell office:value-type="float" office:value="-7.40516" calcext:value-type="float">
            <text:p>-7.405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95081" calcext:value-type="float">
            <text:p>1.95081</text:p>
          </table:table-cell>
          <table:table-cell office:value-type="float" office:value="6.06468" calcext:value-type="float">
            <text:p>6.064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72837" calcext:value-type="float">
            <text:p>3.72837</text:p>
          </table:table-cell>
          <table:table-cell office:value-type="float" office:value="-4.81026" calcext:value-type="float">
            <text:p>-4.810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4918" calcext:value-type="float">
            <text:p>-10.4918</text:p>
          </table:table-cell>
          <table:table-cell office:value-type="float" office:value="-4.16823" calcext:value-type="float">
            <text:p>-4.168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81185" calcext:value-type="float">
            <text:p>-6.81185</text:p>
          </table:table-cell>
          <table:table-cell office:value-type="float" office:value="-8.26279" calcext:value-type="float">
            <text:p>-8.262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44345" calcext:value-type="float">
            <text:p>6.44345</text:p>
          </table:table-cell>
          <table:table-cell office:value-type="float" office:value="-3.11189" calcext:value-type="float">
            <text:p>-3.111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84509" calcext:value-type="float">
            <text:p>8.84509</text:p>
          </table:table-cell>
          <table:table-cell office:value-type="float" office:value="3.88991" calcext:value-type="float">
            <text:p>3.889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3289" calcext:value-type="float">
            <text:p>-8.3289</text:p>
          </table:table-cell>
          <table:table-cell office:value-type="float" office:value="6.53221" calcext:value-type="float">
            <text:p>6.532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89271" calcext:value-type="float">
            <text:p>-1.89271</text:p>
          </table:table-cell>
          <table:table-cell office:value-type="float" office:value="-0.708624" calcext:value-type="float">
            <text:p>-0.7086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02098" calcext:value-type="float">
            <text:p>-1.02098</text:p>
          </table:table-cell>
          <table:table-cell office:value-type="float" office:value="-9.25301" calcext:value-type="float">
            <text:p>-9.253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06907" calcext:value-type="float">
            <text:p>9.06907</text:p>
          </table:table-cell>
          <table:table-cell office:value-type="float" office:value="1.44334" calcext:value-type="float">
            <text:p>1.443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93044" calcext:value-type="float">
            <text:p>-3.93044</text:p>
          </table:table-cell>
          <table:table-cell office:value-type="float" office:value="10.1555" calcext:value-type="float">
            <text:p>10.15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84624" calcext:value-type="float">
            <text:p>-9.84624</text:p>
          </table:table-cell>
          <table:table-cell office:value-type="float" office:value="-10.2824" calcext:value-type="float">
            <text:p>-10.28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28923" calcext:value-type="float">
            <text:p>-4.28923</text:p>
          </table:table-cell>
          <table:table-cell office:value-type="float" office:value="-3.8433" calcext:value-type="float">
            <text:p>-3.84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076" calcext:value-type="float">
            <text:p>7.076</text:p>
          </table:table-cell>
          <table:table-cell office:value-type="float" office:value="7.52205" calcext:value-type="float">
            <text:p>7.522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.12942" calcext:value-type="float">
            <text:p>-1.12942</text:p>
          </table:table-cell>
          <table:table-cell office:value-type="float" office:value="4.48017" calcext:value-type="float">
            <text:p>4.4801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8593" calcext:value-type="float">
            <text:p>-9.98593</text:p>
          </table:table-cell>
          <table:table-cell office:value-type="float" office:value="9.11159" calcext:value-type="float">
            <text:p>9.1115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0.0285371" calcext:value-type="float">
            <text:p>-0.0285371</text:p>
          </table:table-cell>
          <table:table-cell office:value-type="float" office:value="9.80207" calcext:value-type="float">
            <text:p>9.802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14491" calcext:value-type="float">
            <text:p>5.14491</text:p>
          </table:table-cell>
          <table:table-cell office:value-type="float" office:value="3.62817" calcext:value-type="float">
            <text:p>3.628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1064" calcext:value-type="float">
            <text:p>-2.1064</text:p>
          </table:table-cell>
          <table:table-cell office:value-type="float" office:value="-5.87875" calcext:value-type="float">
            <text:p>-5.8787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13756" calcext:value-type="float">
            <text:p>6.13756</text:p>
          </table:table-cell>
          <table:table-cell office:value-type="float" office:value="-7.83228" calcext:value-type="float">
            <text:p>-7.832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36852" calcext:value-type="float">
            <text:p>1.36852</text:p>
          </table:table-cell>
          <table:table-cell office:value-type="float" office:value="5.92451" calcext:value-type="float">
            <text:p>5.9245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65571" calcext:value-type="float">
            <text:p>4.65571</text:p>
          </table:table-cell>
          <table:table-cell office:value-type="float" office:value="-4.20339" calcext:value-type="float">
            <text:p>-4.20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64232" calcext:value-type="float">
            <text:p>-7.64232</text:p>
          </table:table-cell>
          <table:table-cell office:value-type="float" office:value="-2.87174" calcext:value-type="float">
            <text:p>-2.871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41398" calcext:value-type="float">
            <text:p>-6.41398</text:p>
          </table:table-cell>
          <table:table-cell office:value-type="float" office:value="-8.1561" calcext:value-type="float">
            <text:p>-8.15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81451" calcext:value-type="float">
            <text:p>6.81451</text:p>
          </table:table-cell>
          <table:table-cell office:value-type="float" office:value="-2.33474" calcext:value-type="float">
            <text:p>-2.334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50185" calcext:value-type="float">
            <text:p>8.50185</text:p>
          </table:table-cell>
          <table:table-cell office:value-type="float" office:value="3.22476" calcext:value-type="float">
            <text:p>3.224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95451" calcext:value-type="float">
            <text:p>-7.95451</text:p>
          </table:table-cell>
          <table:table-cell office:value-type="float" office:value="3.16186" calcext:value-type="float">
            <text:p>3.161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68082" calcext:value-type="float">
            <text:p>-1.68082</text:p>
          </table:table-cell>
          <table:table-cell office:value-type="float" office:value="-0.218725" calcext:value-type="float">
            <text:p>-0.2187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709553" calcext:value-type="float">
            <text:p>-0.709553</text:p>
          </table:table-cell>
          <table:table-cell office:value-type="float" office:value="-8.54819" calcext:value-type="float">
            <text:p>-8.548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132" calcext:value-type="float">
            <text:p>10.132</text:p>
          </table:table-cell>
          <table:table-cell office:value-type="float" office:value="-0.0136743" calcext:value-type="float">
            <text:p>-0.01367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14263" calcext:value-type="float">
            <text:p>-2.14263</text:p>
          </table:table-cell>
          <table:table-cell office:value-type="float" office:value="8.35155" calcext:value-type="float">
            <text:p>8.351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67539" calcext:value-type="float">
            <text:p>-8.67539</text:p>
          </table:table-cell>
          <table:table-cell office:value-type="float" office:value="-9.61496" calcext:value-type="float">
            <text:p>-9.614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48556" calcext:value-type="float">
            <text:p>-4.48556</text:p>
          </table:table-cell>
          <table:table-cell office:value-type="float" office:value="-3.84096" calcext:value-type="float">
            <text:p>-3.8409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59821" calcext:value-type="float">
            <text:p>6.59821</text:p>
          </table:table-cell>
          <table:table-cell office:value-type="float" office:value="7.29376" calcext:value-type="float">
            <text:p>7.293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.623" calcext:value-type="float">
            <text:p>-1.623</text:p>
          </table:table-cell>
          <table:table-cell office:value-type="float" office:value="4.15816" calcext:value-type="float">
            <text:p>4.158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9196" calcext:value-type="float">
            <text:p>-9.99196</text:p>
          </table:table-cell>
          <table:table-cell office:value-type="float" office:value="9.81241" calcext:value-type="float">
            <text:p>9.812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06182" calcext:value-type="float">
            <text:p>0.606182</text:p>
          </table:table-cell>
          <table:table-cell office:value-type="float" office:value="9.14576" calcext:value-type="float">
            <text:p>9.145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25115" calcext:value-type="float">
            <text:p>5.25115</text:p>
          </table:table-cell>
          <table:table-cell office:value-type="float" office:value="3.93443" calcext:value-type="float">
            <text:p>3.9344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57033" calcext:value-type="float">
            <text:p>-2.57033</text:p>
          </table:table-cell>
          <table:table-cell office:value-type="float" office:value="-6.39919" calcext:value-type="float">
            <text:p>-6.399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36855" calcext:value-type="float">
            <text:p>6.36855</text:p>
          </table:table-cell>
          <table:table-cell office:value-type="float" office:value="-7.85904" calcext:value-type="float">
            <text:p>-7.859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67131" calcext:value-type="float">
            <text:p>1.67131</text:p>
          </table:table-cell>
          <table:table-cell office:value-type="float" office:value="5.48026" calcext:value-type="float">
            <text:p>5.4802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71003" calcext:value-type="float">
            <text:p>3.71003</text:p>
          </table:table-cell>
          <table:table-cell office:value-type="float" office:value="-5.133" calcext:value-type="float">
            <text:p>-5.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6268" calcext:value-type="float">
            <text:p>-7.6268</text:p>
          </table:table-cell>
          <table:table-cell office:value-type="float" office:value="-2.67739" calcext:value-type="float">
            <text:p>-2.677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07095" calcext:value-type="float">
            <text:p>-6.07095</text:p>
          </table:table-cell>
          <table:table-cell office:value-type="float" office:value="-8.16182" calcext:value-type="float">
            <text:p>-8.161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88358" calcext:value-type="float">
            <text:p>6.88358</text:p>
          </table:table-cell>
          <table:table-cell office:value-type="float" office:value="-2.84699" calcext:value-type="float">
            <text:p>-2.846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82616" calcext:value-type="float">
            <text:p>7.82616</text:p>
          </table:table-cell>
          <table:table-cell office:value-type="float" office:value="4.11693" calcext:value-type="float">
            <text:p>4.116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87803" calcext:value-type="float">
            <text:p>-8.87803</text:p>
          </table:table-cell>
          <table:table-cell office:value-type="float" office:value="5.31928" calcext:value-type="float">
            <text:p>5.319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44582" calcext:value-type="float">
            <text:p>0.344582</text:p>
          </table:table-cell>
          <table:table-cell office:value-type="float" office:value="-1.2913" calcext:value-type="float">
            <text:p>-1.29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53837" calcext:value-type="float">
            <text:p>-1.53837</text:p>
          </table:table-cell>
          <table:table-cell office:value-type="float" office:value="-8.80125" calcext:value-type="float">
            <text:p>-8.801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85553" calcext:value-type="float">
            <text:p>8.85553</text:p>
          </table:table-cell>
          <table:table-cell office:value-type="float" office:value="-0.137522" calcext:value-type="float">
            <text:p>-0.1375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15472" calcext:value-type="float">
            <text:p>-3.15472</text:p>
          </table:table-cell>
          <table:table-cell office:value-type="float" office:value="8.8028" calcext:value-type="float">
            <text:p>8.80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06241" calcext:value-type="float">
            <text:p>-9.06241</text:p>
          </table:table-cell>
          <table:table-cell office:value-type="float" office:value="-10.9464" calcext:value-type="float">
            <text:p>-10.94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38544" calcext:value-type="float">
            <text:p>-4.38544</text:p>
          </table:table-cell>
          <table:table-cell office:value-type="float" office:value="-3.65638" calcext:value-type="float">
            <text:p>-3.656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31669" calcext:value-type="float">
            <text:p>6.31669</text:p>
          </table:table-cell>
          <table:table-cell office:value-type="float" office:value="7.09625" calcext:value-type="float">
            <text:p>7.096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.92866" calcext:value-type="float">
            <text:p>-1.92866</text:p>
          </table:table-cell>
          <table:table-cell office:value-type="float" office:value="2.6929" calcext:value-type="float">
            <text:p>2.692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10.0821" calcext:value-type="float">
            <text:p>-10.0821</text:p>
          </table:table-cell>
          <table:table-cell office:value-type="float" office:value="9.77814" calcext:value-type="float">
            <text:p>9.778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15029" calcext:value-type="float">
            <text:p>0.315029</text:p>
          </table:table-cell>
          <table:table-cell office:value-type="float" office:value="8.17393" calcext:value-type="float">
            <text:p>8.1739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58375" calcext:value-type="float">
            <text:p>5.58375</text:p>
          </table:table-cell>
          <table:table-cell office:value-type="float" office:value="4.04769" calcext:value-type="float">
            <text:p>4.0476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23703" calcext:value-type="float">
            <text:p>-2.23703</text:p>
          </table:table-cell>
          <table:table-cell office:value-type="float" office:value="-4.59786" calcext:value-type="float">
            <text:p>-4.597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45629" calcext:value-type="float">
            <text:p>6.45629</text:p>
          </table:table-cell>
          <table:table-cell office:value-type="float" office:value="-7.80182" calcext:value-type="float">
            <text:p>-7.801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48848" calcext:value-type="float">
            <text:p>1.48848</text:p>
          </table:table-cell>
          <table:table-cell office:value-type="float" office:value="5.87943" calcext:value-type="float">
            <text:p>5.8794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37731" calcext:value-type="float">
            <text:p>4.37731</text:p>
          </table:table-cell>
          <table:table-cell office:value-type="float" office:value="-4.529" calcext:value-type="float">
            <text:p>-4.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59165" calcext:value-type="float">
            <text:p>-8.59165</text:p>
          </table:table-cell>
          <table:table-cell office:value-type="float" office:value="-3.32836" calcext:value-type="float">
            <text:p>-3.32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43956" calcext:value-type="float">
            <text:p>-6.43956</text:p>
          </table:table-cell>
          <table:table-cell office:value-type="float" office:value="-8.34269" calcext:value-type="float">
            <text:p>-8.342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37015" calcext:value-type="float">
            <text:p>5.37015</text:p>
          </table:table-cell>
          <table:table-cell office:value-type="float" office:value="-2.38286" calcext:value-type="float">
            <text:p>-2.382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3441" calcext:value-type="float">
            <text:p>9.3441</text:p>
          </table:table-cell>
          <table:table-cell office:value-type="float" office:value="3.7928" calcext:value-type="float">
            <text:p>3.79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.36024" calcext:value-type="float">
            <text:p>-6.36024</text:p>
          </table:table-cell>
          <table:table-cell office:value-type="float" office:value="1.00379" calcext:value-type="float">
            <text:p>1.003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473" calcext:value-type="float">
            <text:p>-1.473</text:p>
          </table:table-cell>
          <table:table-cell office:value-type="float" office:value="-1.5355" calcext:value-type="float">
            <text:p>-1.53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43325" calcext:value-type="float">
            <text:p>-1.43325</text:p>
          </table:table-cell>
          <table:table-cell office:value-type="float" office:value="-8.87931" calcext:value-type="float">
            <text:p>-8.8793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14861" calcext:value-type="float">
            <text:p>9.14861</text:p>
          </table:table-cell>
          <table:table-cell office:value-type="float" office:value="0.418074" calcext:value-type="float">
            <text:p>0.41807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11464" calcext:value-type="float">
            <text:p>-3.11464</text:p>
          </table:table-cell>
          <table:table-cell office:value-type="float" office:value="8.52286" calcext:value-type="float">
            <text:p>8.522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8629" calcext:value-type="float">
            <text:p>-10.8629</text:p>
          </table:table-cell>
          <table:table-cell office:value-type="float" office:value="-8.46514" calcext:value-type="float">
            <text:p>-8.465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67598" calcext:value-type="float">
            <text:p>-4.67598</text:p>
          </table:table-cell>
          <table:table-cell office:value-type="float" office:value="-4.02351" calcext:value-type="float">
            <text:p>-4.023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94992" calcext:value-type="float">
            <text:p>7.94992</text:p>
          </table:table-cell>
          <table:table-cell office:value-type="float" office:value="7.39415" calcext:value-type="float">
            <text:p>7.3941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88037" calcext:value-type="float">
            <text:p>-9.88037</text:p>
          </table:table-cell>
          <table:table-cell office:value-type="float" office:value="8.78387" calcext:value-type="float">
            <text:p>8.7838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22331" calcext:value-type="float">
            <text:p>3.22331</text:p>
          </table:table-cell>
          <table:table-cell office:value-type="float" office:value="9.08481" calcext:value-type="float">
            <text:p>9.0848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4031" calcext:value-type="float">
            <text:p>4.94031</text:p>
          </table:table-cell>
          <table:table-cell office:value-type="float" office:value="3.93799" calcext:value-type="float">
            <text:p>3.9379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99121" calcext:value-type="float">
            <text:p>-2.99121</text:p>
          </table:table-cell>
          <table:table-cell office:value-type="float" office:value="-4.88376" calcext:value-type="float">
            <text:p>-4.883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67063" calcext:value-type="float">
            <text:p>6.67063</text:p>
          </table:table-cell>
          <table:table-cell office:value-type="float" office:value="-7.96843" calcext:value-type="float">
            <text:p>-7.968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14228" calcext:value-type="float">
            <text:p>2.14228</text:p>
          </table:table-cell>
          <table:table-cell office:value-type="float" office:value="5.98179" calcext:value-type="float">
            <text:p>5.9817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5875" calcext:value-type="float">
            <text:p>3.5875</text:p>
          </table:table-cell>
          <table:table-cell office:value-type="float" office:value="-4.35622" calcext:value-type="float">
            <text:p>-4.35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20008" calcext:value-type="float">
            <text:p>-7.20008</text:p>
          </table:table-cell>
          <table:table-cell office:value-type="float" office:value="-1.64701" calcext:value-type="float">
            <text:p>-1.647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0797" calcext:value-type="float">
            <text:p>-6.0797</text:p>
          </table:table-cell>
          <table:table-cell office:value-type="float" office:value="-6.38241" calcext:value-type="float">
            <text:p>-6.382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27581" calcext:value-type="float">
            <text:p>5.27581</text:p>
          </table:table-cell>
          <table:table-cell office:value-type="float" office:value="-1.2951" calcext:value-type="float">
            <text:p>-1.29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73903" calcext:value-type="float">
            <text:p>8.73903</text:p>
          </table:table-cell>
          <table:table-cell office:value-type="float" office:value="3.7511" calcext:value-type="float">
            <text:p>3.75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23494" calcext:value-type="float">
            <text:p>-8.23494</text:p>
          </table:table-cell>
          <table:table-cell office:value-type="float" office:value="4.56866" calcext:value-type="float">
            <text:p>4.568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.79372" calcext:value-type="float">
            <text:p>-2.79372</text:p>
          </table:table-cell>
          <table:table-cell office:value-type="float" office:value="-0.401153" calcext:value-type="float">
            <text:p>-0.4011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722889" calcext:value-type="float">
            <text:p>-0.722889</text:p>
          </table:table-cell>
          <table:table-cell office:value-type="float" office:value="-8.22023" calcext:value-type="float">
            <text:p>-8.220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84334" calcext:value-type="float">
            <text:p>7.84334</text:p>
          </table:table-cell>
          <table:table-cell office:value-type="float" office:value="1.05661" calcext:value-type="float">
            <text:p>1.056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13001" calcext:value-type="float">
            <text:p>-2.13001</text:p>
          </table:table-cell>
          <table:table-cell office:value-type="float" office:value="8.61881" calcext:value-type="float">
            <text:p>8.618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91684" calcext:value-type="float">
            <text:p>-9.91684</text:p>
          </table:table-cell>
          <table:table-cell office:value-type="float" office:value="-9.28151" calcext:value-type="float">
            <text:p>-9.281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52367" calcext:value-type="float">
            <text:p>-4.52367</text:p>
          </table:table-cell>
          <table:table-cell office:value-type="float" office:value="-4.34106" calcext:value-type="float">
            <text:p>-4.3410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.67996" calcext:value-type="float">
            <text:p>9.67996</text:p>
          </table:table-cell>
          <table:table-cell office:value-type="float" office:value="7.55385" calcext:value-type="float">
            <text:p>7.5538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7406" calcext:value-type="float">
            <text:p>-9.97406</text:p>
          </table:table-cell>
          <table:table-cell office:value-type="float" office:value="8.73724" calcext:value-type="float">
            <text:p>8.737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89156" calcext:value-type="float">
            <text:p>1.89156</text:p>
          </table:table-cell>
          <table:table-cell office:value-type="float" office:value="9.18697" calcext:value-type="float">
            <text:p>9.1869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852" calcext:value-type="float">
            <text:p>4.7852</text:p>
          </table:table-cell>
          <table:table-cell office:value-type="float" office:value="4.44137" calcext:value-type="float">
            <text:p>4.4413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986" calcext:value-type="float">
            <text:p>-1.986</text:p>
          </table:table-cell>
          <table:table-cell office:value-type="float" office:value="-7.14369" calcext:value-type="float">
            <text:p>-7.143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3549" calcext:value-type="float">
            <text:p>7.3549</text:p>
          </table:table-cell>
          <table:table-cell office:value-type="float" office:value="-7.45133" calcext:value-type="float">
            <text:p>-7.451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7329" calcext:value-type="float">
            <text:p>2.7329</text:p>
          </table:table-cell>
          <table:table-cell office:value-type="float" office:value="5.79147" calcext:value-type="float">
            <text:p>5.7914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6067" calcext:value-type="float">
            <text:p>3.6067</text:p>
          </table:table-cell>
          <table:table-cell office:value-type="float" office:value="-5.56709" calcext:value-type="float">
            <text:p>-5.56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75974" calcext:value-type="float">
            <text:p>-8.75974</text:p>
          </table:table-cell>
          <table:table-cell office:value-type="float" office:value="-3.67519" calcext:value-type="float">
            <text:p>-3.675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84388" calcext:value-type="float">
            <text:p>-6.84388</text:p>
          </table:table-cell>
          <table:table-cell office:value-type="float" office:value="-7.46829" calcext:value-type="float">
            <text:p>-7.468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20841" calcext:value-type="float">
            <text:p>7.20841</text:p>
          </table:table-cell>
          <table:table-cell office:value-type="float" office:value="-2.31917" calcext:value-type="float">
            <text:p>-2.319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01016" calcext:value-type="float">
            <text:p>9.01016</text:p>
          </table:table-cell>
          <table:table-cell office:value-type="float" office:value="3.93077" calcext:value-type="float">
            <text:p>3.930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69487" calcext:value-type="float">
            <text:p>-8.69487</text:p>
          </table:table-cell>
          <table:table-cell office:value-type="float" office:value="2.82989" calcext:value-type="float">
            <text:p>2.829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19011" calcext:value-type="float">
            <text:p>-1.19011</text:p>
          </table:table-cell>
          <table:table-cell office:value-type="float" office:value="-1.0514" calcext:value-type="float">
            <text:p>-1.05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81511" calcext:value-type="float">
            <text:p>-1.81511</text:p>
          </table:table-cell>
          <table:table-cell office:value-type="float" office:value="-9.0803" calcext:value-type="float">
            <text:p>-9.08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95307" calcext:value-type="float">
            <text:p>7.95307</text:p>
          </table:table-cell>
          <table:table-cell office:value-type="float" office:value="1.89312" calcext:value-type="float">
            <text:p>1.893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06518" calcext:value-type="float">
            <text:p>-3.06518</text:p>
          </table:table-cell>
          <table:table-cell office:value-type="float" office:value="8.91813" calcext:value-type="float">
            <text:p>8.918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32198" calcext:value-type="float">
            <text:p>-9.32198</text:p>
          </table:table-cell>
          <table:table-cell office:value-type="float" office:value="-10.2306" calcext:value-type="float">
            <text:p>-10.23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48669" calcext:value-type="float">
            <text:p>-4.48669</text:p>
          </table:table-cell>
          <table:table-cell office:value-type="float" office:value="-5.10424" calcext:value-type="float">
            <text:p>-5.104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45694" calcext:value-type="float">
            <text:p>8.45694</text:p>
          </table:table-cell>
          <table:table-cell office:value-type="float" office:value="7.45701" calcext:value-type="float">
            <text:p>7.4570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5868" calcext:value-type="float">
            <text:p>-9.95868</text:p>
          </table:table-cell>
          <table:table-cell office:value-type="float" office:value="9.41463" calcext:value-type="float">
            <text:p>9.414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05491" calcext:value-type="float">
            <text:p>2.05491</text:p>
          </table:table-cell>
          <table:table-cell office:value-type="float" office:value="8.96076" calcext:value-type="float">
            <text:p>8.960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84556" calcext:value-type="float">
            <text:p>4.84556</text:p>
          </table:table-cell>
          <table:table-cell office:value-type="float" office:value="4.55819" calcext:value-type="float">
            <text:p>4.558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77606" calcext:value-type="float">
            <text:p>-1.77606</text:p>
          </table:table-cell>
          <table:table-cell office:value-type="float" office:value="-6.41183" calcext:value-type="float">
            <text:p>-6.4118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09432" calcext:value-type="float">
            <text:p>6.09432</text:p>
          </table:table-cell>
          <table:table-cell office:value-type="float" office:value="-8.01968" calcext:value-type="float">
            <text:p>-8.0196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62971" calcext:value-type="float">
            <text:p>2.62971</text:p>
          </table:table-cell>
          <table:table-cell office:value-type="float" office:value="6.12821" calcext:value-type="float">
            <text:p>6.128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70766" calcext:value-type="float">
            <text:p>4.70766</text:p>
          </table:table-cell>
          <table:table-cell office:value-type="float" office:value="-4.51094" calcext:value-type="float">
            <text:p>-4.51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3488" calcext:value-type="float">
            <text:p>-8.3488</text:p>
          </table:table-cell>
          <table:table-cell office:value-type="float" office:value="-2.61235" calcext:value-type="float">
            <text:p>-2.612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15966" calcext:value-type="float">
            <text:p>-6.15966</text:p>
          </table:table-cell>
          <table:table-cell office:value-type="float" office:value="-9.159" calcext:value-type="float">
            <text:p>-9.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68279" calcext:value-type="float">
            <text:p>4.68279</text:p>
          </table:table-cell>
          <table:table-cell office:value-type="float" office:value="-1.7427" calcext:value-type="float">
            <text:p>-1.74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76203" calcext:value-type="float">
            <text:p>7.76203</text:p>
          </table:table-cell>
          <table:table-cell office:value-type="float" office:value="4.54846" calcext:value-type="float">
            <text:p>4.548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0413" calcext:value-type="float">
            <text:p>-9.0413</text:p>
          </table:table-cell>
          <table:table-cell office:value-type="float" office:value="4.85233" calcext:value-type="float">
            <text:p>4.852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.34315" calcext:value-type="float">
            <text:p>-2.34315</text:p>
          </table:table-cell>
          <table:table-cell office:value-type="float" office:value="-1.35433" calcext:value-type="float">
            <text:p>-1.354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665162" calcext:value-type="float">
            <text:p>-0.665162</text:p>
          </table:table-cell>
          <table:table-cell office:value-type="float" office:value="-8.17483" calcext:value-type="float">
            <text:p>-8.174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52309" calcext:value-type="float">
            <text:p>7.52309</text:p>
          </table:table-cell>
          <table:table-cell office:value-type="float" office:value="1.29115" calcext:value-type="float">
            <text:p>1.291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5.76522" calcext:value-type="float">
            <text:p>-5.76522</text:p>
          </table:table-cell>
          <table:table-cell office:value-type="float" office:value="11.7241" calcext:value-type="float">
            <text:p>11.72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90769" calcext:value-type="float">
            <text:p>-9.90769</text:p>
          </table:table-cell>
          <table:table-cell office:value-type="float" office:value="-10.0612" calcext:value-type="float">
            <text:p>-10.06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29373" calcext:value-type="float">
            <text:p>-4.29373</text:p>
          </table:table-cell>
          <table:table-cell office:value-type="float" office:value="-4.05917" calcext:value-type="float">
            <text:p>-4.059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76898" calcext:value-type="float">
            <text:p>6.76898</text:p>
          </table:table-cell>
          <table:table-cell office:value-type="float" office:value="7.26154" calcext:value-type="float">
            <text:p>7.26154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409" calcext:value-type="float">
            <text:p>-10.0409</text:p>
          </table:table-cell>
          <table:table-cell office:value-type="float" office:value="10.4265" calcext:value-type="float">
            <text:p>10.426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75963" calcext:value-type="float">
            <text:p>1.75963</text:p>
          </table:table-cell>
          <table:table-cell office:value-type="float" office:value="8.28478" calcext:value-type="float">
            <text:p>8.284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.04818" calcext:value-type="float">
            <text:p>6.04818</text:p>
          </table:table-cell>
          <table:table-cell office:value-type="float" office:value="3.87076" calcext:value-type="float">
            <text:p>3.870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59501" calcext:value-type="float">
            <text:p>-1.59501</text:p>
          </table:table-cell>
          <table:table-cell office:value-type="float" office:value="-5.9604" calcext:value-type="float">
            <text:p>-5.960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6146" calcext:value-type="float">
            <text:p>5.6146</text:p>
          </table:table-cell>
          <table:table-cell office:value-type="float" office:value="-8.19907" calcext:value-type="float">
            <text:p>-8.1990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76815" calcext:value-type="float">
            <text:p>1.76815</text:p>
          </table:table-cell>
          <table:table-cell office:value-type="float" office:value="5.85868" calcext:value-type="float">
            <text:p>5.858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3323" calcext:value-type="float">
            <text:p>4.3323</text:p>
          </table:table-cell>
          <table:table-cell office:value-type="float" office:value="-4.25099" calcext:value-type="float">
            <text:p>-4.25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7484" calcext:value-type="float">
            <text:p>-7.7484</text:p>
          </table:table-cell>
          <table:table-cell office:value-type="float" office:value="-2.84117" calcext:value-type="float">
            <text:p>-2.84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1336" calcext:value-type="float">
            <text:p>-6.61336</text:p>
          </table:table-cell>
          <table:table-cell office:value-type="float" office:value="-9.16218" calcext:value-type="float">
            <text:p>-9.162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58678" calcext:value-type="float">
            <text:p>5.58678</text:p>
          </table:table-cell>
          <table:table-cell office:value-type="float" office:value="-1.46549" calcext:value-type="float">
            <text:p>-1.465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32988" calcext:value-type="float">
            <text:p>8.32988</text:p>
          </table:table-cell>
          <table:table-cell office:value-type="float" office:value="3.72777" calcext:value-type="float">
            <text:p>3.727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.35439" calcext:value-type="float">
            <text:p>-6.35439</text:p>
          </table:table-cell>
          <table:table-cell office:value-type="float" office:value="3.82325" calcext:value-type="float">
            <text:p>3.823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.06103" calcext:value-type="float">
            <text:p>-2.06103</text:p>
          </table:table-cell>
          <table:table-cell office:value-type="float" office:value="-0.807878" calcext:value-type="float">
            <text:p>-0.8078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14554" calcext:value-type="float">
            <text:p>-1.14554</text:p>
          </table:table-cell>
          <table:table-cell office:value-type="float" office:value="-8.98245" calcext:value-type="float">
            <text:p>-8.982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29609" calcext:value-type="float">
            <text:p>9.29609</text:p>
          </table:table-cell>
          <table:table-cell office:value-type="float" office:value="0.0830677" calcext:value-type="float">
            <text:p>0.08306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.58356" calcext:value-type="float">
            <text:p>-4.58356</text:p>
          </table:table-cell>
          <table:table-cell office:value-type="float" office:value="9.75091" calcext:value-type="float">
            <text:p>9.7509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64991" calcext:value-type="float">
            <text:p>-8.64991</text:p>
          </table:table-cell>
          <table:table-cell office:value-type="float" office:value="-10.7739" calcext:value-type="float">
            <text:p>-10.77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37073" calcext:value-type="float">
            <text:p>-4.37073</text:p>
          </table:table-cell>
          <table:table-cell office:value-type="float" office:value="-4.1136" calcext:value-type="float">
            <text:p>-4.11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70925" calcext:value-type="float">
            <text:p>6.70925</text:p>
          </table:table-cell>
          <table:table-cell office:value-type="float" office:value="7.37117" calcext:value-type="float">
            <text:p>7.37117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6042" calcext:value-type="float">
            <text:p>-9.96042</text:p>
          </table:table-cell>
          <table:table-cell office:value-type="float" office:value="10.9843" calcext:value-type="float">
            <text:p>10.984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54246" calcext:value-type="float">
            <text:p>1.54246</text:p>
          </table:table-cell>
          <table:table-cell office:value-type="float" office:value="8.67745" calcext:value-type="float">
            <text:p>8.677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81472" calcext:value-type="float">
            <text:p>4.81472</text:p>
          </table:table-cell>
          <table:table-cell office:value-type="float" office:value="4.47099" calcext:value-type="float">
            <text:p>4.4709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06354" calcext:value-type="float">
            <text:p>-1.06354</text:p>
          </table:table-cell>
          <table:table-cell office:value-type="float" office:value="-6.0243" calcext:value-type="float">
            <text:p>-6.024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32971" calcext:value-type="float">
            <text:p>6.32971</text:p>
          </table:table-cell>
          <table:table-cell office:value-type="float" office:value="-7.90154" calcext:value-type="float">
            <text:p>-7.9015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47046" calcext:value-type="float">
            <text:p>2.47046</text:p>
          </table:table-cell>
          <table:table-cell office:value-type="float" office:value="5.94521" calcext:value-type="float">
            <text:p>5.945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06986" calcext:value-type="float">
            <text:p>3.06986</text:p>
          </table:table-cell>
          <table:table-cell office:value-type="float" office:value="-5.90742" calcext:value-type="float">
            <text:p>-5.907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97632" calcext:value-type="float">
            <text:p>-8.97632</text:p>
          </table:table-cell>
          <table:table-cell office:value-type="float" office:value="-4.52084" calcext:value-type="float">
            <text:p>-4.520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71129" calcext:value-type="float">
            <text:p>-6.71129</text:p>
          </table:table-cell>
          <table:table-cell office:value-type="float" office:value="-9.01557" calcext:value-type="float">
            <text:p>-9.015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36473" calcext:value-type="float">
            <text:p>6.36473</text:p>
          </table:table-cell>
          <table:table-cell office:value-type="float" office:value="-2.89621" calcext:value-type="float">
            <text:p>-2.896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11094" calcext:value-type="float">
            <text:p>9.11094</text:p>
          </table:table-cell>
          <table:table-cell office:value-type="float" office:value="4.00272" calcext:value-type="float">
            <text:p>4.002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0.7497" calcext:value-type="float">
            <text:p>-10.7497</text:p>
          </table:table-cell>
          <table:table-cell office:value-type="float" office:value="8.04314" calcext:value-type="float">
            <text:p>8.043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62432" calcext:value-type="float">
            <text:p>-1.62432</text:p>
          </table:table-cell>
          <table:table-cell office:value-type="float" office:value="-1.51083" calcext:value-type="float">
            <text:p>-1.510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.27901" calcext:value-type="float">
            <text:p>-2.27901</text:p>
          </table:table-cell>
          <table:table-cell office:value-type="float" office:value="-9.25307" calcext:value-type="float">
            <text:p>-9.253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61661" calcext:value-type="float">
            <text:p>9.61661</text:p>
          </table:table-cell>
          <table:table-cell office:value-type="float" office:value="0.400346" calcext:value-type="float">
            <text:p>0.4003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21131" calcext:value-type="float">
            <text:p>-2.21131</text:p>
          </table:table-cell>
          <table:table-cell office:value-type="float" office:value="9.52305" calcext:value-type="float">
            <text:p>9.523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37225" calcext:value-type="float">
            <text:p>-9.37225</text:p>
          </table:table-cell>
          <table:table-cell office:value-type="float" office:value="-10.655" calcext:value-type="float">
            <text:p>-10.6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11613" calcext:value-type="float">
            <text:p>-4.11613</text:p>
          </table:table-cell>
          <table:table-cell office:value-type="float" office:value="-3.87604" calcext:value-type="float">
            <text:p>-3.876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47621" calcext:value-type="float">
            <text:p>7.47621</text:p>
          </table:table-cell>
          <table:table-cell office:value-type="float" office:value="7.38451" calcext:value-type="float">
            <text:p>7.3845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8428" calcext:value-type="float">
            <text:p>-9.8428</text:p>
          </table:table-cell>
          <table:table-cell office:value-type="float" office:value="10.5153" calcext:value-type="float">
            <text:p>10.515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70048" calcext:value-type="float">
            <text:p>0.470048</text:p>
          </table:table-cell>
          <table:table-cell office:value-type="float" office:value="8.66765" calcext:value-type="float">
            <text:p>8.6676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7573" calcext:value-type="float">
            <text:p>4.97573</text:p>
          </table:table-cell>
          <table:table-cell office:value-type="float" office:value="3.6661" calcext:value-type="float">
            <text:p>3.66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98817" calcext:value-type="float">
            <text:p>-1.98817</text:p>
          </table:table-cell>
          <table:table-cell office:value-type="float" office:value="-5.85598" calcext:value-type="float">
            <text:p>-5.8559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23917" calcext:value-type="float">
            <text:p>7.23917</text:p>
          </table:table-cell>
          <table:table-cell office:value-type="float" office:value="-7.51293" calcext:value-type="float">
            <text:p>-7.512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74386" calcext:value-type="float">
            <text:p>0.874386</text:p>
          </table:table-cell>
          <table:table-cell office:value-type="float" office:value="6.707" calcext:value-type="float">
            <text:p>6.70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91068" calcext:value-type="float">
            <text:p>3.91068</text:p>
          </table:table-cell>
          <table:table-cell office:value-type="float" office:value="-5.01321" calcext:value-type="float">
            <text:p>-5.01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69324" calcext:value-type="float">
            <text:p>-7.69324</text:p>
          </table:table-cell>
          <table:table-cell office:value-type="float" office:value="-2.27566" calcext:value-type="float">
            <text:p>-2.275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7637" calcext:value-type="float">
            <text:p>-6.37637</text:p>
          </table:table-cell>
          <table:table-cell office:value-type="float" office:value="-8.71405" calcext:value-type="float">
            <text:p>-8.714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36185" calcext:value-type="float">
            <text:p>5.36185</text:p>
          </table:table-cell>
          <table:table-cell office:value-type="float" office:value="-2.24586" calcext:value-type="float">
            <text:p>-2.245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26092" calcext:value-type="float">
            <text:p>8.26092</text:p>
          </table:table-cell>
          <table:table-cell office:value-type="float" office:value="4.65221" calcext:value-type="float">
            <text:p>4.652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29117" calcext:value-type="float">
            <text:p>-8.29117</text:p>
          </table:table-cell>
          <table:table-cell office:value-type="float" office:value="3.75834" calcext:value-type="float">
            <text:p>3.758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780465" calcext:value-type="float">
            <text:p>-0.780465</text:p>
          </table:table-cell>
          <table:table-cell office:value-type="float" office:value="-0.229515" calcext:value-type="float">
            <text:p>-0.2295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.41817" calcext:value-type="float">
            <text:p>-2.41817</text:p>
          </table:table-cell>
          <table:table-cell office:value-type="float" office:value="-9.70311" calcext:value-type="float">
            <text:p>-9.703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4883" calcext:value-type="float">
            <text:p>10.4883</text:p>
          </table:table-cell>
          <table:table-cell office:value-type="float" office:value="0.687689" calcext:value-type="float">
            <text:p>0.6876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18132" calcext:value-type="float">
            <text:p>-3.18132</text:p>
          </table:table-cell>
          <table:table-cell office:value-type="float" office:value="8.63856" calcext:value-type="float">
            <text:p>8.6385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691" calcext:value-type="float">
            <text:p>-10.691</text:p>
          </table:table-cell>
          <table:table-cell office:value-type="float" office:value="-9.36324" calcext:value-type="float">
            <text:p>-9.363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43483" calcext:value-type="float">
            <text:p>-4.43483</text:p>
          </table:table-cell>
          <table:table-cell office:value-type="float" office:value="-3.90765" calcext:value-type="float">
            <text:p>-3.907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11676" calcext:value-type="float">
            <text:p>8.11676</text:p>
          </table:table-cell>
          <table:table-cell office:value-type="float" office:value="7.43496" calcext:value-type="float">
            <text:p>7.4349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6085" calcext:value-type="float">
            <text:p>-9.96085</text:p>
          </table:table-cell>
          <table:table-cell office:value-type="float" office:value="9.33514" calcext:value-type="float">
            <text:p>9.335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40495" calcext:value-type="float">
            <text:p>1.40495</text:p>
          </table:table-cell>
          <table:table-cell office:value-type="float" office:value="9.30693" calcext:value-type="float">
            <text:p>9.3069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26916" calcext:value-type="float">
            <text:p>5.26916</text:p>
          </table:table-cell>
          <table:table-cell office:value-type="float" office:value="3.93428" calcext:value-type="float">
            <text:p>3.934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326654" calcext:value-type="float">
            <text:p>-0.326654</text:p>
          </table:table-cell>
          <table:table-cell office:value-type="float" office:value="-6.23984" calcext:value-type="float">
            <text:p>-6.239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31553" calcext:value-type="float">
            <text:p>7.31553</text:p>
          </table:table-cell>
          <table:table-cell office:value-type="float" office:value="-7.01067" calcext:value-type="float">
            <text:p>-7.010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02768" calcext:value-type="float">
            <text:p>1.02768</text:p>
          </table:table-cell>
          <table:table-cell office:value-type="float" office:value="6.41895" calcext:value-type="float">
            <text:p>6.4189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86239" calcext:value-type="float">
            <text:p>3.86239</text:p>
          </table:table-cell>
          <table:table-cell office:value-type="float" office:value="-4.74511" calcext:value-type="float">
            <text:p>-4.745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0336" calcext:value-type="float">
            <text:p>-10.0336</text:p>
          </table:table-cell>
          <table:table-cell office:value-type="float" office:value="-5.04022" calcext:value-type="float">
            <text:p>-5.040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5999" calcext:value-type="float">
            <text:p>-6.35999</text:p>
          </table:table-cell>
          <table:table-cell office:value-type="float" office:value="-8.26552" calcext:value-type="float">
            <text:p>-8.265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04594" calcext:value-type="float">
            <text:p>5.04594</text:p>
          </table:table-cell>
          <table:table-cell office:value-type="float" office:value="-2.15094" calcext:value-type="float">
            <text:p>-2.150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81411" calcext:value-type="float">
            <text:p>8.81411</text:p>
          </table:table-cell>
          <table:table-cell office:value-type="float" office:value="3.91075" calcext:value-type="float">
            <text:p>3.910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.53614" calcext:value-type="float">
            <text:p>-6.53614</text:p>
          </table:table-cell>
          <table:table-cell office:value-type="float" office:value="3.35288" calcext:value-type="float">
            <text:p>3.352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93061" calcext:value-type="float">
            <text:p>-1.93061</text:p>
          </table:table-cell>
          <table:table-cell office:value-type="float" office:value="-2.2207" calcext:value-type="float">
            <text:p>-2.22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37784" calcext:value-type="float">
            <text:p>-1.37784</text:p>
          </table:table-cell>
          <table:table-cell office:value-type="float" office:value="-8.59616" calcext:value-type="float">
            <text:p>-8.596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03136" calcext:value-type="float">
            <text:p>9.03136</text:p>
          </table:table-cell>
          <table:table-cell office:value-type="float" office:value="0.467462" calcext:value-type="float">
            <text:p>0.4674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28844" calcext:value-type="float">
            <text:p>-3.28844</text:p>
          </table:table-cell>
          <table:table-cell office:value-type="float" office:value="9.56369" calcext:value-type="float">
            <text:p>9.5636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21658" calcext:value-type="float">
            <text:p>-8.21658</text:p>
          </table:table-cell>
          <table:table-cell office:value-type="float" office:value="-12.2379" calcext:value-type="float">
            <text:p>-12.23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31663" calcext:value-type="float">
            <text:p>-4.31663</text:p>
          </table:table-cell>
          <table:table-cell office:value-type="float" office:value="-4.15115" calcext:value-type="float">
            <text:p>-4.151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77792" calcext:value-type="float">
            <text:p>8.77792</text:p>
          </table:table-cell>
          <table:table-cell office:value-type="float" office:value="7.74699" calcext:value-type="float">
            <text:p>7.74699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2194" calcext:value-type="float">
            <text:p>-10.2194</text:p>
          </table:table-cell>
          <table:table-cell office:value-type="float" office:value="9.09588" calcext:value-type="float">
            <text:p>9.0958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7137" calcext:value-type="float">
            <text:p>1.7137</text:p>
          </table:table-cell>
          <table:table-cell office:value-type="float" office:value="9.54576" calcext:value-type="float">
            <text:p>9.545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37347" calcext:value-type="float">
            <text:p>5.37347</text:p>
          </table:table-cell>
          <table:table-cell office:value-type="float" office:value="3.54771" calcext:value-type="float">
            <text:p>3.547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75448" calcext:value-type="float">
            <text:p>-2.75448</text:p>
          </table:table-cell>
          <table:table-cell office:value-type="float" office:value="-7.60107" calcext:value-type="float">
            <text:p>-7.6010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89746" calcext:value-type="float">
            <text:p>6.89746</text:p>
          </table:table-cell>
          <table:table-cell office:value-type="float" office:value="-7.28567" calcext:value-type="float">
            <text:p>-7.285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0692" calcext:value-type="float">
            <text:p>1.20692</text:p>
          </table:table-cell>
          <table:table-cell office:value-type="float" office:value="6.27694" calcext:value-type="float">
            <text:p>6.2769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46616" calcext:value-type="float">
            <text:p>4.46616</text:p>
          </table:table-cell>
          <table:table-cell office:value-type="float" office:value="-3.98733" calcext:value-type="float">
            <text:p>-3.98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85227" calcext:value-type="float">
            <text:p>-8.85227</text:p>
          </table:table-cell>
          <table:table-cell office:value-type="float" office:value="-4.0334" calcext:value-type="float">
            <text:p>-4.03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87385" calcext:value-type="float">
            <text:p>-5.87385</text:p>
          </table:table-cell>
          <table:table-cell office:value-type="float" office:value="-8.30604" calcext:value-type="float">
            <text:p>-8.306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6021" calcext:value-type="float">
            <text:p>7.6021</text:p>
          </table:table-cell>
          <table:table-cell office:value-type="float" office:value="-1.52548" calcext:value-type="float">
            <text:p>-1.525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52706" calcext:value-type="float">
            <text:p>9.527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55798" calcext:value-type="float">
            <text:p>-7.55798</text:p>
          </table:table-cell>
          <table:table-cell office:value-type="float" office:value="4.13967" calcext:value-type="float">
            <text:p>4.139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48626" calcext:value-type="float">
            <text:p>-1.48626</text:p>
          </table:table-cell>
          <table:table-cell office:value-type="float" office:value="-0.787813" calcext:value-type="float">
            <text:p>-0.7878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44045" calcext:value-type="float">
            <text:p>-1.44045</text:p>
          </table:table-cell>
          <table:table-cell office:value-type="float" office:value="-8.49571" calcext:value-type="float">
            <text:p>-8.495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36597" calcext:value-type="float">
            <text:p>8.36597</text:p>
          </table:table-cell>
          <table:table-cell office:value-type="float" office:value="0.399403" calcext:value-type="float">
            <text:p>0.39940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.14384" calcext:value-type="float">
            <text:p>-4.14384</text:p>
          </table:table-cell>
          <table:table-cell office:value-type="float" office:value="10.4279" calcext:value-type="float">
            <text:p>10.427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9325" calcext:value-type="float">
            <text:p>-8.9325</text:p>
          </table:table-cell>
          <table:table-cell office:value-type="float" office:value="-10.2234" calcext:value-type="float">
            <text:p>-10.22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50414" calcext:value-type="float">
            <text:p>-4.50414</text:p>
          </table:table-cell>
          <table:table-cell office:value-type="float" office:value="-4.01004" calcext:value-type="float">
            <text:p>-4.010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95537" calcext:value-type="float">
            <text:p>8.95537</text:p>
          </table:table-cell>
          <table:table-cell office:value-type="float" office:value="7.45383" calcext:value-type="float">
            <text:p>7.4538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213" calcext:value-type="float">
            <text:p>-10.0213</text:p>
          </table:table-cell>
          <table:table-cell office:value-type="float" office:value="10.0884" calcext:value-type="float">
            <text:p>10.08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8481" calcext:value-type="float">
            <text:p>1.8481</text:p>
          </table:table-cell>
          <table:table-cell office:value-type="float" office:value="9.37112" calcext:value-type="float">
            <text:p>9.371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82964" calcext:value-type="float">
            <text:p>4.82964</text:p>
          </table:table-cell>
          <table:table-cell office:value-type="float" office:value="3.87116" calcext:value-type="float">
            <text:p>3.871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10084" calcext:value-type="float">
            <text:p>-1.10084</text:p>
          </table:table-cell>
          <table:table-cell office:value-type="float" office:value="-5.4705" calcext:value-type="float">
            <text:p>-5.470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72338" calcext:value-type="float">
            <text:p>6.72338</text:p>
          </table:table-cell>
          <table:table-cell office:value-type="float" office:value="-7.4173" calcext:value-type="float">
            <text:p>-7.417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09701" calcext:value-type="float">
            <text:p>0.609701</text:p>
          </table:table-cell>
          <table:table-cell office:value-type="float" office:value="6.0236" calcext:value-type="float">
            <text:p>6.023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41138" calcext:value-type="float">
            <text:p>4.41138</text:p>
          </table:table-cell>
          <table:table-cell office:value-type="float" office:value="-4.29407" calcext:value-type="float">
            <text:p>-4.294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03189" calcext:value-type="float">
            <text:p>-9.03189</text:p>
          </table:table-cell>
          <table:table-cell office:value-type="float" office:value="-4.04806" calcext:value-type="float">
            <text:p>-4.048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89582" calcext:value-type="float">
            <text:p>-6.89582</text:p>
          </table:table-cell>
          <table:table-cell office:value-type="float" office:value="-8.39183" calcext:value-type="float">
            <text:p>-8.391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0762" calcext:value-type="float">
            <text:p>5.0762</text:p>
          </table:table-cell>
          <table:table-cell office:value-type="float" office:value="-1.57727" calcext:value-type="float">
            <text:p>-1.577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5581" calcext:value-type="float">
            <text:p>9.5581</text:p>
          </table:table-cell>
          <table:table-cell office:value-type="float" office:value="3.27347" calcext:value-type="float">
            <text:p>3.273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97567" calcext:value-type="float">
            <text:p>-8.97567</text:p>
          </table:table-cell>
          <table:table-cell office:value-type="float" office:value="4.68851" calcext:value-type="float">
            <text:p>4.688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12968" calcext:value-type="float">
            <text:p>-1.12968</text:p>
          </table:table-cell>
          <table:table-cell office:value-type="float" office:value="-0.924883" calcext:value-type="float">
            <text:p>-0.9248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57796" calcext:value-type="float">
            <text:p>-1.57796</text:p>
          </table:table-cell>
          <table:table-cell office:value-type="float" office:value="-9.3632" calcext:value-type="float">
            <text:p>-9.36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91665" calcext:value-type="float">
            <text:p>9.91665</text:p>
          </table:table-cell>
          <table:table-cell office:value-type="float" office:value="0.29422" calcext:value-type="float">
            <text:p>0.294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24122" calcext:value-type="float">
            <text:p>-2.24122</text:p>
          </table:table-cell>
          <table:table-cell office:value-type="float" office:value="10.1961" calcext:value-type="float">
            <text:p>10.19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3823" calcext:value-type="float">
            <text:p>-8.3823</text:p>
          </table:table-cell>
          <table:table-cell office:value-type="float" office:value="-9.78176" calcext:value-type="float">
            <text:p>-9.781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51153" calcext:value-type="float">
            <text:p>-4.51153</text:p>
          </table:table-cell>
          <table:table-cell office:value-type="float" office:value="-3.91516" calcext:value-type="float">
            <text:p>-3.915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87057" calcext:value-type="float">
            <text:p>6.87057</text:p>
          </table:table-cell>
          <table:table-cell office:value-type="float" office:value="7.45296" calcext:value-type="float">
            <text:p>7.4529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83369" calcext:value-type="float">
            <text:p>-9.83369</text:p>
          </table:table-cell>
          <table:table-cell office:value-type="float" office:value="10.1714" calcext:value-type="float">
            <text:p>10.17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91008" calcext:value-type="float">
            <text:p>1.91008</text:p>
          </table:table-cell>
          <table:table-cell office:value-type="float" office:value="9.33967" calcext:value-type="float">
            <text:p>9.339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34613" calcext:value-type="float">
            <text:p>5.34613</text:p>
          </table:table-cell>
          <table:table-cell office:value-type="float" office:value="3.55958" calcext:value-type="float">
            <text:p>3.559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83598" calcext:value-type="float">
            <text:p>-1.83598</text:p>
          </table:table-cell>
          <table:table-cell office:value-type="float" office:value="-4.94809" calcext:value-type="float">
            <text:p>-4.9480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56542" calcext:value-type="float">
            <text:p>6.56542</text:p>
          </table:table-cell>
          <table:table-cell office:value-type="float" office:value="-7.69659" calcext:value-type="float">
            <text:p>-7.6965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737475" calcext:value-type="float">
            <text:p>0.737475</text:p>
          </table:table-cell>
          <table:table-cell office:value-type="float" office:value="6.69339" calcext:value-type="float">
            <text:p>6.6933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83378" calcext:value-type="float">
            <text:p>4.83378</text:p>
          </table:table-cell>
          <table:table-cell office:value-type="float" office:value="-4.29234" calcext:value-type="float">
            <text:p>-4.29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13572" calcext:value-type="float">
            <text:p>-8.13572</text:p>
          </table:table-cell>
          <table:table-cell office:value-type="float" office:value="-3.3417" calcext:value-type="float">
            <text:p>-3.34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9943" calcext:value-type="float">
            <text:p>-6.39943</text:p>
          </table:table-cell>
          <table:table-cell office:value-type="float" office:value="-8.59678" calcext:value-type="float">
            <text:p>-8.596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06953" calcext:value-type="float">
            <text:p>8.06953</text:p>
          </table:table-cell>
          <table:table-cell office:value-type="float" office:value="-5.28411" calcext:value-type="float">
            <text:p>-5.284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10693" calcext:value-type="float">
            <text:p>9.10693</text:p>
          </table:table-cell>
          <table:table-cell office:value-type="float" office:value="3.68584" calcext:value-type="float">
            <text:p>3.685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46687" calcext:value-type="float">
            <text:p>-8.46687</text:p>
          </table:table-cell>
          <table:table-cell office:value-type="float" office:value="5.5187" calcext:value-type="float">
            <text:p>5.518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.56282" calcext:value-type="float">
            <text:p>-2.56282</text:p>
          </table:table-cell>
          <table:table-cell office:value-type="float" office:value="-1.12639" calcext:value-type="float">
            <text:p>-1.126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.15981" calcext:value-type="float">
            <text:p>-2.15981</text:p>
          </table:table-cell>
          <table:table-cell office:value-type="float" office:value="-9.27839" calcext:value-type="float">
            <text:p>-9.278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38104" calcext:value-type="float">
            <text:p>9.38104</text:p>
          </table:table-cell>
          <table:table-cell office:value-type="float" office:value="0.877184" calcext:value-type="float">
            <text:p>0.8771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9483" calcext:value-type="float">
            <text:p>-2.9483</text:p>
          </table:table-cell>
          <table:table-cell office:value-type="float" office:value="8.69143" calcext:value-type="float">
            <text:p>8.691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41722" calcext:value-type="float">
            <text:p>-9.41722</text:p>
          </table:table-cell>
          <table:table-cell office:value-type="float" office:value="-10.0378" calcext:value-type="float">
            <text:p>-10.037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56041" calcext:value-type="float">
            <text:p>8.56041</text:p>
          </table:table-cell>
          <table:table-cell office:value-type="float" office:value="7.37918" calcext:value-type="float">
            <text:p>7.37918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718" calcext:value-type="float">
            <text:p>-10.0718</text:p>
          </table:table-cell>
          <table:table-cell office:value-type="float" office:value="8.27685" calcext:value-type="float">
            <text:p>8.276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60704" calcext:value-type="float">
            <text:p>1.60704</text:p>
          </table:table-cell>
          <table:table-cell office:value-type="float" office:value="8.98313" calcext:value-type="float">
            <text:p>8.983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5368" calcext:value-type="float">
            <text:p>5.5368</text:p>
          </table:table-cell>
          <table:table-cell office:value-type="float" office:value="3.56762" calcext:value-type="float">
            <text:p>3.5676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3.38607" calcext:value-type="float">
            <text:p>-3.38607</text:p>
          </table:table-cell>
          <table:table-cell office:value-type="float" office:value="-6.31378" calcext:value-type="float">
            <text:p>-6.3137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20958" calcext:value-type="float">
            <text:p>7.20958</text:p>
          </table:table-cell>
          <table:table-cell office:value-type="float" office:value="-7.55565" calcext:value-type="float">
            <text:p>-7.5556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4433" calcext:value-type="float">
            <text:p>1.24433</text:p>
          </table:table-cell>
          <table:table-cell office:value-type="float" office:value="6.07967" calcext:value-type="float">
            <text:p>6.079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5191" calcext:value-type="float">
            <text:p>4.5191</text:p>
          </table:table-cell>
          <table:table-cell office:value-type="float" office:value="-4.44492" calcext:value-type="float">
            <text:p>-4.44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86449" calcext:value-type="float">
            <text:p>-8.86449</text:p>
          </table:table-cell>
          <table:table-cell office:value-type="float" office:value="-3.94871" calcext:value-type="float">
            <text:p>-3.948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49258" calcext:value-type="float">
            <text:p>-6.49258</text:p>
          </table:table-cell>
          <table:table-cell office:value-type="float" office:value="-8.33688" calcext:value-type="float">
            <text:p>-8.336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2305" calcext:value-type="float">
            <text:p>6.2305</text:p>
          </table:table-cell>
          <table:table-cell office:value-type="float" office:value="-2.31328" calcext:value-type="float">
            <text:p>-2.313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10275" calcext:value-type="float">
            <text:p>8.10275</text:p>
          </table:table-cell>
          <table:table-cell office:value-type="float" office:value="3.80001" calcext:value-type="float">
            <text:p>3.800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242" calcext:value-type="float">
            <text:p>-8.242</text:p>
          </table:table-cell>
          <table:table-cell office:value-type="float" office:value="2.7486" calcext:value-type="float">
            <text:p>2.74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2648" calcext:value-type="float">
            <text:p>-1.2648</text:p>
          </table:table-cell>
          <table:table-cell office:value-type="float" office:value="-0.795073" calcext:value-type="float">
            <text:p>-0.79507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61618" calcext:value-type="float">
            <text:p>-1.61618</text:p>
          </table:table-cell>
          <table:table-cell office:value-type="float" office:value="-8.50726" calcext:value-type="float">
            <text:p>-8.507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98342" calcext:value-type="float">
            <text:p>9.98342</text:p>
          </table:table-cell>
          <table:table-cell office:value-type="float" office:value="0.724256" calcext:value-type="float">
            <text:p>0.7242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.3531" calcext:value-type="float">
            <text:p>-4.3531</text:p>
          </table:table-cell>
          <table:table-cell office:value-type="float" office:value="10.1408" calcext:value-type="float">
            <text:p>10.14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7.86941" calcext:value-type="float">
            <text:p>-7.86941</text:p>
          </table:table-cell>
          <table:table-cell office:value-type="float" office:value="-10.5824" calcext:value-type="float">
            <text:p>-10.5824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26255" calcext:value-type="float">
            <text:p>7.26255</text:p>
          </table:table-cell>
          <table:table-cell office:value-type="float" office:value="7.29171" calcext:value-type="float">
            <text:p>7.2917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4874" calcext:value-type="float">
            <text:p>-9.94874</text:p>
          </table:table-cell>
          <table:table-cell office:value-type="float" office:value="9.34809" calcext:value-type="float">
            <text:p>9.348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02922" calcext:value-type="float">
            <text:p>1.02922</text:p>
          </table:table-cell>
          <table:table-cell office:value-type="float" office:value="8.156" calcext:value-type="float">
            <text:p>8.15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31659" calcext:value-type="float">
            <text:p>5.31659</text:p>
          </table:table-cell>
          <table:table-cell office:value-type="float" office:value="4.06898" calcext:value-type="float">
            <text:p>4.0689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25945" calcext:value-type="float">
            <text:p>-2.25945</text:p>
          </table:table-cell>
          <table:table-cell office:value-type="float" office:value="-6.61583" calcext:value-type="float">
            <text:p>-6.6158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29275" calcext:value-type="float">
            <text:p>6.29275</text:p>
          </table:table-cell>
          <table:table-cell office:value-type="float" office:value="-7.86966" calcext:value-type="float">
            <text:p>-7.869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50215" calcext:value-type="float">
            <text:p>1.50215</text:p>
          </table:table-cell>
          <table:table-cell office:value-type="float" office:value="6.80693" calcext:value-type="float">
            <text:p>6.806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23427" calcext:value-type="float">
            <text:p>4.23427</text:p>
          </table:table-cell>
          <table:table-cell office:value-type="float" office:value="-5.03053" calcext:value-type="float">
            <text:p>-5.030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23683" calcext:value-type="float">
            <text:p>-9.23683</text:p>
          </table:table-cell>
          <table:table-cell office:value-type="float" office:value="-3.62431" calcext:value-type="float">
            <text:p>-3.624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834" calcext:value-type="float">
            <text:p>-6.3834</text:p>
          </table:table-cell>
          <table:table-cell office:value-type="float" office:value="-7.4508" calcext:value-type="float">
            <text:p>-7.45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51251" calcext:value-type="float">
            <text:p>5.51251</text:p>
          </table:table-cell>
          <table:table-cell office:value-type="float" office:value="-1.35499" calcext:value-type="float">
            <text:p>-1.354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17632" calcext:value-type="float">
            <text:p>8.17632</text:p>
          </table:table-cell>
          <table:table-cell office:value-type="float" office:value="4.34854" calcext:value-type="float">
            <text:p>4.348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54135" calcext:value-type="float">
            <text:p>-9.54135</text:p>
          </table:table-cell>
          <table:table-cell office:value-type="float" office:value="5.70866" calcext:value-type="float">
            <text:p>5.708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12013" calcext:value-type="float">
            <text:p>0.412013</text:p>
          </table:table-cell>
          <table:table-cell office:value-type="float" office:value="-1.45036" calcext:value-type="float">
            <text:p>-1.450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69562" calcext:value-type="float">
            <text:p>-1.69562</text:p>
          </table:table-cell>
          <table:table-cell office:value-type="float" office:value="-8.94741" calcext:value-type="float">
            <text:p>-8.947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2345" calcext:value-type="float">
            <text:p>9.2345</text:p>
          </table:table-cell>
          <table:table-cell office:value-type="float" office:value="0.65115" calcext:value-type="float">
            <text:p>0.651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97816" calcext:value-type="float">
            <text:p>-3.97816</text:p>
          </table:table-cell>
          <table:table-cell office:value-type="float" office:value="9.72143" calcext:value-type="float">
            <text:p>9.721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80453" calcext:value-type="float">
            <text:p>-9.80453</text:p>
          </table:table-cell>
          <table:table-cell office:value-type="float" office:value="-9.1712" calcext:value-type="float">
            <text:p>-9.171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54433" calcext:value-type="float">
            <text:p>6.54433</text:p>
          </table:table-cell>
          <table:table-cell office:value-type="float" office:value="7.20976" calcext:value-type="float">
            <text:p>7.2097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29" calcext:value-type="float">
            <text:p>-10.029</text:p>
          </table:table-cell>
          <table:table-cell office:value-type="float" office:value="9.78865" calcext:value-type="float">
            <text:p>9.7886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0.437" calcext:value-type="float">
            <text:p>-0.437</text:p>
          </table:table-cell>
          <table:table-cell office:value-type="float" office:value="8.82503" calcext:value-type="float">
            <text:p>8.8250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3987" calcext:value-type="float">
            <text:p>4.93987</text:p>
          </table:table-cell>
          <table:table-cell office:value-type="float" office:value="4.36261" calcext:value-type="float">
            <text:p>4.362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19209" calcext:value-type="float">
            <text:p>-2.19209</text:p>
          </table:table-cell>
          <table:table-cell office:value-type="float" office:value="-5.90975" calcext:value-type="float">
            <text:p>-5.9097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33116" calcext:value-type="float">
            <text:p>6.33116</text:p>
          </table:table-cell>
          <table:table-cell office:value-type="float" office:value="-7.80777" calcext:value-type="float">
            <text:p>-7.8077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61121" calcext:value-type="float">
            <text:p>1.61121</text:p>
          </table:table-cell>
          <table:table-cell office:value-type="float" office:value="6.17605" calcext:value-type="float">
            <text:p>6.1760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81988" calcext:value-type="float">
            <text:p>4.81988</text:p>
          </table:table-cell>
          <table:table-cell office:value-type="float" office:value="-4.21121" calcext:value-type="float">
            <text:p>-4.21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43361" calcext:value-type="float">
            <text:p>-9.43361</text:p>
          </table:table-cell>
          <table:table-cell office:value-type="float" office:value="-3.65627" calcext:value-type="float">
            <text:p>-3.656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4749" calcext:value-type="float">
            <text:p>-6.64749</text:p>
          </table:table-cell>
          <table:table-cell office:value-type="float" office:value="-8.44029" calcext:value-type="float">
            <text:p>-8.440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72462" calcext:value-type="float">
            <text:p>4.72462</text:p>
          </table:table-cell>
          <table:table-cell office:value-type="float" office:value="-2.17248" calcext:value-type="float">
            <text:p>-2.172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85404" calcext:value-type="float">
            <text:p>7.85404</text:p>
          </table:table-cell>
          <table:table-cell office:value-type="float" office:value="4.34552" calcext:value-type="float">
            <text:p>4.345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.50333" calcext:value-type="float">
            <text:p>-6.50333</text:p>
          </table:table-cell>
          <table:table-cell office:value-type="float" office:value="3.38709" calcext:value-type="float">
            <text:p>3.387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293581" calcext:value-type="float">
            <text:p>-0.293581</text:p>
          </table:table-cell>
          <table:table-cell office:value-type="float" office:value="-1.86779" calcext:value-type="float">
            <text:p>-1.8677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64345" calcext:value-type="float">
            <text:p>-1.64345</text:p>
          </table:table-cell>
          <table:table-cell office:value-type="float" office:value="-8.81845" calcext:value-type="float">
            <text:p>-8.818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4717" calcext:value-type="float">
            <text:p>7.4717</text:p>
          </table:table-cell>
          <table:table-cell office:value-type="float" office:value="0.844399" calcext:value-type="float">
            <text:p>0.8443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56773" calcext:value-type="float">
            <text:p>-2.56773</text:p>
          </table:table-cell>
          <table:table-cell office:value-type="float" office:value="8.37644" calcext:value-type="float">
            <text:p>8.376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58256" calcext:value-type="float">
            <text:p>-9.58256</text:p>
          </table:table-cell>
          <table:table-cell office:value-type="float" office:value="-9.57727" calcext:value-type="float">
            <text:p>-9.57727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28611" calcext:value-type="float">
            <text:p>7.28611</text:p>
          </table:table-cell>
          <table:table-cell office:value-type="float" office:value="7.48972" calcext:value-type="float">
            <text:p>7.4897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1004" calcext:value-type="float">
            <text:p>-10.1004</text:p>
          </table:table-cell>
          <table:table-cell office:value-type="float" office:value="9.9938" calcext:value-type="float">
            <text:p>9.99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08827" calcext:value-type="float">
            <text:p>2.08827</text:p>
          </table:table-cell>
          <table:table-cell office:value-type="float" office:value="8.69308" calcext:value-type="float">
            <text:p>8.693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6427" calcext:value-type="float">
            <text:p>4.96427</text:p>
          </table:table-cell>
          <table:table-cell office:value-type="float" office:value="4.03037" calcext:value-type="float">
            <text:p>4.0303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645641" calcext:value-type="float">
            <text:p>-0.645641</text:p>
          </table:table-cell>
          <table:table-cell office:value-type="float" office:value="-5.67584" calcext:value-type="float">
            <text:p>-5.675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88055" calcext:value-type="float">
            <text:p>7.88055</text:p>
          </table:table-cell>
          <table:table-cell office:value-type="float" office:value="-7.02046" calcext:value-type="float">
            <text:p>-7.0204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45011" calcext:value-type="float">
            <text:p>1.45011</text:p>
          </table:table-cell>
          <table:table-cell office:value-type="float" office:value="6.11703" calcext:value-type="float">
            <text:p>6.1170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67462" calcext:value-type="float">
            <text:p>3.67462</text:p>
          </table:table-cell>
          <table:table-cell office:value-type="float" office:value="-4.92526" calcext:value-type="float">
            <text:p>-4.925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18118" calcext:value-type="float">
            <text:p>-8.18118</text:p>
          </table:table-cell>
          <table:table-cell office:value-type="float" office:value="-2.27224" calcext:value-type="float">
            <text:p>-2.272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404" calcext:value-type="float">
            <text:p>-6.6404</text:p>
          </table:table-cell>
          <table:table-cell office:value-type="float" office:value="-7.81211" calcext:value-type="float">
            <text:p>-7.812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97308" calcext:value-type="float">
            <text:p>3.97308</text:p>
          </table:table-cell>
          <table:table-cell office:value-type="float" office:value="-0.286565" calcext:value-type="float">
            <text:p>-0.2865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62184" calcext:value-type="float">
            <text:p>9.62184</text:p>
          </table:table-cell>
          <table:table-cell office:value-type="float" office:value="3.1702" calcext:value-type="float">
            <text:p>3.17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23101" calcext:value-type="float">
            <text:p>-9.23101</text:p>
          </table:table-cell>
          <table:table-cell office:value-type="float" office:value="5.09542" calcext:value-type="float">
            <text:p>5.095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.83253" calcext:value-type="float">
            <text:p>-2.83253</text:p>
          </table:table-cell>
          <table:table-cell office:value-type="float" office:value="-0.348677" calcext:value-type="float">
            <text:p>-0.3486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975036" calcext:value-type="float">
            <text:p>-0.975036</text:p>
          </table:table-cell>
          <table:table-cell office:value-type="float" office:value="-8.15364" calcext:value-type="float">
            <text:p>-8.153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3864" calcext:value-type="float">
            <text:p>9.3864</text:p>
          </table:table-cell>
          <table:table-cell office:value-type="float" office:value="0.266181" calcext:value-type="float">
            <text:p>0.2661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.55381" calcext:value-type="float">
            <text:p>-4.55381</text:p>
          </table:table-cell>
          <table:table-cell office:value-type="float" office:value="10.342" calcext:value-type="float">
            <text:p>10.34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90807" calcext:value-type="float">
            <text:p>-8.90807</text:p>
          </table:table-cell>
          <table:table-cell office:value-type="float" office:value="-9.98716" calcext:value-type="float">
            <text:p>-9.9871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2128" calcext:value-type="float">
            <text:p>6.2128</text:p>
          </table:table-cell>
          <table:table-cell office:value-type="float" office:value="7.3166" calcext:value-type="float">
            <text:p>7.316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1054" calcext:value-type="float">
            <text:p>-10.1054</text:p>
          </table:table-cell>
          <table:table-cell office:value-type="float" office:value="9.66675" calcext:value-type="float">
            <text:p>9.666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4242" calcext:value-type="float">
            <text:p>1.4242</text:p>
          </table:table-cell>
          <table:table-cell office:value-type="float" office:value="9.47187" calcext:value-type="float">
            <text:p>9.471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82743" calcext:value-type="float">
            <text:p>4.82743</text:p>
          </table:table-cell>
          <table:table-cell office:value-type="float" office:value="4.03501" calcext:value-type="float">
            <text:p>4.035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50688" calcext:value-type="float">
            <text:p>-2.50688</text:p>
          </table:table-cell>
          <table:table-cell office:value-type="float" office:value="-6.23154" calcext:value-type="float">
            <text:p>-6.2315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80185" calcext:value-type="float">
            <text:p>6.80185</text:p>
          </table:table-cell>
          <table:table-cell office:value-type="float" office:value="-7.34539" calcext:value-type="float">
            <text:p>-7.3453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5524" calcext:value-type="float">
            <text:p>1.5524</text:p>
          </table:table-cell>
          <table:table-cell office:value-type="float" office:value="6.4371" calcext:value-type="float">
            <text:p>6.437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3671" calcext:value-type="float">
            <text:p>4.3671</text:p>
          </table:table-cell>
          <table:table-cell office:value-type="float" office:value="-4.55868" calcext:value-type="float">
            <text:p>-4.55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40732" calcext:value-type="float">
            <text:p>-8.40732</text:p>
          </table:table-cell>
          <table:table-cell office:value-type="float" office:value="-2.7209" calcext:value-type="float">
            <text:p>-2.72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6479" calcext:value-type="float">
            <text:p>-6.66479</text:p>
          </table:table-cell>
          <table:table-cell office:value-type="float" office:value="-8.59582" calcext:value-type="float">
            <text:p>-8.595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19009" calcext:value-type="float">
            <text:p>4.19009</text:p>
          </table:table-cell>
          <table:table-cell office:value-type="float" office:value="-2.22965" calcext:value-type="float">
            <text:p>-2.229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51644" calcext:value-type="float">
            <text:p>8.51644</text:p>
          </table:table-cell>
          <table:table-cell office:value-type="float" office:value="3.1653" calcext:value-type="float">
            <text:p>3.16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14916" calcext:value-type="float">
            <text:p>-8.14916</text:p>
          </table:table-cell>
          <table:table-cell office:value-type="float" office:value="3.35243" calcext:value-type="float">
            <text:p>3.352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71495" calcext:value-type="float">
            <text:p>-1.71495</text:p>
          </table:table-cell>
          <table:table-cell office:value-type="float" office:value="-0.286824" calcext:value-type="float">
            <text:p>-0.2868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909781" calcext:value-type="float">
            <text:p>-0.909781</text:p>
          </table:table-cell>
          <table:table-cell office:value-type="float" office:value="-8.51976" calcext:value-type="float">
            <text:p>-8.5197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24573" calcext:value-type="float">
            <text:p>9.24573</text:p>
          </table:table-cell>
          <table:table-cell office:value-type="float" office:value="0.231825" calcext:value-type="float">
            <text:p>0.2318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5.07412" calcext:value-type="float">
            <text:p>-5.07412</text:p>
          </table:table-cell>
          <table:table-cell office:value-type="float" office:value="10.1523" calcext:value-type="float">
            <text:p>10.15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34454" calcext:value-type="float">
            <text:p>-8.34454</text:p>
          </table:table-cell>
          <table:table-cell office:value-type="float" office:value="-10.9933" calcext:value-type="float">
            <text:p>-10.993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03729" calcext:value-type="float">
            <text:p>7.03729</text:p>
          </table:table-cell>
          <table:table-cell office:value-type="float" office:value="7.39413" calcext:value-type="float">
            <text:p>7.394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14" calcext:value-type="float">
            <text:p>-10.014</text:p>
          </table:table-cell>
          <table:table-cell office:value-type="float" office:value="10.0023" calcext:value-type="float">
            <text:p>10.00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85309" calcext:value-type="float">
            <text:p>1.85309</text:p>
          </table:table-cell>
          <table:table-cell office:value-type="float" office:value="9.18576" calcext:value-type="float">
            <text:p>9.185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14778" calcext:value-type="float">
            <text:p>5.14778</text:p>
          </table:table-cell>
          <table:table-cell office:value-type="float" office:value="4.0724" calcext:value-type="float">
            <text:p>4.072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38628" calcext:value-type="float">
            <text:p>-0.38628</text:p>
          </table:table-cell>
          <table:table-cell office:value-type="float" office:value="-6.2434" calcext:value-type="float">
            <text:p>-6.243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13452" calcext:value-type="float">
            <text:p>7.13452</text:p>
          </table:table-cell>
          <table:table-cell office:value-type="float" office:value="-7.11443" calcext:value-type="float">
            <text:p>-7.114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48754" calcext:value-type="float">
            <text:p>1.48754</text:p>
          </table:table-cell>
          <table:table-cell office:value-type="float" office:value="6.14327" calcext:value-type="float">
            <text:p>6.143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.12661" calcext:value-type="float">
            <text:p>5.12661</text:p>
          </table:table-cell>
          <table:table-cell office:value-type="float" office:value="-3.99268" calcext:value-type="float">
            <text:p>-3.99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50774" calcext:value-type="float">
            <text:p>-9.50774</text:p>
          </table:table-cell>
          <table:table-cell office:value-type="float" office:value="-4.42073" calcext:value-type="float">
            <text:p>-4.420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0485" calcext:value-type="float">
            <text:p>-6.30485</text:p>
          </table:table-cell>
          <table:table-cell office:value-type="float" office:value="-8.22961" calcext:value-type="float">
            <text:p>-8.229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50119" calcext:value-type="float">
            <text:p>4.50119</text:p>
          </table:table-cell>
          <table:table-cell office:value-type="float" office:value="-2.49857" calcext:value-type="float">
            <text:p>-2.498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90466" calcext:value-type="float">
            <text:p>8.90466</text:p>
          </table:table-cell>
          <table:table-cell office:value-type="float" office:value="3.71603" calcext:value-type="float">
            <text:p>3.716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3133" calcext:value-type="float">
            <text:p>-8.3133</text:p>
          </table:table-cell>
          <table:table-cell office:value-type="float" office:value="4.15217" calcext:value-type="float">
            <text:p>4.152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40052" calcext:value-type="float">
            <text:p>-1.40052</text:p>
          </table:table-cell>
          <table:table-cell office:value-type="float" office:value="-0.833941" calcext:value-type="float">
            <text:p>-0.8339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05255" calcext:value-type="float">
            <text:p>-1.05255</text:p>
          </table:table-cell>
          <table:table-cell office:value-type="float" office:value="-9.20696" calcext:value-type="float">
            <text:p>-9.206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43978" calcext:value-type="float">
            <text:p>7.43978</text:p>
          </table:table-cell>
          <table:table-cell office:value-type="float" office:value="1.9656" calcext:value-type="float">
            <text:p>1.96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5.58087" calcext:value-type="float">
            <text:p>-5.58087</text:p>
          </table:table-cell>
          <table:table-cell office:value-type="float" office:value="10.3098" calcext:value-type="float">
            <text:p>10.30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7.50581" calcext:value-type="float">
            <text:p>-7.50581</text:p>
          </table:table-cell>
          <table:table-cell office:value-type="float" office:value="-12.8817" calcext:value-type="float">
            <text:p>-12.8817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87743" calcext:value-type="float">
            <text:p>8.87743</text:p>
          </table:table-cell>
          <table:table-cell office:value-type="float" office:value="7.54192" calcext:value-type="float">
            <text:p>7.5419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543" calcext:value-type="float">
            <text:p>-10.0543</text:p>
          </table:table-cell>
          <table:table-cell office:value-type="float" office:value="11.7045" calcext:value-type="float">
            <text:p>11.70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31137" calcext:value-type="float">
            <text:p>1.31137</text:p>
          </table:table-cell>
          <table:table-cell office:value-type="float" office:value="8.11129" calcext:value-type="float">
            <text:p>8.1112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21063" calcext:value-type="float">
            <text:p>5.21063</text:p>
          </table:table-cell>
          <table:table-cell office:value-type="float" office:value="4.16119" calcext:value-type="float">
            <text:p>4.16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90406" calcext:value-type="float">
            <text:p>-1.90406</text:p>
          </table:table-cell>
          <table:table-cell office:value-type="float" office:value="-5.73656" calcext:value-type="float">
            <text:p>-5.736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62986" calcext:value-type="float">
            <text:p>6.62986</text:p>
          </table:table-cell>
          <table:table-cell office:value-type="float" office:value="-7.80538" calcext:value-type="float">
            <text:p>-7.805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06257" calcext:value-type="float">
            <text:p>0.806257</text:p>
          </table:table-cell>
          <table:table-cell office:value-type="float" office:value="6.09547" calcext:value-type="float">
            <text:p>6.0954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52957" calcext:value-type="float">
            <text:p>4.52957</text:p>
          </table:table-cell>
          <table:table-cell office:value-type="float" office:value="-4.67212" calcext:value-type="float">
            <text:p>-4.67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78031" calcext:value-type="float">
            <text:p>-8.78031</text:p>
          </table:table-cell>
          <table:table-cell office:value-type="float" office:value="-4.7516" calcext:value-type="float">
            <text:p>-4.75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9052" calcext:value-type="float">
            <text:p>-6.29052</text:p>
          </table:table-cell>
          <table:table-cell office:value-type="float" office:value="-9.50734" calcext:value-type="float">
            <text:p>-9.507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38091" calcext:value-type="float">
            <text:p>5.38091</text:p>
          </table:table-cell>
          <table:table-cell office:value-type="float" office:value="-2.32007" calcext:value-type="float">
            <text:p>-2.320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90205" calcext:value-type="float">
            <text:p>9.90205</text:p>
          </table:table-cell>
          <table:table-cell office:value-type="float" office:value="3.35437" calcext:value-type="float">
            <text:p>3.354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.7897" calcext:value-type="float">
            <text:p>-6.7897</text:p>
          </table:table-cell>
          <table:table-cell office:value-type="float" office:value="1.7439" calcext:value-type="float">
            <text:p>1.74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3.1745" calcext:value-type="float">
            <text:p>-3.1745</text:p>
          </table:table-cell>
          <table:table-cell office:value-type="float" office:value="-0.166301" calcext:value-type="float">
            <text:p>-0.1663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.29541" calcext:value-type="float">
            <text:p>-2.29541</text:p>
          </table:table-cell>
          <table:table-cell office:value-type="float" office:value="-9.52114" calcext:value-type="float">
            <text:p>-9.521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17208" calcext:value-type="float">
            <text:p>9.17208</text:p>
          </table:table-cell>
          <table:table-cell office:value-type="float" office:value="0.429816" calcext:value-type="float">
            <text:p>0.4298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89432" calcext:value-type="float">
            <text:p>-2.89432</text:p>
          </table:table-cell>
          <table:table-cell office:value-type="float" office:value="9.41203" calcext:value-type="float">
            <text:p>9.4120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79355" calcext:value-type="float">
            <text:p>-8.79355</text:p>
          </table:table-cell>
          <table:table-cell office:value-type="float" office:value="-10.1933" calcext:value-type="float">
            <text:p>-10.193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92261" calcext:value-type="float">
            <text:p>8.92261</text:p>
          </table:table-cell>
          <table:table-cell office:value-type="float" office:value="7.50937" calcext:value-type="float">
            <text:p>7.50937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0333" calcext:value-type="float">
            <text:p>-9.90333</text:p>
          </table:table-cell>
          <table:table-cell office:value-type="float" office:value="9.11845" calcext:value-type="float">
            <text:p>9.118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74979" calcext:value-type="float">
            <text:p>1.74979</text:p>
          </table:table-cell>
          <table:table-cell office:value-type="float" office:value="8.54895" calcext:value-type="float">
            <text:p>8.5489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4675" calcext:value-type="float">
            <text:p>5.04675</text:p>
          </table:table-cell>
          <table:table-cell office:value-type="float" office:value="3.75409" calcext:value-type="float">
            <text:p>3.754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229229" calcext:value-type="float">
            <text:p>-0.229229</text:p>
          </table:table-cell>
          <table:table-cell office:value-type="float" office:value="-5.09853" calcext:value-type="float">
            <text:p>-5.0985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19706" calcext:value-type="float">
            <text:p>6.19706</text:p>
          </table:table-cell>
          <table:table-cell office:value-type="float" office:value="-7.79396" calcext:value-type="float">
            <text:p>-7.7939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09456" calcext:value-type="float">
            <text:p>2.09456</text:p>
          </table:table-cell>
          <table:table-cell office:value-type="float" office:value="5.82528" calcext:value-type="float">
            <text:p>5.8252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16459" calcext:value-type="float">
            <text:p>4.16459</text:p>
          </table:table-cell>
          <table:table-cell office:value-type="float" office:value="-4.93755" calcext:value-type="float">
            <text:p>-4.93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81461" calcext:value-type="float">
            <text:p>-8.81461</text:p>
          </table:table-cell>
          <table:table-cell office:value-type="float" office:value="-3.32169" calcext:value-type="float">
            <text:p>-3.321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9189" calcext:value-type="float">
            <text:p>-6.69189</text:p>
          </table:table-cell>
          <table:table-cell office:value-type="float" office:value="-6.90399" calcext:value-type="float">
            <text:p>-6.903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45503" calcext:value-type="float">
            <text:p>4.45503</text:p>
          </table:table-cell>
          <table:table-cell office:value-type="float" office:value="-2.58253" calcext:value-type="float">
            <text:p>-2.582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84212" calcext:value-type="float">
            <text:p>8.84212</text:p>
          </table:table-cell>
          <table:table-cell office:value-type="float" office:value="3.5572" calcext:value-type="float">
            <text:p>3.55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12521" calcext:value-type="float">
            <text:p>-9.12521</text:p>
          </table:table-cell>
          <table:table-cell office:value-type="float" office:value="4.86847" calcext:value-type="float">
            <text:p>4.868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62818" calcext:value-type="float">
            <text:p>-1.62818</text:p>
          </table:table-cell>
          <table:table-cell office:value-type="float" office:value="-1.74677" calcext:value-type="float">
            <text:p>-1.746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13094" calcext:value-type="float">
            <text:p>-1.13094</text:p>
          </table:table-cell>
          <table:table-cell office:value-type="float" office:value="-8.63584" calcext:value-type="float">
            <text:p>-8.635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66409" calcext:value-type="float">
            <text:p>8.66409</text:p>
          </table:table-cell>
          <table:table-cell office:value-type="float" office:value="0.593978" calcext:value-type="float">
            <text:p>0.5939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62348" calcext:value-type="float">
            <text:p>-2.62348</text:p>
          </table:table-cell>
          <table:table-cell office:value-type="float" office:value="9.24089" calcext:value-type="float">
            <text:p>9.2408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39071" calcext:value-type="float">
            <text:p>-9.39071</text:p>
          </table:table-cell>
          <table:table-cell office:value-type="float" office:value="-9.89001" calcext:value-type="float">
            <text:p>-9.8900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10328" calcext:value-type="float">
            <text:p>8.10328</text:p>
          </table:table-cell>
          <table:table-cell office:value-type="float" office:value="7.18592" calcext:value-type="float">
            <text:p>7.1859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88979" calcext:value-type="float">
            <text:p>-9.88979</text:p>
          </table:table-cell>
          <table:table-cell office:value-type="float" office:value="11.0179" calcext:value-type="float">
            <text:p>11.01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75019" calcext:value-type="float">
            <text:p>3.75019</text:p>
          </table:table-cell>
          <table:table-cell office:value-type="float" office:value="9.136" calcext:value-type="float">
            <text:p>9.1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3281" calcext:value-type="float">
            <text:p>4.93281</text:p>
          </table:table-cell>
          <table:table-cell office:value-type="float" office:value="3.86356" calcext:value-type="float">
            <text:p>3.863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80637" calcext:value-type="float">
            <text:p>-1.80637</text:p>
          </table:table-cell>
          <table:table-cell office:value-type="float" office:value="-5.46826" calcext:value-type="float">
            <text:p>-5.4682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88684" calcext:value-type="float">
            <text:p>6.88684</text:p>
          </table:table-cell>
          <table:table-cell office:value-type="float" office:value="-7.67567" calcext:value-type="float">
            <text:p>-7.675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83848" calcext:value-type="float">
            <text:p>0.983848</text:p>
          </table:table-cell>
          <table:table-cell office:value-type="float" office:value="6.15062" calcext:value-type="float">
            <text:p>6.150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21591" calcext:value-type="float">
            <text:p>4.21591</text:p>
          </table:table-cell>
          <table:table-cell office:value-type="float" office:value="-4.93404" calcext:value-type="float">
            <text:p>-4.93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97416" calcext:value-type="float">
            <text:p>-8.97416</text:p>
          </table:table-cell>
          <table:table-cell office:value-type="float" office:value="-4.91024" calcext:value-type="float">
            <text:p>-4.910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06423" calcext:value-type="float">
            <text:p>-7.06423</text:p>
          </table:table-cell>
          <table:table-cell office:value-type="float" office:value="-8.79051" calcext:value-type="float">
            <text:p>-8.790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98157" calcext:value-type="float">
            <text:p>4.98157</text:p>
          </table:table-cell>
          <table:table-cell office:value-type="float" office:value="-1.14835" calcext:value-type="float">
            <text:p>-1.148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.464" calcext:value-type="float">
            <text:p>10.464</text:p>
          </table:table-cell>
          <table:table-cell office:value-type="float" office:value="3.06891" calcext:value-type="float">
            <text:p>3.068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18262" calcext:value-type="float">
            <text:p>-9.18262</text:p>
          </table:table-cell>
          <table:table-cell office:value-type="float" office:value="5.86126" calcext:value-type="float">
            <text:p>5.861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3.49619" calcext:value-type="float">
            <text:p>-3.49619</text:p>
          </table:table-cell>
          <table:table-cell office:value-type="float" office:value="0.285391" calcext:value-type="float">
            <text:p>0.2853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77771" calcext:value-type="float">
            <text:p>-1.77771</text:p>
          </table:table-cell>
          <table:table-cell office:value-type="float" office:value="-9.40516" calcext:value-type="float">
            <text:p>-9.405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01317" calcext:value-type="float">
            <text:p>9.01317</text:p>
          </table:table-cell>
          <table:table-cell office:value-type="float" office:value="1.22766" calcext:value-type="float">
            <text:p>1.227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84305" calcext:value-type="float">
            <text:p>-3.84305</text:p>
          </table:table-cell>
          <table:table-cell office:value-type="float" office:value="10.4156" calcext:value-type="float">
            <text:p>10.415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83079" calcext:value-type="float">
            <text:p>-9.83079</text:p>
          </table:table-cell>
          <table:table-cell office:value-type="float" office:value="-8.91405" calcext:value-type="float">
            <text:p>-8.9140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93269" calcext:value-type="float">
            <text:p>8.93269</text:p>
          </table:table-cell>
          <table:table-cell office:value-type="float" office:value="7.40634" calcext:value-type="float">
            <text:p>7.40634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89697" calcext:value-type="float">
            <text:p>-9.89697</text:p>
          </table:table-cell>
          <table:table-cell office:value-type="float" office:value="11.7967" calcext:value-type="float">
            <text:p>11.796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21429" calcext:value-type="float">
            <text:p>1.21429</text:p>
          </table:table-cell>
          <table:table-cell office:value-type="float" office:value="8.89115" calcext:value-type="float">
            <text:p>8.891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20895" calcext:value-type="float">
            <text:p>5.20895</text:p>
          </table:table-cell>
          <table:table-cell office:value-type="float" office:value="4.34082" calcext:value-type="float">
            <text:p>4.340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81867" calcext:value-type="float">
            <text:p>-2.81867</text:p>
          </table:table-cell>
          <table:table-cell office:value-type="float" office:value="-6.52178" calcext:value-type="float">
            <text:p>-6.5217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57382" calcext:value-type="float">
            <text:p>6.57382</text:p>
          </table:table-cell>
          <table:table-cell office:value-type="float" office:value="-7.43799" calcext:value-type="float">
            <text:p>-7.4379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17424" calcext:value-type="float">
            <text:p>2.17424</text:p>
          </table:table-cell>
          <table:table-cell office:value-type="float" office:value="5.9182" calcext:value-type="float">
            <text:p>5.91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90978" calcext:value-type="float">
            <text:p>3.90978</text:p>
          </table:table-cell>
          <table:table-cell office:value-type="float" office:value="-4.86737" calcext:value-type="float">
            <text:p>-4.86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31334" calcext:value-type="float">
            <text:p>-9.31334</text:p>
          </table:table-cell>
          <table:table-cell office:value-type="float" office:value="-3.81161" calcext:value-type="float">
            <text:p>-3.811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77855" calcext:value-type="float">
            <text:p>-6.77855</text:p>
          </table:table-cell>
          <table:table-cell office:value-type="float" office:value="-7.26407" calcext:value-type="float">
            <text:p>-7.2640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60006" calcext:value-type="float">
            <text:p>9.60006</text:p>
          </table:table-cell>
          <table:table-cell office:value-type="float" office:value="3.46741" calcext:value-type="float">
            <text:p>3.467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09466" calcext:value-type="float">
            <text:p>-9.09466</text:p>
          </table:table-cell>
          <table:table-cell office:value-type="float" office:value="3.82344" calcext:value-type="float">
            <text:p>3.823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73153" calcext:value-type="float">
            <text:p>0.473153</text:p>
          </table:table-cell>
          <table:table-cell office:value-type="float" office:value="-1.77845" calcext:value-type="float">
            <text:p>-1.778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52799" calcext:value-type="float">
            <text:p>-1.52799</text:p>
          </table:table-cell>
          <table:table-cell office:value-type="float" office:value="-8.30813" calcext:value-type="float">
            <text:p>-8.308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87184" calcext:value-type="float">
            <text:p>9.87184</text:p>
          </table:table-cell>
          <table:table-cell office:value-type="float" office:value="-0.0160768" calcext:value-type="float">
            <text:p>-0.01607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86021" calcext:value-type="float">
            <text:p>-2.86021</text:p>
          </table:table-cell>
          <table:table-cell office:value-type="float" office:value="9.88517" calcext:value-type="float">
            <text:p>9.885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32899" calcext:value-type="float">
            <text:p>-9.32899</text:p>
          </table:table-cell>
          <table:table-cell office:value-type="float" office:value="-10.3552" calcext:value-type="float">
            <text:p>-10.355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0928" calcext:value-type="float">
            <text:p>7.0928</text:p>
          </table:table-cell>
          <table:table-cell office:value-type="float" office:value="7.40978" calcext:value-type="float">
            <text:p>7.40978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07" calcext:value-type="float">
            <text:p>-10.007</text:p>
          </table:table-cell>
          <table:table-cell office:value-type="float" office:value="9.40009" calcext:value-type="float">
            <text:p>9.400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87832" calcext:value-type="float">
            <text:p>1.87832</text:p>
          </table:table-cell>
          <table:table-cell office:value-type="float" office:value="8.86211" calcext:value-type="float">
            <text:p>8.862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52841" calcext:value-type="float">
            <text:p>5.52841</text:p>
          </table:table-cell>
          <table:table-cell office:value-type="float" office:value="4.0134" calcext:value-type="float">
            <text:p>4.013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3.6459" calcext:value-type="float">
            <text:p>-3.6459</text:p>
          </table:table-cell>
          <table:table-cell office:value-type="float" office:value="-6.7423" calcext:value-type="float">
            <text:p>-6.74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07595" calcext:value-type="float">
            <text:p>7.07595</text:p>
          </table:table-cell>
          <table:table-cell office:value-type="float" office:value="-7.75588" calcext:value-type="float">
            <text:p>-7.755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46729" calcext:value-type="float">
            <text:p>1.46729</text:p>
          </table:table-cell>
          <table:table-cell office:value-type="float" office:value="6.25549" calcext:value-type="float">
            <text:p>6.2554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53922" calcext:value-type="float">
            <text:p>4.53922</text:p>
          </table:table-cell>
          <table:table-cell office:value-type="float" office:value="-4.19915" calcext:value-type="float">
            <text:p>-4.199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74045" calcext:value-type="float">
            <text:p>-8.74045</text:p>
          </table:table-cell>
          <table:table-cell office:value-type="float" office:value="-4.7963" calcext:value-type="float">
            <text:p>-4.79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6719" calcext:value-type="float">
            <text:p>-6.26719</text:p>
          </table:table-cell>
          <table:table-cell office:value-type="float" office:value="-6.45568" calcext:value-type="float">
            <text:p>-6.4556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72548" calcext:value-type="float">
            <text:p>8.72548</text:p>
          </table:table-cell>
          <table:table-cell office:value-type="float" office:value="3.45782" calcext:value-type="float">
            <text:p>3.457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87778" calcext:value-type="float">
            <text:p>-7.87778</text:p>
          </table:table-cell>
          <table:table-cell office:value-type="float" office:value="1.70111" calcext:value-type="float">
            <text:p>1.701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3.11019" calcext:value-type="float">
            <text:p>-3.11019</text:p>
          </table:table-cell>
          <table:table-cell office:value-type="float" office:value="-0.98934" calcext:value-type="float">
            <text:p>-0.989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707723" calcext:value-type="float">
            <text:p>-0.707723</text:p>
          </table:table-cell>
          <table:table-cell office:value-type="float" office:value="-8.25408" calcext:value-type="float">
            <text:p>-8.254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84993" calcext:value-type="float">
            <text:p>7.84993</text:p>
          </table:table-cell>
          <table:table-cell office:value-type="float" office:value="0.170922" calcext:value-type="float">
            <text:p>0.1709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.39939" calcext:value-type="float">
            <text:p>-4.39939</text:p>
          </table:table-cell>
          <table:table-cell office:value-type="float" office:value="11.0475" calcext:value-type="float">
            <text:p>11.04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49235" calcext:value-type="float">
            <text:p>-9.49235</text:p>
          </table:table-cell>
          <table:table-cell office:value-type="float" office:value="-10.559" calcext:value-type="float">
            <text:p>-10.559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9157" calcext:value-type="float">
            <text:p>7.9157</text:p>
          </table:table-cell>
          <table:table-cell office:value-type="float" office:value="7.3177" calcext:value-type="float">
            <text:p>7.3177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89506" calcext:value-type="float">
            <text:p>-9.89506</text:p>
          </table:table-cell>
          <table:table-cell office:value-type="float" office:value="10.8725" calcext:value-type="float">
            <text:p>10.87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69954" calcext:value-type="float">
            <text:p>1.69954</text:p>
          </table:table-cell>
          <table:table-cell office:value-type="float" office:value="9.63757" calcext:value-type="float">
            <text:p>9.6375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20206" calcext:value-type="float">
            <text:p>5.20206</text:p>
          </table:table-cell>
          <table:table-cell office:value-type="float" office:value="3.27176" calcext:value-type="float">
            <text:p>3.271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58437" calcext:value-type="float">
            <text:p>-2.58437</text:p>
          </table:table-cell>
          <table:table-cell office:value-type="float" office:value="-6.63758" calcext:value-type="float">
            <text:p>-6.6375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29622" calcext:value-type="float">
            <text:p>7.29622</text:p>
          </table:table-cell>
          <table:table-cell office:value-type="float" office:value="-7.4474" calcext:value-type="float">
            <text:p>-7.447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39397" calcext:value-type="float">
            <text:p>1.39397</text:p>
          </table:table-cell>
          <table:table-cell office:value-type="float" office:value="6.41572" calcext:value-type="float">
            <text:p>6.4157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81051" calcext:value-type="float">
            <text:p>4.81051</text:p>
          </table:table-cell>
          <table:table-cell office:value-type="float" office:value="-4.34856" calcext:value-type="float">
            <text:p>-4.34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95166" calcext:value-type="float">
            <text:p>-7.95166</text:p>
          </table:table-cell>
          <table:table-cell office:value-type="float" office:value="-3.80814" calcext:value-type="float">
            <text:p>-3.808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685" calcext:value-type="float">
            <text:p>-6.3685</text:p>
          </table:table-cell>
          <table:table-cell office:value-type="float" office:value="-7.54308" calcext:value-type="float">
            <text:p>-7.5430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50517" calcext:value-type="float">
            <text:p>9.50517</text:p>
          </table:table-cell>
          <table:table-cell office:value-type="float" office:value="3.65738" calcext:value-type="float">
            <text:p>3.657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.72238" calcext:value-type="float">
            <text:p>-6.72238</text:p>
          </table:table-cell>
          <table:table-cell office:value-type="float" office:value="3.54405" calcext:value-type="float">
            <text:p>3.544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979262" calcext:value-type="float">
            <text:p>-0.979262</text:p>
          </table:table-cell>
          <table:table-cell office:value-type="float" office:value="-0.810585" calcext:value-type="float">
            <text:p>-0.8105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23844" calcext:value-type="float">
            <text:p>-1.23844</text:p>
          </table:table-cell>
          <table:table-cell office:value-type="float" office:value="-8.76407" calcext:value-type="float">
            <text:p>-8.764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97259" calcext:value-type="float">
            <text:p>7.97259</text:p>
          </table:table-cell>
          <table:table-cell office:value-type="float" office:value="-0.231096" calcext:value-type="float">
            <text:p>-0.2310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70705" calcext:value-type="float">
            <text:p>-2.70705</text:p>
          </table:table-cell>
          <table:table-cell office:value-type="float" office:value="8.618" calcext:value-type="float">
            <text:p>8.6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44714" calcext:value-type="float">
            <text:p>-9.44714</text:p>
          </table:table-cell>
          <table:table-cell office:value-type="float" office:value="-10.5696" calcext:value-type="float">
            <text:p>-10.569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96879" calcext:value-type="float">
            <text:p>8.96879</text:p>
          </table:table-cell>
          <table:table-cell office:value-type="float" office:value="7.24193" calcext:value-type="float">
            <text:p>7.2419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489" calcext:value-type="float">
            <text:p>-10.0489</text:p>
          </table:table-cell>
          <table:table-cell office:value-type="float" office:value="9.57547" calcext:value-type="float">
            <text:p>9.5754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05661" calcext:value-type="float">
            <text:p>0.805661</text:p>
          </table:table-cell>
          <table:table-cell office:value-type="float" office:value="9.9933" calcext:value-type="float">
            <text:p>9.99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21788" calcext:value-type="float">
            <text:p>5.21788</text:p>
          </table:table-cell>
          <table:table-cell office:value-type="float" office:value="3.7221" calcext:value-type="float">
            <text:p>3.722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13262" calcext:value-type="float">
            <text:p>-1.13262</text:p>
          </table:table-cell>
          <table:table-cell office:value-type="float" office:value="-5.94161" calcext:value-type="float">
            <text:p>-5.9416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58633" calcext:value-type="float">
            <text:p>6.58633</text:p>
          </table:table-cell>
          <table:table-cell office:value-type="float" office:value="-7.71566" calcext:value-type="float">
            <text:p>-7.715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97542" calcext:value-type="float">
            <text:p>1.97542</text:p>
          </table:table-cell>
          <table:table-cell office:value-type="float" office:value="5.90716" calcext:value-type="float">
            <text:p>5.9071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37165" calcext:value-type="float">
            <text:p>4.37165</text:p>
          </table:table-cell>
          <table:table-cell office:value-type="float" office:value="-4.47554" calcext:value-type="float">
            <text:p>-4.47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0591" calcext:value-type="float">
            <text:p>-10.0591</text:p>
          </table:table-cell>
          <table:table-cell office:value-type="float" office:value="-4.7811" calcext:value-type="float">
            <text:p>-4.78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45682" calcext:value-type="float">
            <text:p>-6.45682</text:p>
          </table:table-cell>
          <table:table-cell office:value-type="float" office:value="-8.1298" calcext:value-type="float">
            <text:p>-8.129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23496" calcext:value-type="float">
            <text:p>9.23496</text:p>
          </table:table-cell>
          <table:table-cell office:value-type="float" office:value="3.21038" calcext:value-type="float">
            <text:p>3.210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6279" calcext:value-type="float">
            <text:p>-7.6279</text:p>
          </table:table-cell>
          <table:table-cell office:value-type="float" office:value="6.55568" calcext:value-type="float">
            <text:p>6.555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77074" calcext:value-type="float">
            <text:p>-0.77074</text:p>
          </table:table-cell>
          <table:table-cell office:value-type="float" office:value="-0.468302" calcext:value-type="float">
            <text:p>-0.46830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49515" calcext:value-type="float">
            <text:p>-1.49515</text:p>
          </table:table-cell>
          <table:table-cell office:value-type="float" office:value="-9.15106" calcext:value-type="float">
            <text:p>-9.151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86801" calcext:value-type="float">
            <text:p>6.86801</text:p>
          </table:table-cell>
          <table:table-cell office:value-type="float" office:value="0.565728" calcext:value-type="float">
            <text:p>0.56572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.87405" calcext:value-type="float">
            <text:p>-4.87405</text:p>
          </table:table-cell>
          <table:table-cell office:value-type="float" office:value="9.85614" calcext:value-type="float">
            <text:p>9.856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7212" calcext:value-type="float">
            <text:p>-10.7212</text:p>
          </table:table-cell>
          <table:table-cell office:value-type="float" office:value="-9.39902" calcext:value-type="float">
            <text:p>-9.3990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54943" calcext:value-type="float">
            <text:p>6.54943</text:p>
          </table:table-cell>
          <table:table-cell office:value-type="float" office:value="7.42372" calcext:value-type="float">
            <text:p>7.4237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714" calcext:value-type="float">
            <text:p>-10.0714</text:p>
          </table:table-cell>
          <table:table-cell office:value-type="float" office:value="10.4868" calcext:value-type="float">
            <text:p>10.48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41763" calcext:value-type="float">
            <text:p>0.941763</text:p>
          </table:table-cell>
          <table:table-cell office:value-type="float" office:value="8.81954" calcext:value-type="float">
            <text:p>8.819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83958" calcext:value-type="float">
            <text:p>4.83958</text:p>
          </table:table-cell>
          <table:table-cell office:value-type="float" office:value="3.54403" calcext:value-type="float">
            <text:p>3.5440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4897" calcext:value-type="float">
            <text:p>-2.4897</text:p>
          </table:table-cell>
          <table:table-cell office:value-type="float" office:value="-5.83057" calcext:value-type="float">
            <text:p>-5.8305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60282" calcext:value-type="float">
            <text:p>7.60282</text:p>
          </table:table-cell>
          <table:table-cell office:value-type="float" office:value="-7.0374" calcext:value-type="float">
            <text:p>-7.037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93214" calcext:value-type="float">
            <text:p>1.93214</text:p>
          </table:table-cell>
          <table:table-cell office:value-type="float" office:value="6.06129" calcext:value-type="float">
            <text:p>6.0612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9652" calcext:value-type="float">
            <text:p>3.9652</text:p>
          </table:table-cell>
          <table:table-cell office:value-type="float" office:value="-4.95618" calcext:value-type="float">
            <text:p>-4.95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36515" calcext:value-type="float">
            <text:p>-8.36515</text:p>
          </table:table-cell>
          <table:table-cell office:value-type="float" office:value="-3.44231" calcext:value-type="float">
            <text:p>-3.442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57927" calcext:value-type="float">
            <text:p>-5.57927</text:p>
          </table:table-cell>
          <table:table-cell office:value-type="float" office:value="-8.78315" calcext:value-type="float">
            <text:p>-8.7831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9606" calcext:value-type="float">
            <text:p>8.9606</text:p>
          </table:table-cell>
          <table:table-cell office:value-type="float" office:value="3.92021" calcext:value-type="float">
            <text:p>3.920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98359" calcext:value-type="float">
            <text:p>-8.98359</text:p>
          </table:table-cell>
          <table:table-cell office:value-type="float" office:value="5.17447" calcext:value-type="float">
            <text:p>5.174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79476" calcext:value-type="float">
            <text:p>-1.79476</text:p>
          </table:table-cell>
          <table:table-cell office:value-type="float" office:value="-1.32991" calcext:value-type="float">
            <text:p>-1.329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.23431" calcext:value-type="float">
            <text:p>-2.23431</text:p>
          </table:table-cell>
          <table:table-cell office:value-type="float" office:value="-9.73188" calcext:value-type="float">
            <text:p>-9.7318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095" calcext:value-type="float">
            <text:p>9.095</text:p>
          </table:table-cell>
          <table:table-cell office:value-type="float" office:value="0.65934" calcext:value-type="float">
            <text:p>0.659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21871" calcext:value-type="float">
            <text:p>-3.21871</text:p>
          </table:table-cell>
          <table:table-cell office:value-type="float" office:value="9.59136" calcext:value-type="float">
            <text:p>9.591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1017" calcext:value-type="float">
            <text:p>-10.1017</text:p>
          </table:table-cell>
          <table:table-cell office:value-type="float" office:value="-8.8135" calcext:value-type="float">
            <text:p>-8.813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72285" calcext:value-type="float">
            <text:p>8.72285</text:p>
          </table:table-cell>
          <table:table-cell office:value-type="float" office:value="7.41865" calcext:value-type="float">
            <text:p>7.4186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2103" calcext:value-type="float">
            <text:p>-10.2103</text:p>
          </table:table-cell>
          <table:table-cell office:value-type="float" office:value="10.8724" calcext:value-type="float">
            <text:p>10.87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46214" calcext:value-type="float">
            <text:p>1.46214</text:p>
          </table:table-cell>
          <table:table-cell office:value-type="float" office:value="8.41567" calcext:value-type="float">
            <text:p>8.415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8388" calcext:value-type="float">
            <text:p>4.8388</text:p>
          </table:table-cell>
          <table:table-cell office:value-type="float" office:value="4.35572" calcext:value-type="float">
            <text:p>4.355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3.68753" calcext:value-type="float">
            <text:p>-3.68753</text:p>
          </table:table-cell>
          <table:table-cell office:value-type="float" office:value="-6.48808" calcext:value-type="float">
            <text:p>-6.4880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70565" calcext:value-type="float">
            <text:p>6.70565</text:p>
          </table:table-cell>
          <table:table-cell office:value-type="float" office:value="-7.58675" calcext:value-type="float">
            <text:p>-7.5867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75635" calcext:value-type="float">
            <text:p>1.75635</text:p>
          </table:table-cell>
          <table:table-cell office:value-type="float" office:value="5.79842" calcext:value-type="float">
            <text:p>5.7984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94471" calcext:value-type="float">
            <text:p>3.94471</text:p>
          </table:table-cell>
          <table:table-cell office:value-type="float" office:value="-4.73634" calcext:value-type="float">
            <text:p>-4.73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99971" calcext:value-type="float">
            <text:p>-6.99971</text:p>
          </table:table-cell>
          <table:table-cell office:value-type="float" office:value="-2.68442" calcext:value-type="float">
            <text:p>-2.684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8342" calcext:value-type="float">
            <text:p>-6.38342</text:p>
          </table:table-cell>
          <table:table-cell office:value-type="float" office:value="-7.90653" calcext:value-type="float">
            <text:p>-7.9065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41281" calcext:value-type="float">
            <text:p>8.41281</text:p>
          </table:table-cell>
          <table:table-cell office:value-type="float" office:value="3.42967" calcext:value-type="float">
            <text:p>3.429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4371" calcext:value-type="float">
            <text:p>-7.4371</text:p>
          </table:table-cell>
          <table:table-cell office:value-type="float" office:value="3.74627" calcext:value-type="float">
            <text:p>3.746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83215" calcext:value-type="float">
            <text:p>-1.83215</text:p>
          </table:table-cell>
          <table:table-cell office:value-type="float" office:value="-1.22086" calcext:value-type="float">
            <text:p>-1.2208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.04917" calcext:value-type="float">
            <text:p>-2.04917</text:p>
          </table:table-cell>
          <table:table-cell office:value-type="float" office:value="-9.42849" calcext:value-type="float">
            <text:p>-9.428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88307" calcext:value-type="float">
            <text:p>9.88307</text:p>
          </table:table-cell>
          <table:table-cell office:value-type="float" office:value="0.887682" calcext:value-type="float">
            <text:p>0.88768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92987" calcext:value-type="float">
            <text:p>-2.92987</text:p>
          </table:table-cell>
          <table:table-cell office:value-type="float" office:value="8.61481" calcext:value-type="float">
            <text:p>8.614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7.8995" calcext:value-type="float">
            <text:p>-7.8995</text:p>
          </table:table-cell>
          <table:table-cell office:value-type="float" office:value="-10.58" calcext:value-type="float">
            <text:p>-10.5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61219" calcext:value-type="float">
            <text:p>7.61219</text:p>
          </table:table-cell>
          <table:table-cell office:value-type="float" office:value="7.3452" calcext:value-type="float">
            <text:p>7.345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5929" calcext:value-type="float">
            <text:p>-9.95929</text:p>
          </table:table-cell>
          <table:table-cell office:value-type="float" office:value="10.9649" calcext:value-type="float">
            <text:p>10.96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63809" calcext:value-type="float">
            <text:p>2.63809</text:p>
          </table:table-cell>
          <table:table-cell office:value-type="float" office:value="9.17195" calcext:value-type="float">
            <text:p>9.1719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9531" calcext:value-type="float">
            <text:p>4.79531</text:p>
          </table:table-cell>
          <table:table-cell office:value-type="float" office:value="4.01491" calcext:value-type="float">
            <text:p>4.0149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4.06823" calcext:value-type="float">
            <text:p>-4.06823</text:p>
          </table:table-cell>
          <table:table-cell office:value-type="float" office:value="-6.90804" calcext:value-type="float">
            <text:p>-6.9080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85421" calcext:value-type="float">
            <text:p>5.85421</text:p>
          </table:table-cell>
          <table:table-cell office:value-type="float" office:value="-8.11553" calcext:value-type="float">
            <text:p>-8.1155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0415" calcext:value-type="float">
            <text:p>2.0415</text:p>
          </table:table-cell>
          <table:table-cell office:value-type="float" office:value="5.74437" calcext:value-type="float">
            <text:p>5.744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08477" calcext:value-type="float">
            <text:p>4.08477</text:p>
          </table:table-cell>
          <table:table-cell office:value-type="float" office:value="-5.01821" calcext:value-type="float">
            <text:p>-5.01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65653" calcext:value-type="float">
            <text:p>-9.65653</text:p>
          </table:table-cell>
          <table:table-cell office:value-type="float" office:value="-5.11228" calcext:value-type="float">
            <text:p>-5.112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5873" calcext:value-type="float">
            <text:p>-7.5873</text:p>
          </table:table-cell>
          <table:table-cell office:value-type="float" office:value="-8.97679" calcext:value-type="float">
            <text:p>-8.9767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1537" calcext:value-type="float">
            <text:p>8.1537</text:p>
          </table:table-cell>
          <table:table-cell office:value-type="float" office:value="3.02098" calcext:value-type="float">
            <text:p>3.020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14627" calcext:value-type="float">
            <text:p>-7.14627</text:p>
          </table:table-cell>
          <table:table-cell office:value-type="float" office:value="4.75971" calcext:value-type="float">
            <text:p>4.759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60082" calcext:value-type="float">
            <text:p>-1.60082</text:p>
          </table:table-cell>
          <table:table-cell office:value-type="float" office:value="-2.08295" calcext:value-type="float">
            <text:p>-2.0829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66496" calcext:value-type="float">
            <text:p>-0.66496</text:p>
          </table:table-cell>
          <table:table-cell office:value-type="float" office:value="-8.28299" calcext:value-type="float">
            <text:p>-8.282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96153" calcext:value-type="float">
            <text:p>9.96153</text:p>
          </table:table-cell>
          <table:table-cell office:value-type="float" office:value="0.117234" calcext:value-type="float">
            <text:p>0.1172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41485" calcext:value-type="float">
            <text:p>-2.41485</text:p>
          </table:table-cell>
          <table:table-cell office:value-type="float" office:value="9.8261" calcext:value-type="float">
            <text:p>9.82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4798" calcext:value-type="float">
            <text:p>-8.4798</text:p>
          </table:table-cell>
          <table:table-cell office:value-type="float" office:value="-10.9007" calcext:value-type="float">
            <text:p>-10.9007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19552" calcext:value-type="float">
            <text:p>7.19552</text:p>
          </table:table-cell>
          <table:table-cell office:value-type="float" office:value="7.33993" calcext:value-type="float">
            <text:p>7.3399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0989" calcext:value-type="float">
            <text:p>-9.90989</text:p>
          </table:table-cell>
          <table:table-cell office:value-type="float" office:value="10.4467" calcext:value-type="float">
            <text:p>10.446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42571" calcext:value-type="float">
            <text:p>2.42571</text:p>
          </table:table-cell>
          <table:table-cell office:value-type="float" office:value="9.37515" calcext:value-type="float">
            <text:p>9.375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4296" calcext:value-type="float">
            <text:p>4.74296</text:p>
          </table:table-cell>
          <table:table-cell office:value-type="float" office:value="4.13031" calcext:value-type="float">
            <text:p>4.1303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3.34593" calcext:value-type="float">
            <text:p>-3.34593</text:p>
          </table:table-cell>
          <table:table-cell office:value-type="float" office:value="-5.9459" calcext:value-type="float">
            <text:p>-5.94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51835" calcext:value-type="float">
            <text:p>6.51835</text:p>
          </table:table-cell>
          <table:table-cell office:value-type="float" office:value="-7.98813" calcext:value-type="float">
            <text:p>-7.9881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79317" calcext:value-type="float">
            <text:p>0.79317</text:p>
          </table:table-cell>
          <table:table-cell office:value-type="float" office:value="5.80743" calcext:value-type="float">
            <text:p>5.8074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51665" calcext:value-type="float">
            <text:p>3.51665</text:p>
          </table:table-cell>
          <table:table-cell office:value-type="float" office:value="-4.70155" calcext:value-type="float">
            <text:p>-4.70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66661" calcext:value-type="float">
            <text:p>-8.66661</text:p>
          </table:table-cell>
          <table:table-cell office:value-type="float" office:value="-3.68409" calcext:value-type="float">
            <text:p>-3.684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09126" calcext:value-type="float">
            <text:p>-6.09126</text:p>
          </table:table-cell>
          <table:table-cell office:value-type="float" office:value="-7.93066" calcext:value-type="float">
            <text:p>-7.9306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81098" calcext:value-type="float">
            <text:p>8.81098</text:p>
          </table:table-cell>
          <table:table-cell office:value-type="float" office:value="4.32892" calcext:value-type="float">
            <text:p>4.328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19037" calcext:value-type="float">
            <text:p>-9.19037</text:p>
          </table:table-cell>
          <table:table-cell office:value-type="float" office:value="6.52064" calcext:value-type="float">
            <text:p>6.5206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0.812448" calcext:value-type="float">
            <text:p>-0.812448</text:p>
          </table:table-cell>
          <table:table-cell office:value-type="float" office:value="-8.44872" calcext:value-type="float">
            <text:p>-8.448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73679" calcext:value-type="float">
            <text:p>8.73679</text:p>
          </table:table-cell>
          <table:table-cell office:value-type="float" office:value="0.382056" calcext:value-type="float">
            <text:p>0.3820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.31845" calcext:value-type="float">
            <text:p>-1.31845</text:p>
          </table:table-cell>
          <table:table-cell office:value-type="float" office:value="9.89926" calcext:value-type="float">
            <text:p>9.8992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72554" calcext:value-type="float">
            <text:p>-9.72554</text:p>
          </table:table-cell>
          <table:table-cell office:value-type="float" office:value="-8.68108" calcext:value-type="float">
            <text:p>-8.6810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08203" calcext:value-type="float">
            <text:p>8.08203</text:p>
          </table:table-cell>
          <table:table-cell office:value-type="float" office:value="7.49374" calcext:value-type="float">
            <text:p>7.49374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522" calcext:value-type="float">
            <text:p>-10.0522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23477" calcext:value-type="float">
            <text:p>2.23477</text:p>
          </table:table-cell>
          <table:table-cell office:value-type="float" office:value="8.58247" calcext:value-type="float">
            <text:p>8.5824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15326" calcext:value-type="float">
            <text:p>5.15326</text:p>
          </table:table-cell>
          <table:table-cell office:value-type="float" office:value="3.70068" calcext:value-type="float">
            <text:p>3.700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06125" calcext:value-type="float">
            <text:p>-1.06125</text:p>
          </table:table-cell>
          <table:table-cell office:value-type="float" office:value="-5.38398" calcext:value-type="float">
            <text:p>-5.3839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88159" calcext:value-type="float">
            <text:p>5.88159</text:p>
          </table:table-cell>
          <table:table-cell office:value-type="float" office:value="-7.54938" calcext:value-type="float">
            <text:p>-7.549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60277" calcext:value-type="float">
            <text:p>1.60277</text:p>
          </table:table-cell>
          <table:table-cell office:value-type="float" office:value="6.14247" calcext:value-type="float">
            <text:p>6.1424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15472" calcext:value-type="float">
            <text:p>4.15472</text:p>
          </table:table-cell>
          <table:table-cell office:value-type="float" office:value="-4.16704" calcext:value-type="float">
            <text:p>-4.16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15935" calcext:value-type="float">
            <text:p>-8.15935</text:p>
          </table:table-cell>
          <table:table-cell office:value-type="float" office:value="-3.07882" calcext:value-type="float">
            <text:p>-3.078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1405" calcext:value-type="float">
            <text:p>-6.61405</text:p>
          </table:table-cell>
          <table:table-cell office:value-type="float" office:value="-8.05345" calcext:value-type="float">
            <text:p>-8.0534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7.92883" calcext:value-type="float">
            <text:p>7.92883</text:p>
          </table:table-cell>
          <table:table-cell office:value-type="float" office:value="3.33537" calcext:value-type="float">
            <text:p>3.335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62386" calcext:value-type="float">
            <text:p>-7.62386</text:p>
          </table:table-cell>
          <table:table-cell office:value-type="float" office:value="2.7104" calcext:value-type="float">
            <text:p>2.710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09186" calcext:value-type="float">
            <text:p>-1.09186</text:p>
          </table:table-cell>
          <table:table-cell office:value-type="float" office:value="-8.38498" calcext:value-type="float">
            <text:p>-8.384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01115" calcext:value-type="float">
            <text:p>8.01115</text:p>
          </table:table-cell>
          <table:table-cell office:value-type="float" office:value="-0.562474" calcext:value-type="float">
            <text:p>-0.56247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27909" calcext:value-type="float">
            <text:p>-3.27909</text:p>
          </table:table-cell>
          <table:table-cell office:value-type="float" office:value="9.94728" calcext:value-type="float">
            <text:p>9.947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0686" calcext:value-type="float">
            <text:p>-10.0686</text:p>
          </table:table-cell>
          <table:table-cell office:value-type="float" office:value="-9.87111" calcext:value-type="float">
            <text:p>-9.871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32388" calcext:value-type="float">
            <text:p>7.32388</text:p>
          </table:table-cell>
          <table:table-cell office:value-type="float" office:value="7.51898" calcext:value-type="float">
            <text:p>7.51898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79973" calcext:value-type="float">
            <text:p>-9.79973</text:p>
          </table:table-cell>
          <table:table-cell office:value-type="float" office:value="9.44168" calcext:value-type="float">
            <text:p>9.441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781776" calcext:value-type="float">
            <text:p>0.781776</text:p>
          </table:table-cell>
          <table:table-cell office:value-type="float" office:value="9.08287" calcext:value-type="float">
            <text:p>9.082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1094" calcext:value-type="float">
            <text:p>5.01094</text:p>
          </table:table-cell>
          <table:table-cell office:value-type="float" office:value="3.67173" calcext:value-type="float">
            <text:p>3.6717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44961" calcext:value-type="float">
            <text:p>-2.44961</text:p>
          </table:table-cell>
          <table:table-cell office:value-type="float" office:value="-7.40078" calcext:value-type="float">
            <text:p>-7.4007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00931" calcext:value-type="float">
            <text:p>6.00931</text:p>
          </table:table-cell>
          <table:table-cell office:value-type="float" office:value="-7.64013" calcext:value-type="float">
            <text:p>-7.6401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16004" calcext:value-type="float">
            <text:p>0.816004</text:p>
          </table:table-cell>
          <table:table-cell office:value-type="float" office:value="6.33276" calcext:value-type="float">
            <text:p>6.3327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63313" calcext:value-type="float">
            <text:p>4.63313</text:p>
          </table:table-cell>
          <table:table-cell office:value-type="float" office:value="-5.08744" calcext:value-type="float">
            <text:p>-5.08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99154" calcext:value-type="float">
            <text:p>-7.99154</text:p>
          </table:table-cell>
          <table:table-cell office:value-type="float" office:value="-1.51911" calcext:value-type="float">
            <text:p>-1.519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274" calcext:value-type="float">
            <text:p>-6.3274</text:p>
          </table:table-cell>
          <table:table-cell office:value-type="float" office:value="-8.39552" calcext:value-type="float">
            <text:p>-8.3955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6127" calcext:value-type="float">
            <text:p>8.6127</text:p>
          </table:table-cell>
          <table:table-cell office:value-type="float" office:value="3.02311" calcext:value-type="float">
            <text:p>3.023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87474" calcext:value-type="float">
            <text:p>-7.87474</text:p>
          </table:table-cell>
          <table:table-cell office:value-type="float" office:value="3.84308" calcext:value-type="float">
            <text:p>3.84308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26456" calcext:value-type="float">
            <text:p>-1.26456</text:p>
          </table:table-cell>
          <table:table-cell office:value-type="float" office:value="-9.47985" calcext:value-type="float">
            <text:p>-9.479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8003" calcext:value-type="float">
            <text:p>8.8003</text:p>
          </table:table-cell>
          <table:table-cell office:value-type="float" office:value="0.84659" calcext:value-type="float">
            <text:p>0.8465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44885" calcext:value-type="float">
            <text:p>-2.44885</text:p>
          </table:table-cell>
          <table:table-cell office:value-type="float" office:value="8.44784" calcext:value-type="float">
            <text:p>8.4478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99679" calcext:value-type="float">
            <text:p>-8.99679</text:p>
          </table:table-cell>
          <table:table-cell office:value-type="float" office:value="-10.9769" calcext:value-type="float">
            <text:p>-10.9769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29154" calcext:value-type="float">
            <text:p>7.29154</text:p>
          </table:table-cell>
          <table:table-cell office:value-type="float" office:value="7.28458" calcext:value-type="float">
            <text:p>7.28458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5514" calcext:value-type="float">
            <text:p>-9.95514</text:p>
          </table:table-cell>
          <table:table-cell office:value-type="float" office:value="9.50288" calcext:value-type="float">
            <text:p>9.5028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49902" calcext:value-type="float">
            <text:p>2.49902</text:p>
          </table:table-cell>
          <table:table-cell office:value-type="float" office:value="9.21108" calcext:value-type="float">
            <text:p>9.211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9261" calcext:value-type="float">
            <text:p>4.99261</text:p>
          </table:table-cell>
          <table:table-cell office:value-type="float" office:value="4.21462" calcext:value-type="float">
            <text:p>4.2146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80443" calcext:value-type="float">
            <text:p>-1.80443</text:p>
          </table:table-cell>
          <table:table-cell office:value-type="float" office:value="-5.67439" calcext:value-type="float">
            <text:p>-5.6743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49047" calcext:value-type="float">
            <text:p>6.49047</text:p>
          </table:table-cell>
          <table:table-cell office:value-type="float" office:value="-7.75645" calcext:value-type="float">
            <text:p>-7.7564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44906" calcext:value-type="float">
            <text:p>1.44906</text:p>
          </table:table-cell>
          <table:table-cell office:value-type="float" office:value="6.01351" calcext:value-type="float">
            <text:p>6.0135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61822" calcext:value-type="float">
            <text:p>4.61822</text:p>
          </table:table-cell>
          <table:table-cell office:value-type="float" office:value="-4.2321" calcext:value-type="float">
            <text:p>-4.2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11811" calcext:value-type="float">
            <text:p>-9.11811</text:p>
          </table:table-cell>
          <table:table-cell office:value-type="float" office:value="-2.32231" calcext:value-type="float">
            <text:p>-2.322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8151" calcext:value-type="float">
            <text:p>-6.28151</text:p>
          </table:table-cell>
          <table:table-cell office:value-type="float" office:value="-8.07734" calcext:value-type="float">
            <text:p>-8.0773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20899" calcext:value-type="float">
            <text:p>9.20899</text:p>
          </table:table-cell>
          <table:table-cell office:value-type="float" office:value="3.02311" calcext:value-type="float">
            <text:p>3.023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05973" calcext:value-type="float">
            <text:p>-9.05973</text:p>
          </table:table-cell>
          <table:table-cell office:value-type="float" office:value="4.44231" calcext:value-type="float">
            <text:p>4.4423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9089" calcext:value-type="float">
            <text:p>-1.9089</text:p>
          </table:table-cell>
          <table:table-cell office:value-type="float" office:value="-9.86624" calcext:value-type="float">
            <text:p>-9.866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73469" calcext:value-type="float">
            <text:p>7.73469</text:p>
          </table:table-cell>
          <table:table-cell office:value-type="float" office:value="0.437951" calcext:value-type="float">
            <text:p>0.4379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0.974638" calcext:value-type="float">
            <text:p>-0.974638</text:p>
          </table:table-cell>
          <table:table-cell office:value-type="float" office:value="7.51853" calcext:value-type="float">
            <text:p>7.5185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8558" calcext:value-type="float">
            <text:p>-10.8558</text:p>
          </table:table-cell>
          <table:table-cell office:value-type="float" office:value="-8.11903" calcext:value-type="float">
            <text:p>-8.1190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5.0626" calcext:value-type="float">
            <text:p>5.0626</text:p>
          </table:table-cell>
          <table:table-cell office:value-type="float" office:value="7.36788" calcext:value-type="float">
            <text:p>7.36788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9731" calcext:value-type="float">
            <text:p>-9.99731</text:p>
          </table:table-cell>
          <table:table-cell office:value-type="float" office:value="10.1445" calcext:value-type="float">
            <text:p>10.14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45285" calcext:value-type="float">
            <text:p>0.345285</text:p>
          </table:table-cell>
          <table:table-cell office:value-type="float" office:value="10.0494" calcext:value-type="float">
            <text:p>10.049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43001" calcext:value-type="float">
            <text:p>5.43001</text:p>
          </table:table-cell>
          <table:table-cell office:value-type="float" office:value="3.54206" calcext:value-type="float">
            <text:p>3.542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4.12626" calcext:value-type="float">
            <text:p>-4.12626</text:p>
          </table:table-cell>
          <table:table-cell office:value-type="float" office:value="-5.84197" calcext:value-type="float">
            <text:p>-5.8419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64321" calcext:value-type="float">
            <text:p>6.64321</text:p>
          </table:table-cell>
          <table:table-cell office:value-type="float" office:value="-7.39536" calcext:value-type="float">
            <text:p>-7.39536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49497" calcext:value-type="float">
            <text:p>4.49497</text:p>
          </table:table-cell>
          <table:table-cell office:value-type="float" office:value="-4.56121" calcext:value-type="float">
            <text:p>-4.56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0938" calcext:value-type="float">
            <text:p>-9.0938</text:p>
          </table:table-cell>
          <table:table-cell office:value-type="float" office:value="-4.34333" calcext:value-type="float">
            <text:p>-4.34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59086" calcext:value-type="float">
            <text:p>-6.59086</text:p>
          </table:table-cell>
          <table:table-cell office:value-type="float" office:value="-7.17" calcext:value-type="float">
            <text:p>-7.1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78216" calcext:value-type="float">
            <text:p>8.78216</text:p>
          </table:table-cell>
          <table:table-cell office:value-type="float" office:value="3.31954" calcext:value-type="float">
            <text:p>3.319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30946" calcext:value-type="float">
            <text:p>-9.30946</text:p>
          </table:table-cell>
          <table:table-cell office:value-type="float" office:value="4.89777" calcext:value-type="float">
            <text:p>4.8977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22166" calcext:value-type="float">
            <text:p>-1.22166</text:p>
          </table:table-cell>
          <table:table-cell office:value-type="float" office:value="-9.06059" calcext:value-type="float">
            <text:p>-9.060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96656" calcext:value-type="float">
            <text:p>8.96656</text:p>
          </table:table-cell>
          <table:table-cell office:value-type="float" office:value="0.219606" calcext:value-type="float">
            <text:p>0.2196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17671" calcext:value-type="float">
            <text:p>-2.17671</text:p>
          </table:table-cell>
          <table:table-cell office:value-type="float" office:value="10.0941" calcext:value-type="float">
            <text:p>10.09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00707" calcext:value-type="float">
            <text:p>-9.00707</text:p>
          </table:table-cell>
          <table:table-cell office:value-type="float" office:value="-10.0232" calcext:value-type="float">
            <text:p>-10.023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95019" calcext:value-type="float">
            <text:p>8.95019</text:p>
          </table:table-cell>
          <table:table-cell office:value-type="float" office:value="7.39204" calcext:value-type="float">
            <text:p>7.39204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82514" calcext:value-type="float">
            <text:p>-9.82514</text:p>
          </table:table-cell>
          <table:table-cell office:value-type="float" office:value="11.2979" calcext:value-type="float">
            <text:p>11.29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60848" calcext:value-type="float">
            <text:p>1.60848</text:p>
          </table:table-cell>
          <table:table-cell office:value-type="float" office:value="9.65097" calcext:value-type="float">
            <text:p>9.6509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0351" calcext:value-type="float">
            <text:p>4.90351</text:p>
          </table:table-cell>
          <table:table-cell office:value-type="float" office:value="4.31198" calcext:value-type="float">
            <text:p>4.3119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05292" calcext:value-type="float">
            <text:p>-2.05292</text:p>
          </table:table-cell>
          <table:table-cell office:value-type="float" office:value="-6.18701" calcext:value-type="float">
            <text:p>-6.187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46036" calcext:value-type="float">
            <text:p>6.46036</text:p>
          </table:table-cell>
          <table:table-cell office:value-type="float" office:value="-8.01003" calcext:value-type="float">
            <text:p>-8.01003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3.66664" calcext:value-type="float">
            <text:p>3.66664</text:p>
          </table:table-cell>
          <table:table-cell office:value-type="float" office:value="-5.02632" calcext:value-type="float">
            <text:p>-5.02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14049" calcext:value-type="float">
            <text:p>-8.14049</text:p>
          </table:table-cell>
          <table:table-cell office:value-type="float" office:value="-3.33259" calcext:value-type="float">
            <text:p>-3.332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9702" calcext:value-type="float">
            <text:p>-6.39702</text:p>
          </table:table-cell>
          <table:table-cell office:value-type="float" office:value="-7.17474" calcext:value-type="float">
            <text:p>-7.1747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49242" calcext:value-type="float">
            <text:p>9.49242</text:p>
          </table:table-cell>
          <table:table-cell office:value-type="float" office:value="3.81817" calcext:value-type="float">
            <text:p>3.818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.7385" calcext:value-type="float">
            <text:p>-6.7385</text:p>
          </table:table-cell>
          <table:table-cell office:value-type="float" office:value="2.95429" calcext:value-type="float">
            <text:p>2.9542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22998" calcext:value-type="float">
            <text:p>-1.22998</text:p>
          </table:table-cell>
          <table:table-cell office:value-type="float" office:value="-8.64665" calcext:value-type="float">
            <text:p>-8.646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33625" calcext:value-type="float">
            <text:p>9.33625</text:p>
          </table:table-cell>
          <table:table-cell office:value-type="float" office:value="-0.326538" calcext:value-type="float">
            <text:p>-0.3265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58462" calcext:value-type="float">
            <text:p>-2.58462</text:p>
          </table:table-cell>
          <table:table-cell office:value-type="float" office:value="9.38438" calcext:value-type="float">
            <text:p>9.3843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54549" calcext:value-type="float">
            <text:p>-8.54549</text:p>
          </table:table-cell>
          <table:table-cell office:value-type="float" office:value="-11.0205" calcext:value-type="float">
            <text:p>-11.020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90919" calcext:value-type="float">
            <text:p>8.90919</text:p>
          </table:table-cell>
          <table:table-cell office:value-type="float" office:value="7.25939" calcext:value-type="float">
            <text:p>7.25939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0707" calcext:value-type="float">
            <text:p>-9.90707</text:p>
          </table:table-cell>
          <table:table-cell office:value-type="float" office:value="11.5122" calcext:value-type="float">
            <text:p>11.51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56072" calcext:value-type="float">
            <text:p>2.56072</text:p>
          </table:table-cell>
          <table:table-cell office:value-type="float" office:value="9.03655" calcext:value-type="float">
            <text:p>9.0365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5399" calcext:value-type="float">
            <text:p>5.05399</text:p>
          </table:table-cell>
          <table:table-cell office:value-type="float" office:value="4.06593" calcext:value-type="float">
            <text:p>4.065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05267" calcext:value-type="float">
            <text:p>-1.05267</text:p>
          </table:table-cell>
          <table:table-cell office:value-type="float" office:value="-5.22898" calcext:value-type="float">
            <text:p>-5.2289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06182" calcext:value-type="float">
            <text:p>6.06182</text:p>
          </table:table-cell>
          <table:table-cell office:value-type="float" office:value="-7.78879" calcext:value-type="float">
            <text:p>-7.7887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3.73466" calcext:value-type="float">
            <text:p>3.73466</text:p>
          </table:table-cell>
          <table:table-cell office:value-type="float" office:value="-4.74204" calcext:value-type="float">
            <text:p>-4.742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02519" calcext:value-type="float">
            <text:p>-8.02519</text:p>
          </table:table-cell>
          <table:table-cell office:value-type="float" office:value="-4.65274" calcext:value-type="float">
            <text:p>-4.652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579" calcext:value-type="float">
            <text:p>-6.3579</text:p>
          </table:table-cell>
          <table:table-cell office:value-type="float" office:value="-7.27603" calcext:value-type="float">
            <text:p>-7.2760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31528" calcext:value-type="float">
            <text:p>9.31528</text:p>
          </table:table-cell>
          <table:table-cell office:value-type="float" office:value="3.56995" calcext:value-type="float">
            <text:p>3.569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.9414" calcext:value-type="float">
            <text:p>-6.9414</text:p>
          </table:table-cell>
          <table:table-cell office:value-type="float" office:value="3.29581" calcext:value-type="float">
            <text:p>3.2958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2.33477" calcext:value-type="float">
            <text:p>-2.33477</text:p>
          </table:table-cell>
          <table:table-cell office:value-type="float" office:value="-9.26001" calcext:value-type="float">
            <text:p>-9.260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19168" calcext:value-type="float">
            <text:p>8.19168</text:p>
          </table:table-cell>
          <table:table-cell office:value-type="float" office:value="-0.388936" calcext:value-type="float">
            <text:p>-0.3889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82259" calcext:value-type="float">
            <text:p>-3.82259</text:p>
          </table:table-cell>
          <table:table-cell office:value-type="float" office:value="8.76967" calcext:value-type="float">
            <text:p>8.769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94765" calcext:value-type="float">
            <text:p>-9.94765</text:p>
          </table:table-cell>
          <table:table-cell office:value-type="float" office:value="-9.05528" calcext:value-type="float">
            <text:p>-9.0552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78221" calcext:value-type="float">
            <text:p>6.78221</text:p>
          </table:table-cell>
          <table:table-cell office:value-type="float" office:value="7.30676" calcext:value-type="float">
            <text:p>7.3067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4368" calcext:value-type="float">
            <text:p>-9.94368</text:p>
          </table:table-cell>
          <table:table-cell office:value-type="float" office:value="10.959" calcext:value-type="float">
            <text:p>10.95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20009" calcext:value-type="float">
            <text:p>2.20009</text:p>
          </table:table-cell>
          <table:table-cell office:value-type="float" office:value="9.09451" calcext:value-type="float">
            <text:p>9.0945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58468" calcext:value-type="float">
            <text:p>4.58468</text:p>
          </table:table-cell>
          <table:table-cell office:value-type="float" office:value="4.06551" calcext:value-type="float">
            <text:p>4.0655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63958" calcext:value-type="float">
            <text:p>-1.63958</text:p>
          </table:table-cell>
          <table:table-cell office:value-type="float" office:value="-6.76102" calcext:value-type="float">
            <text:p>-6.761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51538" calcext:value-type="float">
            <text:p>7.51538</text:p>
          </table:table-cell>
          <table:table-cell office:value-type="float" office:value="-7.09447" calcext:value-type="float">
            <text:p>-7.09447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3.96097" calcext:value-type="float">
            <text:p>3.96097</text:p>
          </table:table-cell>
          <table:table-cell office:value-type="float" office:value="-4.89664" calcext:value-type="float">
            <text:p>-4.89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44775" calcext:value-type="float">
            <text:p>-8.44775</text:p>
          </table:table-cell>
          <table:table-cell office:value-type="float" office:value="-3.63394" calcext:value-type="float">
            <text:p>-3.633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03533" calcext:value-type="float">
            <text:p>-6.03533</text:p>
          </table:table-cell>
          <table:table-cell office:value-type="float" office:value="-7.8804" calcext:value-type="float">
            <text:p>-7.880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78382" calcext:value-type="float">
            <text:p>9.78382</text:p>
          </table:table-cell>
          <table:table-cell office:value-type="float" office:value="2.96272" calcext:value-type="float">
            <text:p>2.962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79097" calcext:value-type="float">
            <text:p>-9.79097</text:p>
          </table:table-cell>
          <table:table-cell office:value-type="float" office:value="4.79916" calcext:value-type="float">
            <text:p>4.7991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51908" calcext:value-type="float">
            <text:p>-1.51908</text:p>
          </table:table-cell>
          <table:table-cell office:value-type="float" office:value="-9.20048" calcext:value-type="float">
            <text:p>-9.200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54848" calcext:value-type="float">
            <text:p>9.54848</text:p>
          </table:table-cell>
          <table:table-cell office:value-type="float" office:value="-0.624621" calcext:value-type="float">
            <text:p>-0.6246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32358" calcext:value-type="float">
            <text:p>-3.32358</text:p>
          </table:table-cell>
          <table:table-cell office:value-type="float" office:value="11.4401" calcext:value-type="float">
            <text:p>11.44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4663" calcext:value-type="float">
            <text:p>-10.4663</text:p>
          </table:table-cell>
          <table:table-cell office:value-type="float" office:value="-8.47366" calcext:value-type="float">
            <text:p>-8.4736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31496" calcext:value-type="float">
            <text:p>7.31496</text:p>
          </table:table-cell>
          <table:table-cell office:value-type="float" office:value="7.51975" calcext:value-type="float">
            <text:p>7.519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8338" calcext:value-type="float">
            <text:p>-9.98338</text:p>
          </table:table-cell>
          <table:table-cell office:value-type="float" office:value="8.6539" calcext:value-type="float">
            <text:p>8.653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909" calcext:value-type="float">
            <text:p>0.4909</text:p>
          </table:table-cell>
          <table:table-cell office:value-type="float" office:value="9.27184" calcext:value-type="float">
            <text:p>9.271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83645" calcext:value-type="float">
            <text:p>4.83645</text:p>
          </table:table-cell>
          <table:table-cell office:value-type="float" office:value="4.28648" calcext:value-type="float">
            <text:p>4.286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4.48055" calcext:value-type="float">
            <text:p>-4.48055</text:p>
          </table:table-cell>
          <table:table-cell office:value-type="float" office:value="-7.00092" calcext:value-type="float">
            <text:p>-7.0009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31846" calcext:value-type="float">
            <text:p>6.31846</text:p>
          </table:table-cell>
          <table:table-cell office:value-type="float" office:value="-7.6436" calcext:value-type="float">
            <text:p>-7.6436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14078" calcext:value-type="float">
            <text:p>4.14078</text:p>
          </table:table-cell>
          <table:table-cell office:value-type="float" office:value="-4.66853" calcext:value-type="float">
            <text:p>-4.66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9976" calcext:value-type="float">
            <text:p>-8.9976</text:p>
          </table:table-cell>
          <table:table-cell office:value-type="float" office:value="-4.7722" calcext:value-type="float">
            <text:p>-4.77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6224" calcext:value-type="float">
            <text:p>-6.36224</text:p>
          </table:table-cell>
          <table:table-cell office:value-type="float" office:value="-8.44148" calcext:value-type="float">
            <text:p>-8.4414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50486" calcext:value-type="float">
            <text:p>9.50486</text:p>
          </table:table-cell>
          <table:table-cell office:value-type="float" office:value="3.50355" calcext:value-type="float">
            <text:p>3.503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19063" calcext:value-type="float">
            <text:p>-9.19063</text:p>
          </table:table-cell>
          <table:table-cell office:value-type="float" office:value="5.70727" calcext:value-type="float">
            <text:p>5.7072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06565" calcext:value-type="float">
            <text:p>-1.06565</text:p>
          </table:table-cell>
          <table:table-cell office:value-type="float" office:value="-8.64093" calcext:value-type="float">
            <text:p>-8.640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83032" calcext:value-type="float">
            <text:p>9.83032</text:p>
          </table:table-cell>
          <table:table-cell office:value-type="float" office:value="1.13145" calcext:value-type="float">
            <text:p>1.131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54739" calcext:value-type="float">
            <text:p>-2.54739</text:p>
          </table:table-cell>
          <table:table-cell office:value-type="float" office:value="9.24593" calcext:value-type="float">
            <text:p>9.2459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68244" calcext:value-type="float">
            <text:p>-8.68244</text:p>
          </table:table-cell>
          <table:table-cell office:value-type="float" office:value="-10.2999" calcext:value-type="float">
            <text:p>-10.2999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99187" calcext:value-type="float">
            <text:p>7.99187</text:p>
          </table:table-cell>
          <table:table-cell office:value-type="float" office:value="7.31775" calcext:value-type="float">
            <text:p>7.317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4612" calcext:value-type="float">
            <text:p>-9.94612</text:p>
          </table:table-cell>
          <table:table-cell office:value-type="float" office:value="9.99081" calcext:value-type="float">
            <text:p>9.990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44999" calcext:value-type="float">
            <text:p>2.44999</text:p>
          </table:table-cell>
          <table:table-cell office:value-type="float" office:value="9.43967" calcext:value-type="float">
            <text:p>9.439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87921" calcext:value-type="float">
            <text:p>4.87921</text:p>
          </table:table-cell>
          <table:table-cell office:value-type="float" office:value="3.6911" calcext:value-type="float">
            <text:p>3.69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70526" calcext:value-type="float">
            <text:p>-1.70526</text:p>
          </table:table-cell>
          <table:table-cell office:value-type="float" office:value="-4.76301" calcext:value-type="float">
            <text:p>-4.763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80116" calcext:value-type="float">
            <text:p>6.80116</text:p>
          </table:table-cell>
          <table:table-cell office:value-type="float" office:value="-7.69802" calcext:value-type="float">
            <text:p>-7.6980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3.51691" calcext:value-type="float">
            <text:p>3.51691</text:p>
          </table:table-cell>
          <table:table-cell office:value-type="float" office:value="-4.89088" calcext:value-type="float">
            <text:p>-4.89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66632" calcext:value-type="float">
            <text:p>-8.66632</text:p>
          </table:table-cell>
          <table:table-cell office:value-type="float" office:value="-3.32594" calcext:value-type="float">
            <text:p>-3.325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063" calcext:value-type="float">
            <text:p>-6.2063</text:p>
          </table:table-cell>
          <table:table-cell office:value-type="float" office:value="-6.6711" calcext:value-type="float">
            <text:p>-6.671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31393" calcext:value-type="float">
            <text:p>8.31393</text:p>
          </table:table-cell>
          <table:table-cell office:value-type="float" office:value="4.30706" calcext:value-type="float">
            <text:p>4.307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22575" calcext:value-type="float">
            <text:p>-7.22575</text:p>
          </table:table-cell>
          <table:table-cell office:value-type="float" office:value="3.42456" calcext:value-type="float">
            <text:p>3.4245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59741" calcext:value-type="float">
            <text:p>-1.59741</text:p>
          </table:table-cell>
          <table:table-cell office:value-type="float" office:value="-8.72449" calcext:value-type="float">
            <text:p>-8.724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33379" calcext:value-type="float">
            <text:p>7.33379</text:p>
          </table:table-cell>
          <table:table-cell office:value-type="float" office:value="0.82792" calcext:value-type="float">
            <text:p>0.827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17545" calcext:value-type="float">
            <text:p>-3.17545</text:p>
          </table:table-cell>
          <table:table-cell office:value-type="float" office:value="9.25109" calcext:value-type="float">
            <text:p>9.251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02392" calcext:value-type="float">
            <text:p>-9.02392</text:p>
          </table:table-cell>
          <table:table-cell office:value-type="float" office:value="-10.6662" calcext:value-type="float">
            <text:p>-10.666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9.39703" calcext:value-type="float">
            <text:p>9.39703</text:p>
          </table:table-cell>
          <table:table-cell office:value-type="float" office:value="7.5194" calcext:value-type="float">
            <text:p>7.5194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6059" calcext:value-type="float">
            <text:p>-9.96059</text:p>
          </table:table-cell>
          <table:table-cell office:value-type="float" office:value="10.2916" calcext:value-type="float">
            <text:p>10.29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99309" calcext:value-type="float">
            <text:p>1.99309</text:p>
          </table:table-cell>
          <table:table-cell office:value-type="float" office:value="9.11874" calcext:value-type="float">
            <text:p>9.1187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55825" calcext:value-type="float">
            <text:p>5.55825</text:p>
          </table:table-cell>
          <table:table-cell office:value-type="float" office:value="3.00422" calcext:value-type="float">
            <text:p>3.004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87669" calcext:value-type="float">
            <text:p>1.87669</text:p>
          </table:table-cell>
          <table:table-cell office:value-type="float" office:value="-4.55601" calcext:value-type="float">
            <text:p>-4.556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18588" calcext:value-type="float">
            <text:p>6.18588</text:p>
          </table:table-cell>
          <table:table-cell office:value-type="float" office:value="-7.7502" calcext:value-type="float">
            <text:p>-7.750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08509" calcext:value-type="float">
            <text:p>4.08509</text:p>
          </table:table-cell>
          <table:table-cell office:value-type="float" office:value="-5.06156" calcext:value-type="float">
            <text:p>-5.06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95832" calcext:value-type="float">
            <text:p>-7.95832</text:p>
          </table:table-cell>
          <table:table-cell office:value-type="float" office:value="-2.87078" calcext:value-type="float">
            <text:p>-2.870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0953" calcext:value-type="float">
            <text:p>-6.30953</text:p>
          </table:table-cell>
          <table:table-cell office:value-type="float" office:value="-9.16826" calcext:value-type="float">
            <text:p>-9.1682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81235" calcext:value-type="float">
            <text:p>8.81235</text:p>
          </table:table-cell>
          <table:table-cell office:value-type="float" office:value="3.04308" calcext:value-type="float">
            <text:p>3.043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5767" calcext:value-type="float">
            <text:p>-7.5767</text:p>
          </table:table-cell>
          <table:table-cell office:value-type="float" office:value="6.17037" calcext:value-type="float">
            <text:p>6.1703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2.02743" calcext:value-type="float">
            <text:p>-2.02743</text:p>
          </table:table-cell>
          <table:table-cell office:value-type="float" office:value="-9.1221" calcext:value-type="float">
            <text:p>-9.12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.1239" calcext:value-type="float">
            <text:p>11.1239</text:p>
          </table:table-cell>
          <table:table-cell office:value-type="float" office:value="1.04385" calcext:value-type="float">
            <text:p>1.043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36723" calcext:value-type="float">
            <text:p>-3.36723</text:p>
          </table:table-cell>
          <table:table-cell office:value-type="float" office:value="9.82082" calcext:value-type="float">
            <text:p>9.8208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6514" calcext:value-type="float">
            <text:p>-10.6514</text:p>
          </table:table-cell>
          <table:table-cell office:value-type="float" office:value="-9.47468" calcext:value-type="float">
            <text:p>-9.4746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89422" calcext:value-type="float">
            <text:p>6.89422</text:p>
          </table:table-cell>
          <table:table-cell office:value-type="float" office:value="7.26275" calcext:value-type="float">
            <text:p>7.262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1241" calcext:value-type="float">
            <text:p>-9.91241</text:p>
          </table:table-cell>
          <table:table-cell office:value-type="float" office:value="9.8351" calcext:value-type="float">
            <text:p>9.835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86119" calcext:value-type="float">
            <text:p>0.586119</text:p>
          </table:table-cell>
          <table:table-cell office:value-type="float" office:value="8.93812" calcext:value-type="float">
            <text:p>8.938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45014" calcext:value-type="float">
            <text:p>5.45014</text:p>
          </table:table-cell>
          <table:table-cell office:value-type="float" office:value="3.53385" calcext:value-type="float">
            <text:p>3.533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91615" calcext:value-type="float">
            <text:p>-2.91615</text:p>
          </table:table-cell>
          <table:table-cell office:value-type="float" office:value="-6.15615" calcext:value-type="float">
            <text:p>-6.156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13216" calcext:value-type="float">
            <text:p>7.13216</text:p>
          </table:table-cell>
          <table:table-cell office:value-type="float" office:value="-7.70748" calcext:value-type="float">
            <text:p>-7.7074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08414" calcext:value-type="float">
            <text:p>4.08414</text:p>
          </table:table-cell>
          <table:table-cell office:value-type="float" office:value="-4.67859" calcext:value-type="float">
            <text:p>-4.678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25258" calcext:value-type="float">
            <text:p>-9.25258</text:p>
          </table:table-cell>
          <table:table-cell office:value-type="float" office:value="-4.46247" calcext:value-type="float">
            <text:p>-4.462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46047" calcext:value-type="float">
            <text:p>-6.46047</text:p>
          </table:table-cell>
          <table:table-cell office:value-type="float" office:value="-6.92586" calcext:value-type="float">
            <text:p>-6.9258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17103" calcext:value-type="float">
            <text:p>9.17103</text:p>
          </table:table-cell>
          <table:table-cell office:value-type="float" office:value="3.64786" calcext:value-type="float">
            <text:p>3.647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17034" calcext:value-type="float">
            <text:p>-7.17034</text:p>
          </table:table-cell>
          <table:table-cell office:value-type="float" office:value="4.42796" calcext:value-type="float">
            <text:p>4.4279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53998" calcext:value-type="float">
            <text:p>-1.53998</text:p>
          </table:table-cell>
          <table:table-cell office:value-type="float" office:value="-8.98073" calcext:value-type="float">
            <text:p>-8.980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68324" calcext:value-type="float">
            <text:p>8.68324</text:p>
          </table:table-cell>
          <table:table-cell office:value-type="float" office:value="0.411233" calcext:value-type="float">
            <text:p>0.4112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27274" calcext:value-type="float">
            <text:p>-3.27274</text:p>
          </table:table-cell>
          <table:table-cell office:value-type="float" office:value="8.96302" calcext:value-type="float">
            <text:p>8.9630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83342" calcext:value-type="float">
            <text:p>-8.83342</text:p>
          </table:table-cell>
          <table:table-cell office:value-type="float" office:value="-10.6843" calcext:value-type="float">
            <text:p>-10.684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88591" calcext:value-type="float">
            <text:p>6.88591</text:p>
          </table:table-cell>
          <table:table-cell office:value-type="float" office:value="7.46435" calcext:value-type="float">
            <text:p>7.4643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5682" calcext:value-type="float">
            <text:p>-9.95682</text:p>
          </table:table-cell>
          <table:table-cell office:value-type="float" office:value="10.3463" calcext:value-type="float">
            <text:p>10.34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6453" calcext:value-type="float">
            <text:p>1.6453</text:p>
          </table:table-cell>
          <table:table-cell office:value-type="float" office:value="8.46685" calcext:value-type="float">
            <text:p>8.4668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5014" calcext:value-type="float">
            <text:p>4.95014</text:p>
          </table:table-cell>
          <table:table-cell office:value-type="float" office:value="3.91707" calcext:value-type="float">
            <text:p>3.917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1485" calcext:value-type="float">
            <text:p>-2.1485</text:p>
          </table:table-cell>
          <table:table-cell office:value-type="float" office:value="-5.9314" calcext:value-type="float">
            <text:p>-5.93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25523" calcext:value-type="float">
            <text:p>7.25523</text:p>
          </table:table-cell>
          <table:table-cell office:value-type="float" office:value="-7.21208" calcext:value-type="float">
            <text:p>-7.2120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65143" calcext:value-type="float">
            <text:p>4.65143</text:p>
          </table:table-cell>
          <table:table-cell office:value-type="float" office:value="-4.30567" calcext:value-type="float">
            <text:p>-4.305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3672" calcext:value-type="float">
            <text:p>-10.3672</text:p>
          </table:table-cell>
          <table:table-cell office:value-type="float" office:value="-4.54571" calcext:value-type="float">
            <text:p>-4.545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0393" calcext:value-type="float">
            <text:p>-6.30393</text:p>
          </table:table-cell>
          <table:table-cell office:value-type="float" office:value="-7.27784" calcext:value-type="float">
            <text:p>-7.2778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17222" calcext:value-type="float">
            <text:p>8.17222</text:p>
          </table:table-cell>
          <table:table-cell office:value-type="float" office:value="4.48646" calcext:value-type="float">
            <text:p>4.486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12445" calcext:value-type="float">
            <text:p>-8.12445</text:p>
          </table:table-cell>
          <table:table-cell office:value-type="float" office:value="2.18776" calcext:value-type="float">
            <text:p>2.1877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0.898701" calcext:value-type="float">
            <text:p>-0.898701</text:p>
          </table:table-cell>
          <table:table-cell office:value-type="float" office:value="-8.27776" calcext:value-type="float">
            <text:p>-8.2777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18684" calcext:value-type="float">
            <text:p>8.18684</text:p>
          </table:table-cell>
          <table:table-cell office:value-type="float" office:value="0.872866" calcext:value-type="float">
            <text:p>0.8728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.00907" calcext:value-type="float">
            <text:p>-4.00907</text:p>
          </table:table-cell>
          <table:table-cell office:value-type="float" office:value="9.45451" calcext:value-type="float">
            <text:p>9.4545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92049" calcext:value-type="float">
            <text:p>-9.92049</text:p>
          </table:table-cell>
          <table:table-cell office:value-type="float" office:value="-9.46035" calcext:value-type="float">
            <text:p>-9.4603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67455" calcext:value-type="float">
            <text:p>6.67455</text:p>
          </table:table-cell>
          <table:table-cell office:value-type="float" office:value="7.54582" calcext:value-type="float">
            <text:p>7.5458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1011" calcext:value-type="float">
            <text:p>-10.1011</text:p>
          </table:table-cell>
          <table:table-cell office:value-type="float" office:value="8.93384" calcext:value-type="float">
            <text:p>8.933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76323" calcext:value-type="float">
            <text:p>1.76323</text:p>
          </table:table-cell>
          <table:table-cell office:value-type="float" office:value="9.59837" calcext:value-type="float">
            <text:p>9.5983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9031" calcext:value-type="float">
            <text:p>5.09031</text:p>
          </table:table-cell>
          <table:table-cell office:value-type="float" office:value="4.26032" calcext:value-type="float">
            <text:p>4.260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28345" calcext:value-type="float">
            <text:p>0.428345</text:p>
          </table:table-cell>
          <table:table-cell office:value-type="float" office:value="-3.76511" calcext:value-type="float">
            <text:p>-3.765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85786" calcext:value-type="float">
            <text:p>6.85786</text:p>
          </table:table-cell>
          <table:table-cell office:value-type="float" office:value="-7.54188" calcext:value-type="float">
            <text:p>-7.5418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63154" calcext:value-type="float">
            <text:p>4.63154</text:p>
          </table:table-cell>
          <table:table-cell office:value-type="float" office:value="-4.34227" calcext:value-type="float">
            <text:p>-4.34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46944" calcext:value-type="float">
            <text:p>-7.46944</text:p>
          </table:table-cell>
          <table:table-cell office:value-type="float" office:value="-3.1481" calcext:value-type="float">
            <text:p>-3.14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88893" calcext:value-type="float">
            <text:p>-5.88893</text:p>
          </table:table-cell>
          <table:table-cell office:value-type="float" office:value="-9.04523" calcext:value-type="float">
            <text:p>-9.0452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40818" calcext:value-type="float">
            <text:p>8.40818</text:p>
          </table:table-cell>
          <table:table-cell office:value-type="float" office:value="4.44065" calcext:value-type="float">
            <text:p>4.440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07748" calcext:value-type="float">
            <text:p>-9.07748</text:p>
          </table:table-cell>
          <table:table-cell office:value-type="float" office:value="3.62498" calcext:value-type="float">
            <text:p>3.62498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24798" calcext:value-type="float">
            <text:p>-1.24798</text:p>
          </table:table-cell>
          <table:table-cell office:value-type="float" office:value="-9.11762" calcext:value-type="float">
            <text:p>-9.117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95862" calcext:value-type="float">
            <text:p>7.95862</text:p>
          </table:table-cell>
          <table:table-cell office:value-type="float" office:value="0.783805" calcext:value-type="float">
            <text:p>0.7838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.08715" calcext:value-type="float">
            <text:p>-4.08715</text:p>
          </table:table-cell>
          <table:table-cell office:value-type="float" office:value="9.81264" calcext:value-type="float">
            <text:p>9.812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2141" calcext:value-type="float">
            <text:p>-10.2141</text:p>
          </table:table-cell>
          <table:table-cell office:value-type="float" office:value="-9.1866" calcext:value-type="float">
            <text:p>-9.186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72789" calcext:value-type="float">
            <text:p>8.72789</text:p>
          </table:table-cell>
          <table:table-cell office:value-type="float" office:value="7.3025" calcext:value-type="float">
            <text:p>7.302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065" calcext:value-type="float">
            <text:p>-10.0065</text:p>
          </table:table-cell>
          <table:table-cell office:value-type="float" office:value="9.28323" calcext:value-type="float">
            <text:p>9.283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49063" calcext:value-type="float">
            <text:p>2.49063</text:p>
          </table:table-cell>
          <table:table-cell office:value-type="float" office:value="9.23278" calcext:value-type="float">
            <text:p>9.232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0135" calcext:value-type="float">
            <text:p>4.90135</text:p>
          </table:table-cell>
          <table:table-cell office:value-type="float" office:value="3.74681" calcext:value-type="float">
            <text:p>3.7468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14514" calcext:value-type="float">
            <text:p>-2.14514</text:p>
          </table:table-cell>
          <table:table-cell office:value-type="float" office:value="-5.7703" calcext:value-type="float">
            <text:p>-5.770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35243" calcext:value-type="float">
            <text:p>6.35243</text:p>
          </table:table-cell>
          <table:table-cell office:value-type="float" office:value="-7.8775" calcext:value-type="float">
            <text:p>-7.8775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42291" calcext:value-type="float">
            <text:p>4.42291</text:p>
          </table:table-cell>
          <table:table-cell office:value-type="float" office:value="-4.69123" calcext:value-type="float">
            <text:p>-4.69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59579" calcext:value-type="float">
            <text:p>-8.59579</text:p>
          </table:table-cell>
          <table:table-cell office:value-type="float" office:value="-4.77005" calcext:value-type="float">
            <text:p>-4.770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7793" calcext:value-type="float">
            <text:p>-6.67793</text:p>
          </table:table-cell>
          <table:table-cell office:value-type="float" office:value="-8.2725" calcext:value-type="float">
            <text:p>-8.272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34159" calcext:value-type="float">
            <text:p>8.34159</text:p>
          </table:table-cell>
          <table:table-cell office:value-type="float" office:value="4.35206" calcext:value-type="float">
            <text:p>4.352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74694" calcext:value-type="float">
            <text:p>-8.74694</text:p>
          </table:table-cell>
          <table:table-cell office:value-type="float" office:value="5.50919" calcext:value-type="float">
            <text:p>5.5091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21617" calcext:value-type="float">
            <text:p>-1.21617</text:p>
          </table:table-cell>
          <table:table-cell office:value-type="float" office:value="-8.53429" calcext:value-type="float">
            <text:p>-8.534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85046" calcext:value-type="float">
            <text:p>8.85046</text:p>
          </table:table-cell>
          <table:table-cell office:value-type="float" office:value="-0.523313" calcext:value-type="float">
            <text:p>-0.5233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.92006" calcext:value-type="float">
            <text:p>-4.92006</text:p>
          </table:table-cell>
          <table:table-cell office:value-type="float" office:value="9.86995" calcext:value-type="float">
            <text:p>9.869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06796" calcext:value-type="float">
            <text:p>-9.06796</text:p>
          </table:table-cell>
          <table:table-cell office:value-type="float" office:value="-10.9692" calcext:value-type="float">
            <text:p>-10.969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58658" calcext:value-type="float">
            <text:p>7.58658</text:p>
          </table:table-cell>
          <table:table-cell office:value-type="float" office:value="7.29106" calcext:value-type="float">
            <text:p>7.2910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78638" calcext:value-type="float">
            <text:p>-9.78638</text:p>
          </table:table-cell>
          <table:table-cell office:value-type="float" office:value="11.1432" calcext:value-type="float">
            <text:p>11.143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97679" calcext:value-type="float">
            <text:p>1.97679</text:p>
          </table:table-cell>
          <table:table-cell office:value-type="float" office:value="8.52693" calcext:value-type="float">
            <text:p>8.5269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32063" calcext:value-type="float">
            <text:p>5.32063</text:p>
          </table:table-cell>
          <table:table-cell office:value-type="float" office:value="3.82376" calcext:value-type="float">
            <text:p>3.823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08416" calcext:value-type="float">
            <text:p>0.108416</text:p>
          </table:table-cell>
          <table:table-cell office:value-type="float" office:value="-4.77144" calcext:value-type="float">
            <text:p>-4.7714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29454" calcext:value-type="float">
            <text:p>6.29454</text:p>
          </table:table-cell>
          <table:table-cell office:value-type="float" office:value="-7.61919" calcext:value-type="float">
            <text:p>-7.6191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60853" calcext:value-type="float">
            <text:p>4.60853</text:p>
          </table:table-cell>
          <table:table-cell office:value-type="float" office:value="-3.88011" calcext:value-type="float">
            <text:p>-3.88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22283" calcext:value-type="float">
            <text:p>-9.22283</text:p>
          </table:table-cell>
          <table:table-cell office:value-type="float" office:value="-3.56783" calcext:value-type="float">
            <text:p>-3.567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85166" calcext:value-type="float">
            <text:p>-6.85166</text:p>
          </table:table-cell>
          <table:table-cell office:value-type="float" office:value="-7.59014" calcext:value-type="float">
            <text:p>-7.5901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67782" calcext:value-type="float">
            <text:p>9.67782</text:p>
          </table:table-cell>
          <table:table-cell office:value-type="float" office:value="3.60893" calcext:value-type="float">
            <text:p>3.608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0.3911" calcext:value-type="float">
            <text:p>-10.3911</text:p>
          </table:table-cell>
          <table:table-cell office:value-type="float" office:value="5.94746" calcext:value-type="float">
            <text:p>5.9474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47186" calcext:value-type="float">
            <text:p>-1.47186</text:p>
          </table:table-cell>
          <table:table-cell office:value-type="float" office:value="-8.38324" calcext:value-type="float">
            <text:p>-8.383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.75639" calcext:value-type="float">
            <text:p>5.75639</text:p>
          </table:table-cell>
          <table:table-cell office:value-type="float" office:value="0.585283" calcext:value-type="float">
            <text:p>0.585283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62731" calcext:value-type="float">
            <text:p>-9.62731</text:p>
          </table:table-cell>
          <table:table-cell office:value-type="float" office:value="-9.31139" calcext:value-type="float">
            <text:p>-9.31139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73214" calcext:value-type="float">
            <text:p>7.73214</text:p>
          </table:table-cell>
          <table:table-cell office:value-type="float" office:value="7.28657" calcext:value-type="float">
            <text:p>7.28657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1787" calcext:value-type="float">
            <text:p>-9.91787</text:p>
          </table:table-cell>
          <table:table-cell office:value-type="float" office:value="10.0576" calcext:value-type="float">
            <text:p>10.057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4793" calcext:value-type="float">
            <text:p>2.4793</text:p>
          </table:table-cell>
          <table:table-cell office:value-type="float" office:value="7.9491" calcext:value-type="float">
            <text:p>7.949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21999" calcext:value-type="float">
            <text:p>5.21999</text:p>
          </table:table-cell>
          <table:table-cell office:value-type="float" office:value="4.54392" calcext:value-type="float">
            <text:p>4.543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6968" calcext:value-type="float">
            <text:p>-1.6968</text:p>
          </table:table-cell>
          <table:table-cell office:value-type="float" office:value="-5.52329" calcext:value-type="float">
            <text:p>-5.5232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49156" calcext:value-type="float">
            <text:p>6.49156</text:p>
          </table:table-cell>
          <table:table-cell office:value-type="float" office:value="-7.78353" calcext:value-type="float">
            <text:p>-7.78353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3.21823" calcext:value-type="float">
            <text:p>3.21823</text:p>
          </table:table-cell>
          <table:table-cell office:value-type="float" office:value="-5.38187" calcext:value-type="float">
            <text:p>-5.38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21303" calcext:value-type="float">
            <text:p>-8.21303</text:p>
          </table:table-cell>
          <table:table-cell office:value-type="float" office:value="-2.67898" calcext:value-type="float">
            <text:p>-2.678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96592" calcext:value-type="float">
            <text:p>-5.96592</text:p>
          </table:table-cell>
          <table:table-cell office:value-type="float" office:value="-8.52519" calcext:value-type="float">
            <text:p>-8.5251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34095" calcext:value-type="float">
            <text:p>8.34095</text:p>
          </table:table-cell>
          <table:table-cell office:value-type="float" office:value="3.76643" calcext:value-type="float">
            <text:p>3.766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81056" calcext:value-type="float">
            <text:p>-8.81056</text:p>
          </table:table-cell>
          <table:table-cell office:value-type="float" office:value="6.39046" calcext:value-type="float">
            <text:p>6.3904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36737" calcext:value-type="float">
            <text:p>-1.36737</text:p>
          </table:table-cell>
          <table:table-cell office:value-type="float" office:value="-8.81068" calcext:value-type="float">
            <text:p>-8.810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1988" calcext:value-type="float">
            <text:p>10.1988</text:p>
          </table:table-cell>
          <table:table-cell office:value-type="float" office:value="1.11239" calcext:value-type="float">
            <text:p>1.1123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01612" calcext:value-type="float">
            <text:p>-9.01612</text:p>
          </table:table-cell>
          <table:table-cell office:value-type="float" office:value="-10.2362" calcext:value-type="float">
            <text:p>-10.236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03293" calcext:value-type="float">
            <text:p>6.03293</text:p>
          </table:table-cell>
          <table:table-cell office:value-type="float" office:value="7.45043" calcext:value-type="float">
            <text:p>7.4504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939" calcext:value-type="float">
            <text:p>-10.0939</text:p>
          </table:table-cell>
          <table:table-cell office:value-type="float" office:value="10.0066" calcext:value-type="float">
            <text:p>10.006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94417" calcext:value-type="float">
            <text:p>1.94417</text:p>
          </table:table-cell>
          <table:table-cell office:value-type="float" office:value="9.96305" calcext:value-type="float">
            <text:p>9.963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44503" calcext:value-type="float">
            <text:p>5.44503</text:p>
          </table:table-cell>
          <table:table-cell office:value-type="float" office:value="3.57289" calcext:value-type="float">
            <text:p>3.572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94292" calcext:value-type="float">
            <text:p>-2.94292</text:p>
          </table:table-cell>
          <table:table-cell office:value-type="float" office:value="-5.26871" calcext:value-type="float">
            <text:p>-5.2687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19782" calcext:value-type="float">
            <text:p>7.19782</text:p>
          </table:table-cell>
          <table:table-cell office:value-type="float" office:value="-7.40187" calcext:value-type="float">
            <text:p>-7.40187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6995" calcext:value-type="float">
            <text:p>4.6995</text:p>
          </table:table-cell>
          <table:table-cell office:value-type="float" office:value="-4.68309" calcext:value-type="float">
            <text:p>-4.68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2124" calcext:value-type="float">
            <text:p>-9.2124</text:p>
          </table:table-cell>
          <table:table-cell office:value-type="float" office:value="-3.58182" calcext:value-type="float">
            <text:p>-3.581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85074" calcext:value-type="float">
            <text:p>-5.85074</text:p>
          </table:table-cell>
          <table:table-cell office:value-type="float" office:value="-7.63394" calcext:value-type="float">
            <text:p>-7.6339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53822" calcext:value-type="float">
            <text:p>9.53822</text:p>
          </table:table-cell>
          <table:table-cell office:value-type="float" office:value="3.88935" calcext:value-type="float">
            <text:p>3.889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64251" calcext:value-type="float">
            <text:p>-9.64251</text:p>
          </table:table-cell>
          <table:table-cell office:value-type="float" office:value="7.86938" calcext:value-type="float">
            <text:p>7.86938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0.942349" calcext:value-type="float">
            <text:p>-0.942349</text:p>
          </table:table-cell>
          <table:table-cell office:value-type="float" office:value="-9.15073" calcext:value-type="float">
            <text:p>-9.150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4051" calcext:value-type="float">
            <text:p>8.4051</text:p>
          </table:table-cell>
          <table:table-cell office:value-type="float" office:value="0.622818" calcext:value-type="float">
            <text:p>0.62281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57479" calcext:value-type="float">
            <text:p>-9.57479</text:p>
          </table:table-cell>
          <table:table-cell office:value-type="float" office:value="-9.89484" calcext:value-type="float">
            <text:p>-9.89484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43458" calcext:value-type="float">
            <text:p>8.43458</text:p>
          </table:table-cell>
          <table:table-cell office:value-type="float" office:value="7.46707" calcext:value-type="float">
            <text:p>7.46707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3821" calcext:value-type="float">
            <text:p>-9.93821</text:p>
          </table:table-cell>
          <table:table-cell office:value-type="float" office:value="10.8223" calcext:value-type="float">
            <text:p>10.82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79889" calcext:value-type="float">
            <text:p>2.79889</text:p>
          </table:table-cell>
          <table:table-cell office:value-type="float" office:value="8.50271" calcext:value-type="float">
            <text:p>8.5027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55168" calcext:value-type="float">
            <text:p>4.55168</text:p>
          </table:table-cell>
          <table:table-cell office:value-type="float" office:value="3.89363" calcext:value-type="float">
            <text:p>3.893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604675" calcext:value-type="float">
            <text:p>-0.604675</text:p>
          </table:table-cell>
          <table:table-cell office:value-type="float" office:value="-5.53327" calcext:value-type="float">
            <text:p>-5.533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27683" calcext:value-type="float">
            <text:p>7.27683</text:p>
          </table:table-cell>
          <table:table-cell office:value-type="float" office:value="-7.13055" calcext:value-type="float">
            <text:p>-7.13055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52446" calcext:value-type="float">
            <text:p>4.52446</text:p>
          </table:table-cell>
          <table:table-cell office:value-type="float" office:value="-4.50491" calcext:value-type="float">
            <text:p>-4.50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64581" calcext:value-type="float">
            <text:p>-8.64581</text:p>
          </table:table-cell>
          <table:table-cell office:value-type="float" office:value="-3.3193" calcext:value-type="float">
            <text:p>-3.31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07093" calcext:value-type="float">
            <text:p>-6.07093</text:p>
          </table:table-cell>
          <table:table-cell office:value-type="float" office:value="-8.69982" calcext:value-type="float">
            <text:p>-8.6998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14496" calcext:value-type="float">
            <text:p>8.14496</text:p>
          </table:table-cell>
          <table:table-cell office:value-type="float" office:value="4.48082" calcext:value-type="float">
            <text:p>4.480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89673" calcext:value-type="float">
            <text:p>-8.89673</text:p>
          </table:table-cell>
          <table:table-cell office:value-type="float" office:value="6.66521" calcext:value-type="float">
            <text:p>6.6652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2.28137" calcext:value-type="float">
            <text:p>-2.28137</text:p>
          </table:table-cell>
          <table:table-cell office:value-type="float" office:value="-9.31426" calcext:value-type="float">
            <text:p>-9.314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8721" calcext:value-type="float">
            <text:p>10.8721</text:p>
          </table:table-cell>
          <table:table-cell office:value-type="float" office:value="-0.0288327" calcext:value-type="float">
            <text:p>-0.028832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10.8289" calcext:value-type="float">
            <text:p>-10.8289</text:p>
          </table:table-cell>
          <table:table-cell office:value-type="float" office:value="-9.11641" calcext:value-type="float">
            <text:p>-9.1164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17849" calcext:value-type="float">
            <text:p>6.17849</text:p>
          </table:table-cell>
          <table:table-cell office:value-type="float" office:value="7.38457" calcext:value-type="float">
            <text:p>7.38457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4919" calcext:value-type="float">
            <text:p>-9.94919</text:p>
          </table:table-cell>
          <table:table-cell office:value-type="float" office:value="8.65944" calcext:value-type="float">
            <text:p>8.659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46011" calcext:value-type="float">
            <text:p>0.546011</text:p>
          </table:table-cell>
          <table:table-cell office:value-type="float" office:value="9.36217" calcext:value-type="float">
            <text:p>9.3621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0368" calcext:value-type="float">
            <text:p>4.70368</text:p>
          </table:table-cell>
          <table:table-cell office:value-type="float" office:value="4.69647" calcext:value-type="float">
            <text:p>4.696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2887" calcext:value-type="float">
            <text:p>-1.2887</text:p>
          </table:table-cell>
          <table:table-cell office:value-type="float" office:value="-4.51365" calcext:value-type="float">
            <text:p>-4.5136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41921" calcext:value-type="float">
            <text:p>6.41921</text:p>
          </table:table-cell>
          <table:table-cell office:value-type="float" office:value="-7.70293" calcext:value-type="float">
            <text:p>-7.70293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75112" calcext:value-type="float">
            <text:p>4.75112</text:p>
          </table:table-cell>
          <table:table-cell office:value-type="float" office:value="-3.97645" calcext:value-type="float">
            <text:p>-3.97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35346" calcext:value-type="float">
            <text:p>-9.35346</text:p>
          </table:table-cell>
          <table:table-cell office:value-type="float" office:value="-5.39518" calcext:value-type="float">
            <text:p>-5.395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85374" calcext:value-type="float">
            <text:p>-6.85374</text:p>
          </table:table-cell>
          <table:table-cell office:value-type="float" office:value="-7.47271" calcext:value-type="float">
            <text:p>-7.4727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95279" calcext:value-type="float">
            <text:p>9.95279</text:p>
          </table:table-cell>
          <table:table-cell office:value-type="float" office:value="3.23726" calcext:value-type="float">
            <text:p>3.237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25095" calcext:value-type="float">
            <text:p>-9.25095</text:p>
          </table:table-cell>
          <table:table-cell office:value-type="float" office:value="4.47528" calcext:value-type="float">
            <text:p>4.47528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0.814082" calcext:value-type="float">
            <text:p>-0.814082</text:p>
          </table:table-cell>
          <table:table-cell office:value-type="float" office:value="-8.4917" calcext:value-type="float">
            <text:p>-8.49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79636" calcext:value-type="float">
            <text:p>7.79636</text:p>
          </table:table-cell>
          <table:table-cell office:value-type="float" office:value="0.735612" calcext:value-type="float">
            <text:p>0.73561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10.3223" calcext:value-type="float">
            <text:p>-10.3223</text:p>
          </table:table-cell>
          <table:table-cell office:value-type="float" office:value="-9.32894" calcext:value-type="float">
            <text:p>-9.32894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49634" calcext:value-type="float">
            <text:p>7.49634</text:p>
          </table:table-cell>
          <table:table-cell office:value-type="float" office:value="7.5048" calcext:value-type="float">
            <text:p>7.5048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627" calcext:value-type="float">
            <text:p>-10.0627</text:p>
          </table:table-cell>
          <table:table-cell office:value-type="float" office:value="9.64827" calcext:value-type="float">
            <text:p>9.6482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6943" calcext:value-type="float">
            <text:p>1.6943</text:p>
          </table:table-cell>
          <table:table-cell office:value-type="float" office:value="9.39722" calcext:value-type="float">
            <text:p>9.397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51599" calcext:value-type="float">
            <text:p>4.51599</text:p>
          </table:table-cell>
          <table:table-cell office:value-type="float" office:value="4.45564" calcext:value-type="float">
            <text:p>4.4556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71712" calcext:value-type="float">
            <text:p>-2.71712</text:p>
          </table:table-cell>
          <table:table-cell office:value-type="float" office:value="-6.2937" calcext:value-type="float">
            <text:p>-6.29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47275" calcext:value-type="float">
            <text:p>6.47275</text:p>
          </table:table-cell>
          <table:table-cell office:value-type="float" office:value="-8.0316" calcext:value-type="float">
            <text:p>-8.0316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214" calcext:value-type="float">
            <text:p>4.214</text:p>
          </table:table-cell>
          <table:table-cell office:value-type="float" office:value="-4.45164" calcext:value-type="float">
            <text:p>-4.45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76767" calcext:value-type="float">
            <text:p>-7.76767</text:p>
          </table:table-cell>
          <table:table-cell office:value-type="float" office:value="-2.09506" calcext:value-type="float">
            <text:p>-2.095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1217" calcext:value-type="float">
            <text:p>-6.31217</text:p>
          </table:table-cell>
          <table:table-cell office:value-type="float" office:value="-8.62011" calcext:value-type="float">
            <text:p>-8.620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5.53029" calcext:value-type="float">
            <text:p>-5.53029</text:p>
          </table:table-cell>
          <table:table-cell office:value-type="float" office:value="3.08909" calcext:value-type="float">
            <text:p>3.0890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2.24596" calcext:value-type="float">
            <text:p>-2.24596</text:p>
          </table:table-cell>
          <table:table-cell office:value-type="float" office:value="-9.76554" calcext:value-type="float">
            <text:p>-9.765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93716" calcext:value-type="float">
            <text:p>8.93716</text:p>
          </table:table-cell>
          <table:table-cell office:value-type="float" office:value="1.04462" calcext:value-type="float">
            <text:p>1.0446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38268" calcext:value-type="float">
            <text:p>-9.38268</text:p>
          </table:table-cell>
          <table:table-cell office:value-type="float" office:value="-8.80641" calcext:value-type="float">
            <text:p>-8.8064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9.90325" calcext:value-type="float">
            <text:p>9.90325</text:p>
          </table:table-cell>
          <table:table-cell office:value-type="float" office:value="7.68054" calcext:value-type="float">
            <text:p>7.68054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88824" calcext:value-type="float">
            <text:p>-9.88824</text:p>
          </table:table-cell>
          <table:table-cell office:value-type="float" office:value="10.8717" calcext:value-type="float">
            <text:p>10.871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05508" calcext:value-type="float">
            <text:p>2.05508</text:p>
          </table:table-cell>
          <table:table-cell office:value-type="float" office:value="9.43071" calcext:value-type="float">
            <text:p>9.4307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551" calcext:value-type="float">
            <text:p>5.0551</text:p>
          </table:table-cell>
          <table:table-cell office:value-type="float" office:value="4.19166" calcext:value-type="float">
            <text:p>4.1916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3.34901" calcext:value-type="float">
            <text:p>-3.34901</text:p>
          </table:table-cell>
          <table:table-cell office:value-type="float" office:value="-5.57895" calcext:value-type="float">
            <text:p>-5.578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084" calcext:value-type="float">
            <text:p>6.084</text:p>
          </table:table-cell>
          <table:table-cell office:value-type="float" office:value="-8.21527" calcext:value-type="float">
            <text:p>-8.21527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57766" calcext:value-type="float">
            <text:p>4.57766</text:p>
          </table:table-cell>
          <table:table-cell office:value-type="float" office:value="-4.40554" calcext:value-type="float">
            <text:p>-4.40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05833" calcext:value-type="float">
            <text:p>-9.05833</text:p>
          </table:table-cell>
          <table:table-cell office:value-type="float" office:value="-2.98536" calcext:value-type="float">
            <text:p>-2.985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0795" calcext:value-type="float">
            <text:p>-6.30795</text:p>
          </table:table-cell>
          <table:table-cell office:value-type="float" office:value="-9.51201" calcext:value-type="float">
            <text:p>-9.5120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8.25681" calcext:value-type="float">
            <text:p>-8.25681</text:p>
          </table:table-cell>
          <table:table-cell office:value-type="float" office:value="7.7821" calcext:value-type="float">
            <text:p>7.782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55912" calcext:value-type="float">
            <text:p>-1.55912</text:p>
          </table:table-cell>
          <table:table-cell office:value-type="float" office:value="-8.89393" calcext:value-type="float">
            <text:p>-8.893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55125" calcext:value-type="float">
            <text:p>7.55125</text:p>
          </table:table-cell>
          <table:table-cell office:value-type="float" office:value="0.609154" calcext:value-type="float">
            <text:p>0.60915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34221" calcext:value-type="float">
            <text:p>-9.34221</text:p>
          </table:table-cell>
          <table:table-cell office:value-type="float" office:value="-9.67838" calcext:value-type="float">
            <text:p>-9.6783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82216" calcext:value-type="float">
            <text:p>6.82216</text:p>
          </table:table-cell>
          <table:table-cell office:value-type="float" office:value="7.57458" calcext:value-type="float">
            <text:p>7.57458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0.305515" calcext:value-type="float">
            <text:p>0.305515</text:p>
          </table:table-cell>
          <table:table-cell office:value-type="float" office:value="9.72422" calcext:value-type="float">
            <text:p>9.724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6039" calcext:value-type="float">
            <text:p>4.96039</text:p>
          </table:table-cell>
          <table:table-cell office:value-type="float" office:value="4.05726" calcext:value-type="float">
            <text:p>4.057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80467" calcext:value-type="float">
            <text:p>-2.80467</text:p>
          </table:table-cell>
          <table:table-cell office:value-type="float" office:value="-5.82141" calcext:value-type="float">
            <text:p>-5.8214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36134" calcext:value-type="float">
            <text:p>6.36134</text:p>
          </table:table-cell>
          <table:table-cell office:value-type="float" office:value="-7.70753" calcext:value-type="float">
            <text:p>-7.70753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38684" calcext:value-type="float">
            <text:p>4.38684</text:p>
          </table:table-cell>
          <table:table-cell office:value-type="float" office:value="-4.55011" calcext:value-type="float">
            <text:p>-4.55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42674" calcext:value-type="float">
            <text:p>-7.42674</text:p>
          </table:table-cell>
          <table:table-cell office:value-type="float" office:value="-3.79082" calcext:value-type="float">
            <text:p>-3.790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06861" calcext:value-type="float">
            <text:p>-6.06861</text:p>
          </table:table-cell>
          <table:table-cell office:value-type="float" office:value="-7.13436" calcext:value-type="float">
            <text:p>-7.1343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7.09557" calcext:value-type="float">
            <text:p>-7.09557</text:p>
          </table:table-cell>
          <table:table-cell office:value-type="float" office:value="4.2832" calcext:value-type="float">
            <text:p>4.283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2.2238" calcext:value-type="float">
            <text:p>-2.2238</text:p>
          </table:table-cell>
          <table:table-cell office:value-type="float" office:value="-9.32405" calcext:value-type="float">
            <text:p>-9.324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98174" calcext:value-type="float">
            <text:p>8.98174</text:p>
          </table:table-cell>
          <table:table-cell office:value-type="float" office:value="0.802764" calcext:value-type="float">
            <text:p>0.80276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01836" calcext:value-type="float">
            <text:p>-9.01836</text:p>
          </table:table-cell>
          <table:table-cell office:value-type="float" office:value="-9.25421" calcext:value-type="float">
            <text:p>-9.2542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0204" calcext:value-type="float">
            <text:p>7.0204</text:p>
          </table:table-cell>
          <table:table-cell office:value-type="float" office:value="7.6039" calcext:value-type="float">
            <text:p>7.6039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.59188" calcext:value-type="float">
            <text:p>1.59188</text:p>
          </table:table-cell>
          <table:table-cell office:value-type="float" office:value="9.0497" calcext:value-type="float">
            <text:p>9.049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7822" calcext:value-type="float">
            <text:p>5.07822</text:p>
          </table:table-cell>
          <table:table-cell office:value-type="float" office:value="3.77696" calcext:value-type="float">
            <text:p>3.7769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4.19617" calcext:value-type="float">
            <text:p>-4.19617</text:p>
          </table:table-cell>
          <table:table-cell office:value-type="float" office:value="-7.57892" calcext:value-type="float">
            <text:p>-7.5789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56042" calcext:value-type="float">
            <text:p>6.56042</text:p>
          </table:table-cell>
          <table:table-cell office:value-type="float" office:value="-7.56805" calcext:value-type="float">
            <text:p>-7.56805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00621" calcext:value-type="float">
            <text:p>4.00621</text:p>
          </table:table-cell>
          <table:table-cell office:value-type="float" office:value="-5.04473" calcext:value-type="float">
            <text:p>-5.044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68992" calcext:value-type="float">
            <text:p>-8.68992</text:p>
          </table:table-cell>
          <table:table-cell office:value-type="float" office:value="-2.91888" calcext:value-type="float">
            <text:p>-2.918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5471" calcext:value-type="float">
            <text:p>-6.25471</text:p>
          </table:table-cell>
          <table:table-cell office:value-type="float" office:value="-7.37523" calcext:value-type="float">
            <text:p>-7.3752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8.65734" calcext:value-type="float">
            <text:p>-8.65734</text:p>
          </table:table-cell>
          <table:table-cell office:value-type="float" office:value="5.12772" calcext:value-type="float">
            <text:p>5.1277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49652" calcext:value-type="float">
            <text:p>-1.49652</text:p>
          </table:table-cell>
          <table:table-cell office:value-type="float" office:value="-8.67032" calcext:value-type="float">
            <text:p>-8.670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58838" calcext:value-type="float">
            <text:p>8.58838</text:p>
          </table:table-cell>
          <table:table-cell office:value-type="float" office:value="0.244413" calcext:value-type="float">
            <text:p>0.244413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10.0231" calcext:value-type="float">
            <text:p>-10.0231</text:p>
          </table:table-cell>
          <table:table-cell office:value-type="float" office:value="-8.76787" calcext:value-type="float">
            <text:p>-8.76787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31028" calcext:value-type="float">
            <text:p>6.31028</text:p>
          </table:table-cell>
          <table:table-cell office:value-type="float" office:value="7.49718" calcext:value-type="float">
            <text:p>7.49718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.07002" calcext:value-type="float">
            <text:p>1.07002</text:p>
          </table:table-cell>
          <table:table-cell office:value-type="float" office:value="9.15277" calcext:value-type="float">
            <text:p>9.152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3956" calcext:value-type="float">
            <text:p>5.03956</text:p>
          </table:table-cell>
          <table:table-cell office:value-type="float" office:value="4.01325" calcext:value-type="float">
            <text:p>4.013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23403" calcext:value-type="float">
            <text:p>-2.23403</text:p>
          </table:table-cell>
          <table:table-cell office:value-type="float" office:value="-6.40885" calcext:value-type="float">
            <text:p>-6.408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93308" calcext:value-type="float">
            <text:p>6.93308</text:p>
          </table:table-cell>
          <table:table-cell office:value-type="float" office:value="-7.65162" calcext:value-type="float">
            <text:p>-7.6516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09761" calcext:value-type="float">
            <text:p>4.09761</text:p>
          </table:table-cell>
          <table:table-cell office:value-type="float" office:value="-5.07182" calcext:value-type="float">
            <text:p>-5.07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29042" calcext:value-type="float">
            <text:p>-7.29042</text:p>
          </table:table-cell>
          <table:table-cell office:value-type="float" office:value="-2.17037" calcext:value-type="float">
            <text:p>-2.170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99436" calcext:value-type="float">
            <text:p>-6.99436</text:p>
          </table:table-cell>
          <table:table-cell office:value-type="float" office:value="-7.35953" calcext:value-type="float">
            <text:p>-7.3595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7.26651" calcext:value-type="float">
            <text:p>-7.26651</text:p>
          </table:table-cell>
          <table:table-cell office:value-type="float" office:value="3.14083" calcext:value-type="float">
            <text:p>3.1408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23989" calcext:value-type="float">
            <text:p>-1.23989</text:p>
          </table:table-cell>
          <table:table-cell office:value-type="float" office:value="-8.59295" calcext:value-type="float">
            <text:p>-8.592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26578" calcext:value-type="float">
            <text:p>8.26578</text:p>
          </table:table-cell>
          <table:table-cell office:value-type="float" office:value="1.27282" calcext:value-type="float">
            <text:p>1.2728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24879" calcext:value-type="float">
            <text:p>-9.24879</text:p>
          </table:table-cell>
          <table:table-cell office:value-type="float" office:value="-9.18422" calcext:value-type="float">
            <text:p>-9.1842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77269" calcext:value-type="float">
            <text:p>7.77269</text:p>
          </table:table-cell>
          <table:table-cell office:value-type="float" office:value="7.67943" calcext:value-type="float">
            <text:p>7.67943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0.484122" calcext:value-type="float">
            <text:p>0.484122</text:p>
          </table:table-cell>
          <table:table-cell office:value-type="float" office:value="9.02639" calcext:value-type="float">
            <text:p>9.026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1313" calcext:value-type="float">
            <text:p>4.91313</text:p>
          </table:table-cell>
          <table:table-cell office:value-type="float" office:value="4.12951" calcext:value-type="float">
            <text:p>4.1295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3.96394" calcext:value-type="float">
            <text:p>-3.96394</text:p>
          </table:table-cell>
          <table:table-cell office:value-type="float" office:value="-6.39174" calcext:value-type="float">
            <text:p>-6.391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81113" calcext:value-type="float">
            <text:p>6.81113</text:p>
          </table:table-cell>
          <table:table-cell office:value-type="float" office:value="-7.80746" calcext:value-type="float">
            <text:p>-7.80746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63706" calcext:value-type="float">
            <text:p>4.63706</text:p>
          </table:table-cell>
          <table:table-cell office:value-type="float" office:value="-4.42949" calcext:value-type="float">
            <text:p>-4.429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34408" calcext:value-type="float">
            <text:p>-8.34408</text:p>
          </table:table-cell>
          <table:table-cell office:value-type="float" office:value="-3.64164" calcext:value-type="float">
            <text:p>-3.641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14536" calcext:value-type="float">
            <text:p>-6.14536</text:p>
          </table:table-cell>
          <table:table-cell office:value-type="float" office:value="-7.76883" calcext:value-type="float">
            <text:p>-7.7688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8.01881" calcext:value-type="float">
            <text:p>-8.01881</text:p>
          </table:table-cell>
          <table:table-cell office:value-type="float" office:value="4.44287" calcext:value-type="float">
            <text:p>4.4428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89588" calcext:value-type="float">
            <text:p>-1.89588</text:p>
          </table:table-cell>
          <table:table-cell office:value-type="float" office:value="-9.24578" calcext:value-type="float">
            <text:p>-9.245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97955" calcext:value-type="float">
            <text:p>7.97955</text:p>
          </table:table-cell>
          <table:table-cell office:value-type="float" office:value="0.836172" calcext:value-type="float">
            <text:p>0.83617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10.3606" calcext:value-type="float">
            <text:p>-10.3606</text:p>
          </table:table-cell>
          <table:table-cell office:value-type="float" office:value="-9.67363" calcext:value-type="float">
            <text:p>-9.6736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43762" calcext:value-type="float">
            <text:p>6.43762</text:p>
          </table:table-cell>
          <table:table-cell office:value-type="float" office:value="7.65562" calcext:value-type="float">
            <text:p>7.65562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.4644" calcext:value-type="float">
            <text:p>1.4644</text:p>
          </table:table-cell>
          <table:table-cell office:value-type="float" office:value="7.9366" calcext:value-type="float">
            <text:p>7.93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641" calcext:value-type="float">
            <text:p>5.0641</text:p>
          </table:table-cell>
          <table:table-cell office:value-type="float" office:value="3.46119" calcext:value-type="float">
            <text:p>3.46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19319" calcext:value-type="float">
            <text:p>-1.19319</text:p>
          </table:table-cell>
          <table:table-cell office:value-type="float" office:value="-5.53752" calcext:value-type="float">
            <text:p>-5.53752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3.95381" calcext:value-type="float">
            <text:p>3.95381</text:p>
          </table:table-cell>
          <table:table-cell office:value-type="float" office:value="-4.67163" calcext:value-type="float">
            <text:p>-4.67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17298" calcext:value-type="float">
            <text:p>-8.17298</text:p>
          </table:table-cell>
          <table:table-cell office:value-type="float" office:value="-3.17738" calcext:value-type="float">
            <text:p>-3.177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5217" calcext:value-type="float">
            <text:p>-6.65217</text:p>
          </table:table-cell>
          <table:table-cell office:value-type="float" office:value="-7.55761" calcext:value-type="float">
            <text:p>-7.5576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8.03426" calcext:value-type="float">
            <text:p>-8.03426</text:p>
          </table:table-cell>
          <table:table-cell office:value-type="float" office:value="4.77892" calcext:value-type="float">
            <text:p>4.7789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91194" calcext:value-type="float">
            <text:p>-1.91194</text:p>
          </table:table-cell>
          <table:table-cell office:value-type="float" office:value="-9.75315" calcext:value-type="float">
            <text:p>-9.753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59375" calcext:value-type="float">
            <text:p>8.59375</text:p>
          </table:table-cell>
          <table:table-cell office:value-type="float" office:value="0.190249" calcext:value-type="float">
            <text:p>0.19024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10.2422" calcext:value-type="float">
            <text:p>-10.2422</text:p>
          </table:table-cell>
          <table:table-cell office:value-type="float" office:value="-9.65553" calcext:value-type="float">
            <text:p>-9.6555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12921" calcext:value-type="float">
            <text:p>8.12921</text:p>
          </table:table-cell>
          <table:table-cell office:value-type="float" office:value="7.50754" calcext:value-type="float">
            <text:p>7.50754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-0.0387683" calcext:value-type="float">
            <text:p>-0.0387683</text:p>
          </table:table-cell>
          <table:table-cell office:value-type="float" office:value="9.34684" calcext:value-type="float">
            <text:p>9.346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758" calcext:value-type="float">
            <text:p>4.9758</text:p>
          </table:table-cell>
          <table:table-cell office:value-type="float" office:value="4.43492" calcext:value-type="float">
            <text:p>4.434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05738" calcext:value-type="float">
            <text:p>-2.05738</text:p>
          </table:table-cell>
          <table:table-cell office:value-type="float" office:value="-6.22605" calcext:value-type="float">
            <text:p>-6.22605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3.52156" calcext:value-type="float">
            <text:p>3.52156</text:p>
          </table:table-cell>
          <table:table-cell office:value-type="float" office:value="-4.9419" calcext:value-type="float">
            <text:p>-4.94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30139" calcext:value-type="float">
            <text:p>-9.30139</text:p>
          </table:table-cell>
          <table:table-cell office:value-type="float" office:value="-3.25965" calcext:value-type="float">
            <text:p>-3.259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11282" calcext:value-type="float">
            <text:p>-7.11282</text:p>
          </table:table-cell>
          <table:table-cell office:value-type="float" office:value="-8.18514" calcext:value-type="float">
            <text:p>-8.1851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7.75835" calcext:value-type="float">
            <text:p>-7.75835</text:p>
          </table:table-cell>
          <table:table-cell office:value-type="float" office:value="2.90284" calcext:value-type="float">
            <text:p>2.9028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88971" calcext:value-type="float">
            <text:p>-1.88971</text:p>
          </table:table-cell>
          <table:table-cell office:value-type="float" office:value="-9.44583" calcext:value-type="float">
            <text:p>-9.445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.1606" calcext:value-type="float">
            <text:p>11.1606</text:p>
          </table:table-cell>
          <table:table-cell office:value-type="float" office:value="0.82118" calcext:value-type="float">
            <text:p>0.8211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8.22141" calcext:value-type="float">
            <text:p>-8.22141</text:p>
          </table:table-cell>
          <table:table-cell office:value-type="float" office:value="-12.3715" calcext:value-type="float">
            <text:p>-12.371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9.22839" calcext:value-type="float">
            <text:p>9.22839</text:p>
          </table:table-cell>
          <table:table-cell office:value-type="float" office:value="7.49665" calcext:value-type="float">
            <text:p>7.49665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.41524" calcext:value-type="float">
            <text:p>1.41524</text:p>
          </table:table-cell>
          <table:table-cell office:value-type="float" office:value="8.95615" calcext:value-type="float">
            <text:p>8.956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29189" calcext:value-type="float">
            <text:p>5.29189</text:p>
          </table:table-cell>
          <table:table-cell office:value-type="float" office:value="3.82165" calcext:value-type="float">
            <text:p>3.8216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69614" calcext:value-type="float">
            <text:p>-1.69614</text:p>
          </table:table-cell>
          <table:table-cell office:value-type="float" office:value="-5.85062" calcext:value-type="float">
            <text:p>-5.85062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4.30666" calcext:value-type="float">
            <text:p>4.30666</text:p>
          </table:table-cell>
          <table:table-cell office:value-type="float" office:value="-4.99269" calcext:value-type="float">
            <text:p>-4.99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29681" calcext:value-type="float">
            <text:p>-9.29681</text:p>
          </table:table-cell>
          <table:table-cell office:value-type="float" office:value="-3.59796" calcext:value-type="float">
            <text:p>-3.597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051" calcext:value-type="float">
            <text:p>-7.051</text:p>
          </table:table-cell>
          <table:table-cell office:value-type="float" office:value="-7.92217" calcext:value-type="float">
            <text:p>-7.92217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7.96142" calcext:value-type="float">
            <text:p>-7.96142</text:p>
          </table:table-cell>
          <table:table-cell office:value-type="float" office:value="4.8735" calcext:value-type="float">
            <text:p>4.873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40447" calcext:value-type="float">
            <text:p>-1.40447</text:p>
          </table:table-cell>
          <table:table-cell office:value-type="float" office:value="-8.67655" calcext:value-type="float">
            <text:p>-8.676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48595" calcext:value-type="float">
            <text:p>9.48595</text:p>
          </table:table-cell>
          <table:table-cell office:value-type="float" office:value="0.939158" calcext:value-type="float">
            <text:p>0.93915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59568" calcext:value-type="float">
            <text:p>-9.59568</text:p>
          </table:table-cell>
          <table:table-cell office:value-type="float" office:value="-9.88209" calcext:value-type="float">
            <text:p>-9.88209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15485" calcext:value-type="float">
            <text:p>8.15485</text:p>
          </table:table-cell>
          <table:table-cell office:value-type="float" office:value="7.59074" calcext:value-type="float">
            <text:p>7.59074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.61619" calcext:value-type="float">
            <text:p>1.61619</text:p>
          </table:table-cell>
          <table:table-cell office:value-type="float" office:value="7.99007" calcext:value-type="float">
            <text:p>7.990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6039" calcext:value-type="float">
            <text:p>4.76039</text:p>
          </table:table-cell>
          <table:table-cell office:value-type="float" office:value="4.09463" calcext:value-type="float">
            <text:p>4.094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72513" calcext:value-type="float">
            <text:p>-2.72513</text:p>
          </table:table-cell>
          <table:table-cell office:value-type="float" office:value="-5.39647" calcext:value-type="float">
            <text:p>-5.39647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4.32267" calcext:value-type="float">
            <text:p>4.32267</text:p>
          </table:table-cell>
          <table:table-cell office:value-type="float" office:value="-4.52873" calcext:value-type="float">
            <text:p>-4.52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58048" calcext:value-type="float">
            <text:p>-9.58048</text:p>
          </table:table-cell>
          <table:table-cell office:value-type="float" office:value="-4.49728" calcext:value-type="float">
            <text:p>-4.497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46578" calcext:value-type="float">
            <text:p>-6.46578</text:p>
          </table:table-cell>
          <table:table-cell office:value-type="float" office:value="-8.25516" calcext:value-type="float">
            <text:p>-8.2551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7.75717" calcext:value-type="float">
            <text:p>-7.75717</text:p>
          </table:table-cell>
          <table:table-cell office:value-type="float" office:value="3.99704" calcext:value-type="float">
            <text:p>3.9970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36227" calcext:value-type="float">
            <text:p>-1.36227</text:p>
          </table:table-cell>
          <table:table-cell office:value-type="float" office:value="-8.5927" calcext:value-type="float">
            <text:p>-8.59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.5579" calcext:value-type="float">
            <text:p>11.5579</text:p>
          </table:table-cell>
          <table:table-cell office:value-type="float" office:value="0.325425" calcext:value-type="float">
            <text:p>0.32542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8.24493" calcext:value-type="float">
            <text:p>-8.24493</text:p>
          </table:table-cell>
          <table:table-cell office:value-type="float" office:value="-9.59965" calcext:value-type="float">
            <text:p>-9.5996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83473" calcext:value-type="float">
            <text:p>8.83473</text:p>
          </table:table-cell>
          <table:table-cell office:value-type="float" office:value="7.50892" calcext:value-type="float">
            <text:p>7.50892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0.578432" calcext:value-type="float">
            <text:p>0.578432</text:p>
          </table:table-cell>
          <table:table-cell office:value-type="float" office:value="8.60157" calcext:value-type="float">
            <text:p>8.6015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29706" calcext:value-type="float">
            <text:p>5.29706</text:p>
          </table:table-cell>
          <table:table-cell office:value-type="float" office:value="4.25771" calcext:value-type="float">
            <text:p>4.257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09141" calcext:value-type="float">
            <text:p>0.409141</text:p>
          </table:table-cell>
          <table:table-cell office:value-type="float" office:value="-4.54451" calcext:value-type="float">
            <text:p>-4.5445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4.67906" calcext:value-type="float">
            <text:p>4.67906</text:p>
          </table:table-cell>
          <table:table-cell office:value-type="float" office:value="-4.18937" calcext:value-type="float">
            <text:p>-4.189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49216" calcext:value-type="float">
            <text:p>-8.49216</text:p>
          </table:table-cell>
          <table:table-cell office:value-type="float" office:value="-3.65884" calcext:value-type="float">
            <text:p>-3.658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2199" calcext:value-type="float">
            <text:p>-6.22199</text:p>
          </table:table-cell>
          <table:table-cell office:value-type="float" office:value="-9.68976" calcext:value-type="float">
            <text:p>-9.6897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8.14173" calcext:value-type="float">
            <text:p>-8.14173</text:p>
          </table:table-cell>
          <table:table-cell office:value-type="float" office:value="4.06566" calcext:value-type="float">
            <text:p>4.0656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2.68353" calcext:value-type="float">
            <text:p>-2.68353</text:p>
          </table:table-cell>
          <table:table-cell office:value-type="float" office:value="-9.82302" calcext:value-type="float">
            <text:p>-9.823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83617" calcext:value-type="float">
            <text:p>8.83617</text:p>
          </table:table-cell>
          <table:table-cell office:value-type="float" office:value="-0.156849" calcext:value-type="float">
            <text:p>-0.15684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10.7319" calcext:value-type="float">
            <text:p>-10.7319</text:p>
          </table:table-cell>
          <table:table-cell office:value-type="float" office:value="-7.6891" calcext:value-type="float">
            <text:p>-7.689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74924" calcext:value-type="float">
            <text:p>6.74924</text:p>
          </table:table-cell>
          <table:table-cell office:value-type="float" office:value="7.64907" calcext:value-type="float">
            <text:p>7.64907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.76657" calcext:value-type="float">
            <text:p>1.76657</text:p>
          </table:table-cell>
          <table:table-cell office:value-type="float" office:value="9.06706" calcext:value-type="float">
            <text:p>9.0670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85181" calcext:value-type="float">
            <text:p>4.85181</text:p>
          </table:table-cell>
          <table:table-cell office:value-type="float" office:value="4.45167" calcext:value-type="float">
            <text:p>4.451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883588" calcext:value-type="float">
            <text:p>-0.883588</text:p>
          </table:table-cell>
          <table:table-cell office:value-type="float" office:value="-6.45076" calcext:value-type="float">
            <text:p>-6.45076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4.78726" calcext:value-type="float">
            <text:p>4.78726</text:p>
          </table:table-cell>
          <table:table-cell office:value-type="float" office:value="-4.22248" calcext:value-type="float">
            <text:p>-4.22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34336" calcext:value-type="float">
            <text:p>-8.34336</text:p>
          </table:table-cell>
          <table:table-cell office:value-type="float" office:value="-2.41142" calcext:value-type="float">
            <text:p>-2.411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00434" calcext:value-type="float">
            <text:p>-6.00434</text:p>
          </table:table-cell>
          <table:table-cell office:value-type="float" office:value="-7.18564" calcext:value-type="float">
            <text:p>-7.1856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6.83509" calcext:value-type="float">
            <text:p>-6.83509</text:p>
          </table:table-cell>
          <table:table-cell office:value-type="float" office:value="3.70718" calcext:value-type="float">
            <text:p>3.70718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0.426739" calcext:value-type="float">
            <text:p>-0.426739</text:p>
          </table:table-cell>
          <table:table-cell office:value-type="float" office:value="-8.56207" calcext:value-type="float">
            <text:p>-8.562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0052" calcext:value-type="float">
            <text:p>10.0052</text:p>
          </table:table-cell>
          <table:table-cell office:value-type="float" office:value="0.0899754" calcext:value-type="float">
            <text:p>0.089975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8.61343" calcext:value-type="float">
            <text:p>-8.61343</text:p>
          </table:table-cell>
          <table:table-cell office:value-type="float" office:value="-10.4994" calcext:value-type="float">
            <text:p>-10.4994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5.66347" calcext:value-type="float">
            <text:p>5.66347</text:p>
          </table:table-cell>
          <table:table-cell office:value-type="float" office:value="7.59177" calcext:value-type="float">
            <text:p>7.59177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0.969581" calcext:value-type="float">
            <text:p>0.969581</text:p>
          </table:table-cell>
          <table:table-cell office:value-type="float" office:value="9.15328" calcext:value-type="float">
            <text:p>9.1532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5339" calcext:value-type="float">
            <text:p>4.75339</text:p>
          </table:table-cell>
          <table:table-cell office:value-type="float" office:value="3.69184" calcext:value-type="float">
            <text:p>3.6918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216009" calcext:value-type="float">
            <text:p>-0.216009</text:p>
          </table:table-cell>
          <table:table-cell office:value-type="float" office:value="-5.31025" calcext:value-type="float">
            <text:p>-5.31025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4.32879" calcext:value-type="float">
            <text:p>4.32879</text:p>
          </table:table-cell>
          <table:table-cell office:value-type="float" office:value="-4.88913" calcext:value-type="float">
            <text:p>-4.88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8601" calcext:value-type="float">
            <text:p>-7.8601</text:p>
          </table:table-cell>
          <table:table-cell office:value-type="float" office:value="-2.97977" calcext:value-type="float">
            <text:p>-2.979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74222" calcext:value-type="float">
            <text:p>-5.74222</text:p>
          </table:table-cell>
          <table:table-cell office:value-type="float" office:value="-7.531" calcext:value-type="float">
            <text:p>-7.53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8.9678" calcext:value-type="float">
            <text:p>-8.9678</text:p>
          </table:table-cell>
          <table:table-cell office:value-type="float" office:value="4.22889" calcext:value-type="float">
            <text:p>4.2288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56503" calcext:value-type="float">
            <text:p>-1.56503</text:p>
          </table:table-cell>
          <table:table-cell office:value-type="float" office:value="-8.77505" calcext:value-type="float">
            <text:p>-8.775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06626" calcext:value-type="float">
            <text:p>9.06626</text:p>
          </table:table-cell>
          <table:table-cell office:value-type="float" office:value="1.36485" calcext:value-type="float">
            <text:p>1.3648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8.74952" calcext:value-type="float">
            <text:p>-8.74952</text:p>
          </table:table-cell>
          <table:table-cell office:value-type="float" office:value="-9.99309" calcext:value-type="float">
            <text:p>-9.99309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80924" calcext:value-type="float">
            <text:p>6.80924</text:p>
          </table:table-cell>
          <table:table-cell office:value-type="float" office:value="7.36246" calcext:value-type="float">
            <text:p>7.36246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.57113" calcext:value-type="float">
            <text:p>1.57113</text:p>
          </table:table-cell>
          <table:table-cell office:value-type="float" office:value="8.95562" calcext:value-type="float">
            <text:p>8.9556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749" calcext:value-type="float">
            <text:p>4.9749</text:p>
          </table:table-cell>
          <table:table-cell office:value-type="float" office:value="3.74029" calcext:value-type="float">
            <text:p>3.740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4.87809" calcext:value-type="float">
            <text:p>-4.87809</text:p>
          </table:table-cell>
          <table:table-cell office:value-type="float" office:value="-7.27782" calcext:value-type="float">
            <text:p>-7.27782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4.11444" calcext:value-type="float">
            <text:p>4.11444</text:p>
          </table:table-cell>
          <table:table-cell office:value-type="float" office:value="-5.10346" calcext:value-type="float">
            <text:p>-5.10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04439" calcext:value-type="float">
            <text:p>-9.04439</text:p>
          </table:table-cell>
          <table:table-cell office:value-type="float" office:value="-3.78356" calcext:value-type="float">
            <text:p>-3.7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81105" calcext:value-type="float">
            <text:p>-6.81105</text:p>
          </table:table-cell>
          <table:table-cell office:value-type="float" office:value="-7.82297" calcext:value-type="float">
            <text:p>-7.82297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9.6731" calcext:value-type="float">
            <text:p>-9.6731</text:p>
          </table:table-cell>
          <table:table-cell office:value-type="float" office:value="6.14185" calcext:value-type="float">
            <text:p>6.1418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39527" calcext:value-type="float">
            <text:p>-1.39527</text:p>
          </table:table-cell>
          <table:table-cell office:value-type="float" office:value="-8.39313" calcext:value-type="float">
            <text:p>-8.393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91121" calcext:value-type="float">
            <text:p>9.91121</text:p>
          </table:table-cell>
          <table:table-cell office:value-type="float" office:value="-0.504092" calcext:value-type="float">
            <text:p>-0.50409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10.0994" calcext:value-type="float">
            <text:p>-10.0994</text:p>
          </table:table-cell>
          <table:table-cell office:value-type="float" office:value="-9.09433" calcext:value-type="float">
            <text:p>-9.0943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64294" calcext:value-type="float">
            <text:p>6.64294</text:p>
          </table:table-cell>
          <table:table-cell office:value-type="float" office:value="7.41002" calcext:value-type="float">
            <text:p>7.41002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.54395" calcext:value-type="float">
            <text:p>1.54395</text:p>
          </table:table-cell>
          <table:table-cell office:value-type="float" office:value="8.86286" calcext:value-type="float">
            <text:p>8.8628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16565" calcext:value-type="float">
            <text:p>5.16565</text:p>
          </table:table-cell>
          <table:table-cell office:value-type="float" office:value="3.96697" calcext:value-type="float">
            <text:p>3.9669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07633" calcext:value-type="float">
            <text:p>-1.07633</text:p>
          </table:table-cell>
          <table:table-cell office:value-type="float" office:value="-4.22451" calcext:value-type="float">
            <text:p>-4.2245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4.97326" calcext:value-type="float">
            <text:p>4.97326</text:p>
          </table:table-cell>
          <table:table-cell office:value-type="float" office:value="-4.14835" calcext:value-type="float">
            <text:p>-4.14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88553" calcext:value-type="float">
            <text:p>-8.88553</text:p>
          </table:table-cell>
          <table:table-cell office:value-type="float" office:value="-4.39569" calcext:value-type="float">
            <text:p>-4.395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8814" calcext:value-type="float">
            <text:p>-6.28814</text:p>
          </table:table-cell>
          <table:table-cell office:value-type="float" office:value="-9.84927" calcext:value-type="float">
            <text:p>-9.84927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8.38751" calcext:value-type="float">
            <text:p>-8.38751</text:p>
          </table:table-cell>
          <table:table-cell office:value-type="float" office:value="3.94977" calcext:value-type="float">
            <text:p>3.9497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0.583439" calcext:value-type="float">
            <text:p>-0.583439</text:p>
          </table:table-cell>
          <table:table-cell office:value-type="float" office:value="-8.7077" calcext:value-type="float">
            <text:p>-8.70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92576" calcext:value-type="float">
            <text:p>7.92576</text:p>
          </table:table-cell>
          <table:table-cell office:value-type="float" office:value="0.507065" calcext:value-type="float">
            <text:p>0.50706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06311" calcext:value-type="float">
            <text:p>-9.06311</text:p>
          </table:table-cell>
          <table:table-cell office:value-type="float" office:value="-10.3523" calcext:value-type="float">
            <text:p>-10.352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01624" calcext:value-type="float">
            <text:p>6.01624</text:p>
          </table:table-cell>
          <table:table-cell office:value-type="float" office:value="7.56028" calcext:value-type="float">
            <text:p>7.56028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2.7414" calcext:value-type="float">
            <text:p>2.7414</text:p>
          </table:table-cell>
          <table:table-cell office:value-type="float" office:value="9.16665" calcext:value-type="float">
            <text:p>9.1666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32713" calcext:value-type="float">
            <text:p>5.32713</text:p>
          </table:table-cell>
          <table:table-cell office:value-type="float" office:value="3.8919" calcext:value-type="float">
            <text:p>3.8919</text:p>
          </table:table-cell>
          <table:table-cell table:number-columns-repeated="13"/>
          <table:table-cell office:value-type="float" office:value="19" calcext:value-type="float">
            <text:p>19</text:p>
          </table:table-cell>
          <table:table-cell office:value-type="float" office:value="4.10097" calcext:value-type="float">
            <text:p>4.10097</text:p>
          </table:table-cell>
          <table:table-cell office:value-type="float" office:value="-4.97524" calcext:value-type="float">
            <text:p>-4.97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28641" calcext:value-type="float">
            <text:p>-7.28641</text:p>
          </table:table-cell>
          <table:table-cell office:value-type="float" office:value="-1.33624" calcext:value-type="float">
            <text:p>-1.336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0974" calcext:value-type="float">
            <text:p>-7.0974</text:p>
          </table:table-cell>
          <table:table-cell office:value-type="float" office:value="-7.12696" calcext:value-type="float">
            <text:p>-7.12696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10.066" calcext:value-type="float">
            <text:p>10.066</text:p>
          </table:table-cell>
          <table:table-cell office:value-type="float" office:value="0.773392" calcext:value-type="float">
            <text:p>0.77339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10.1704" calcext:value-type="float">
            <text:p>-10.1704</text:p>
          </table:table-cell>
          <table:table-cell office:value-type="float" office:value="-9.40552" calcext:value-type="float">
            <text:p>-9.4055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77458" calcext:value-type="float">
            <text:p>7.77458</text:p>
          </table:table-cell>
          <table:table-cell office:value-type="float" office:value="7.3905" calcext:value-type="float">
            <text:p>7.3905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.91856" calcext:value-type="float">
            <text:p>1.91856</text:p>
          </table:table-cell>
          <table:table-cell office:value-type="float" office:value="8.99277" calcext:value-type="float">
            <text:p>8.99277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77737" calcext:value-type="float">
            <text:p>-8.77737</text:p>
          </table:table-cell>
          <table:table-cell office:value-type="float" office:value="-4.02101" calcext:value-type="float">
            <text:p>-4.02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58637" calcext:value-type="float">
            <text:p>-6.58637</text:p>
          </table:table-cell>
          <table:table-cell office:value-type="float" office:value="-6.76851" calcext:value-type="float">
            <text:p>-6.7685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6.99969" calcext:value-type="float">
            <text:p>6.99969</text:p>
          </table:table-cell>
          <table:table-cell office:value-type="float" office:value="0.183244" calcext:value-type="float">
            <text:p>0.18324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69236" calcext:value-type="float">
            <text:p>-9.69236</text:p>
          </table:table-cell>
          <table:table-cell office:value-type="float" office:value="-8.82202" calcext:value-type="float">
            <text:p>-8.8220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33004" calcext:value-type="float">
            <text:p>8.33004</text:p>
          </table:table-cell>
          <table:table-cell office:value-type="float" office:value="7.23706" calcext:value-type="float">
            <text:p>7.23706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.86831" calcext:value-type="float">
            <text:p>1.86831</text:p>
          </table:table-cell>
          <table:table-cell office:value-type="float" office:value="9.74397" calcext:value-type="float">
            <text:p>9.74397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30099" calcext:value-type="float">
            <text:p>-9.30099</text:p>
          </table:table-cell>
          <table:table-cell office:value-type="float" office:value="-3.68911" calcext:value-type="float">
            <text:p>-3.689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18874" calcext:value-type="float">
            <text:p>-6.18874</text:p>
          </table:table-cell>
          <table:table-cell office:value-type="float" office:value="-8.54517" calcext:value-type="float">
            <text:p>-8.54517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8.49611" calcext:value-type="float">
            <text:p>8.49611</text:p>
          </table:table-cell>
          <table:table-cell office:value-type="float" office:value="1.42635" calcext:value-type="float">
            <text:p>1.4263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63719" calcext:value-type="float">
            <text:p>-9.63719</text:p>
          </table:table-cell>
          <table:table-cell office:value-type="float" office:value="-9.80068" calcext:value-type="float">
            <text:p>-9.8006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9.16033" calcext:value-type="float">
            <text:p>9.16033</text:p>
          </table:table-cell>
          <table:table-cell office:value-type="float" office:value="7.47283" calcext:value-type="float">
            <text:p>7.47283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0.469634" calcext:value-type="float">
            <text:p>0.469634</text:p>
          </table:table-cell>
          <table:table-cell office:value-type="float" office:value="8.96568" calcext:value-type="float">
            <text:p>8.96568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19873" calcext:value-type="float">
            <text:p>-8.19873</text:p>
          </table:table-cell>
          <table:table-cell office:value-type="float" office:value="-3.15754" calcext:value-type="float">
            <text:p>-3.157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7791" calcext:value-type="float">
            <text:p>-6.27791</text:p>
          </table:table-cell>
          <table:table-cell office:value-type="float" office:value="-8.66805" calcext:value-type="float">
            <text:p>-8.66805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8.85174" calcext:value-type="float">
            <text:p>8.85174</text:p>
          </table:table-cell>
          <table:table-cell office:value-type="float" office:value="0.879157" calcext:value-type="float">
            <text:p>0.87915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8.98967" calcext:value-type="float">
            <text:p>-8.98967</text:p>
          </table:table-cell>
          <table:table-cell office:value-type="float" office:value="-9.73889" calcext:value-type="float">
            <text:p>-9.73889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11547" calcext:value-type="float">
            <text:p>8.11547</text:p>
          </table:table-cell>
          <table:table-cell office:value-type="float" office:value="7.52275" calcext:value-type="float">
            <text:p>7.52275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0521" calcext:value-type="float">
            <text:p>-7.0521</text:p>
          </table:table-cell>
          <table:table-cell office:value-type="float" office:value="-1.3489" calcext:value-type="float">
            <text:p>-1.34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84743" calcext:value-type="float">
            <text:p>-6.84743</text:p>
          </table:table-cell>
          <table:table-cell office:value-type="float" office:value="-8.72943" calcext:value-type="float">
            <text:p>-8.72943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8.52568" calcext:value-type="float">
            <text:p>8.52568</text:p>
          </table:table-cell>
          <table:table-cell office:value-type="float" office:value="0.364635" calcext:value-type="float">
            <text:p>0.36463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92932" calcext:value-type="float">
            <text:p>-9.92932</text:p>
          </table:table-cell>
          <table:table-cell office:value-type="float" office:value="-9.96653" calcext:value-type="float">
            <text:p>-9.9665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71959" calcext:value-type="float">
            <text:p>7.71959</text:p>
          </table:table-cell>
          <table:table-cell office:value-type="float" office:value="7.37686" calcext:value-type="float">
            <text:p>7.37686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09952" calcext:value-type="float">
            <text:p>-7.09952</text:p>
          </table:table-cell>
          <table:table-cell office:value-type="float" office:value="-3.1626" calcext:value-type="float">
            <text:p>-3.16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5467" calcext:value-type="float">
            <text:p>-6.5467</text:p>
          </table:table-cell>
          <table:table-cell office:value-type="float" office:value="-8.13186" calcext:value-type="float">
            <text:p>-8.13186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8.08768" calcext:value-type="float">
            <text:p>8.08768</text:p>
          </table:table-cell>
          <table:table-cell office:value-type="float" office:value="0.521555" calcext:value-type="float">
            <text:p>0.52155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77032" calcext:value-type="float">
            <text:p>-9.77032</text:p>
          </table:table-cell>
          <table:table-cell office:value-type="float" office:value="-9.64421" calcext:value-type="float">
            <text:p>-9.6442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59504" calcext:value-type="float">
            <text:p>8.59504</text:p>
          </table:table-cell>
          <table:table-cell office:value-type="float" office:value="7.51461" calcext:value-type="float">
            <text:p>7.51461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26232" calcext:value-type="float">
            <text:p>-8.26232</text:p>
          </table:table-cell>
          <table:table-cell office:value-type="float" office:value="-4.13327" calcext:value-type="float">
            <text:p>-4.133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44279" calcext:value-type="float">
            <text:p>-6.44279</text:p>
          </table:table-cell>
          <table:table-cell office:value-type="float" office:value="-7.51895" calcext:value-type="float">
            <text:p>-7.51895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10.2441" calcext:value-type="float">
            <text:p>10.2441</text:p>
          </table:table-cell>
          <table:table-cell office:value-type="float" office:value="0.649011" calcext:value-type="float">
            <text:p>0.64901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93516" calcext:value-type="float">
            <text:p>-9.93516</text:p>
          </table:table-cell>
          <table:table-cell office:value-type="float" office:value="-9.13113" calcext:value-type="float">
            <text:p>-9.1311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23116" calcext:value-type="float">
            <text:p>7.23116</text:p>
          </table:table-cell>
          <table:table-cell office:value-type="float" office:value="7.3399" calcext:value-type="float">
            <text:p>7.3399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16357" calcext:value-type="float">
            <text:p>-7.16357</text:p>
          </table:table-cell>
          <table:table-cell office:value-type="float" office:value="-2.0783" calcext:value-type="float">
            <text:p>-2.07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94863" calcext:value-type="float">
            <text:p>-5.94863</text:p>
          </table:table-cell>
          <table:table-cell office:value-type="float" office:value="-7.4455" calcext:value-type="float">
            <text:p>-7.4455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10.0589" calcext:value-type="float">
            <text:p>10.0589</text:p>
          </table:table-cell>
          <table:table-cell office:value-type="float" office:value="1.25293" calcext:value-type="float">
            <text:p>1.25293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73966" calcext:value-type="float">
            <text:p>-9.73966</text:p>
          </table:table-cell>
          <table:table-cell office:value-type="float" office:value="-10.5143" calcext:value-type="float">
            <text:p>-10.514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23531" calcext:value-type="float">
            <text:p>7.23531</text:p>
          </table:table-cell>
          <table:table-cell office:value-type="float" office:value="7.49889" calcext:value-type="float">
            <text:p>7.49889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50966" calcext:value-type="float">
            <text:p>-8.50966</text:p>
          </table:table-cell>
          <table:table-cell office:value-type="float" office:value="-2.11201" calcext:value-type="float">
            <text:p>-2.112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7006" calcext:value-type="float">
            <text:p>-6.37006</text:p>
          </table:table-cell>
          <table:table-cell office:value-type="float" office:value="-9.1431" calcext:value-type="float">
            <text:p>-9.143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9.62002" calcext:value-type="float">
            <text:p>9.62002</text:p>
          </table:table-cell>
          <table:table-cell office:value-type="float" office:value="1.3191" calcext:value-type="float">
            <text:p>1.319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12.0645" calcext:value-type="float">
            <text:p>-12.0645</text:p>
          </table:table-cell>
          <table:table-cell office:value-type="float" office:value="-7.34328" calcext:value-type="float">
            <text:p>-7.3432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93673" calcext:value-type="float">
            <text:p>6.93673</text:p>
          </table:table-cell>
          <table:table-cell office:value-type="float" office:value="7.50564" calcext:value-type="float">
            <text:p>7.50564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39893" calcext:value-type="float">
            <text:p>-8.39893</text:p>
          </table:table-cell>
          <table:table-cell office:value-type="float" office:value="-2.12713" calcext:value-type="float">
            <text:p>-2.127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53756" calcext:value-type="float">
            <text:p>-6.53756</text:p>
          </table:table-cell>
          <table:table-cell office:value-type="float" office:value="-8.00047" calcext:value-type="float">
            <text:p>-8.00047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7.57751" calcext:value-type="float">
            <text:p>7.57751</text:p>
          </table:table-cell>
          <table:table-cell office:value-type="float" office:value="0.0135557" calcext:value-type="float">
            <text:p>0.013555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94491" calcext:value-type="float">
            <text:p>-9.94491</text:p>
          </table:table-cell>
          <table:table-cell office:value-type="float" office:value="-8.12479" calcext:value-type="float">
            <text:p>-8.12479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68294" calcext:value-type="float">
            <text:p>6.68294</text:p>
          </table:table-cell>
          <table:table-cell office:value-type="float" office:value="7.46371" calcext:value-type="float">
            <text:p>7.46371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58834" calcext:value-type="float">
            <text:p>-7.58834</text:p>
          </table:table-cell>
          <table:table-cell office:value-type="float" office:value="-3.06696" calcext:value-type="float">
            <text:p>-3.066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76667" calcext:value-type="float">
            <text:p>-6.76667</text:p>
          </table:table-cell>
          <table:table-cell office:value-type="float" office:value="-8.32679" calcext:value-type="float">
            <text:p>-8.32679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10.5342" calcext:value-type="float">
            <text:p>10.5342</text:p>
          </table:table-cell>
          <table:table-cell office:value-type="float" office:value="0.027223" calcext:value-type="float">
            <text:p>0.027223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18435" calcext:value-type="float">
            <text:p>-9.18435</text:p>
          </table:table-cell>
          <table:table-cell office:value-type="float" office:value="-10.478" calcext:value-type="float">
            <text:p>-10.47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5.52225" calcext:value-type="float">
            <text:p>5.52225</text:p>
          </table:table-cell>
          <table:table-cell office:value-type="float" office:value="7.33658" calcext:value-type="float">
            <text:p>7.33658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57066" calcext:value-type="float">
            <text:p>-8.57066</text:p>
          </table:table-cell>
          <table:table-cell office:value-type="float" office:value="-5.22005" calcext:value-type="float">
            <text:p>-5.220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1834" calcext:value-type="float">
            <text:p>-6.21834</text:p>
          </table:table-cell>
          <table:table-cell office:value-type="float" office:value="-7.53924" calcext:value-type="float">
            <text:p>-7.53924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8.63969" calcext:value-type="float">
            <text:p>8.63969</text:p>
          </table:table-cell>
          <table:table-cell office:value-type="float" office:value="-0.184207" calcext:value-type="float">
            <text:p>-0.18420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8.81204" calcext:value-type="float">
            <text:p>-8.81204</text:p>
          </table:table-cell>
          <table:table-cell office:value-type="float" office:value="-10.7836" calcext:value-type="float">
            <text:p>-10.783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77098" calcext:value-type="float">
            <text:p>6.77098</text:p>
          </table:table-cell>
          <table:table-cell office:value-type="float" office:value="7.34299" calcext:value-type="float">
            <text:p>7.34299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58719" calcext:value-type="float">
            <text:p>-8.58719</text:p>
          </table:table-cell>
          <table:table-cell office:value-type="float" office:value="-3.49621" calcext:value-type="float">
            <text:p>-3.49621</text:p>
          </table:table-cell>
          <table:table-cell table:number-columns-repeated="25"/>
          <table:table-cell office:value-type="float" office:value="7" calcext:value-type="float">
            <text:p>7</text:p>
          </table:table-cell>
          <table:table-cell office:value-type="float" office:value="7.03237" calcext:value-type="float">
            <text:p>7.03237</text:p>
          </table:table-cell>
          <table:table-cell office:value-type="float" office:value="0.289716" calcext:value-type="float">
            <text:p>0.289716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58996" calcext:value-type="float">
            <text:p>-9.58996</text:p>
          </table:table-cell>
          <table:table-cell office:value-type="float" office:value="-10.811" calcext:value-type="float">
            <text:p>-10.8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97872" calcext:value-type="float">
            <text:p>7.97872</text:p>
          </table:table-cell>
          <table:table-cell office:value-type="float" office:value="7.52485" calcext:value-type="float">
            <text:p>7.52485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21036" calcext:value-type="float">
            <text:p>-7.21036</text:p>
          </table:table-cell>
          <table:table-cell office:value-type="float" office:value="-2.71554" calcext:value-type="float">
            <text:p>-2.71554</text:p>
          </table:table-cell>
          <table:table-cell table:number-columns-repeated="25"/>
          <table:table-cell office:value-type="float" office:value="7" calcext:value-type="float">
            <text:p>7</text:p>
          </table:table-cell>
          <table:table-cell office:value-type="float" office:value="8.69689" calcext:value-type="float">
            <text:p>8.69689</text:p>
          </table:table-cell>
          <table:table-cell office:value-type="float" office:value="1.08501" calcext:value-type="float">
            <text:p>1.0850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8.58612" calcext:value-type="float">
            <text:p>-8.58612</text:p>
          </table:table-cell>
          <table:table-cell office:value-type="float" office:value="-9.75476" calcext:value-type="float">
            <text:p>-9.7547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67158" calcext:value-type="float">
            <text:p>7.67158</text:p>
          </table:table-cell>
          <table:table-cell office:value-type="float" office:value="7.55607" calcext:value-type="float">
            <text:p>7.55607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90762" calcext:value-type="float">
            <text:p>-8.90762</text:p>
          </table:table-cell>
          <table:table-cell office:value-type="float" office:value="-3.92203" calcext:value-type="float">
            <text:p>-3.92203</text:p>
          </table:table-cell>
          <table:table-cell table:number-columns-repeated="25"/>
          <table:table-cell office:value-type="float" office:value="7" calcext:value-type="float">
            <text:p>7</text:p>
          </table:table-cell>
          <table:table-cell office:value-type="float" office:value="8.77201" calcext:value-type="float">
            <text:p>8.77201</text:p>
          </table:table-cell>
          <table:table-cell office:value-type="float" office:value="0.422117" calcext:value-type="float">
            <text:p>0.42211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7.68276" calcext:value-type="float">
            <text:p>-7.68276</text:p>
          </table:table-cell>
          <table:table-cell office:value-type="float" office:value="-10.7551" calcext:value-type="float">
            <text:p>-10.755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40211" calcext:value-type="float">
            <text:p>8.40211</text:p>
          </table:table-cell>
          <table:table-cell office:value-type="float" office:value="7.42003" calcext:value-type="float">
            <text:p>7.42003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7021" calcext:value-type="float">
            <text:p>-8.7021</text:p>
          </table:table-cell>
          <table:table-cell office:value-type="float" office:value="-2.99252" calcext:value-type="float">
            <text:p>-2.99252</text:p>
          </table:table-cell>
          <table:table-cell table:number-columns-repeated="25"/>
          <table:table-cell office:value-type="float" office:value="7" calcext:value-type="float">
            <text:p>7</text:p>
          </table:table-cell>
          <table:table-cell office:value-type="float" office:value="7.91444" calcext:value-type="float">
            <text:p>7.91444</text:p>
          </table:table-cell>
          <table:table-cell office:value-type="float" office:value="1.24613" calcext:value-type="float">
            <text:p>1.24613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10.2924" calcext:value-type="float">
            <text:p>-10.2924</text:p>
          </table:table-cell>
          <table:table-cell office:value-type="float" office:value="-8.83519" calcext:value-type="float">
            <text:p>-8.83519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45373" calcext:value-type="float">
            <text:p>8.45373</text:p>
          </table:table-cell>
          <table:table-cell office:value-type="float" office:value="7.3539" calcext:value-type="float">
            <text:p>7.3539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77684" calcext:value-type="float">
            <text:p>-8.77684</text:p>
          </table:table-cell>
          <table:table-cell office:value-type="float" office:value="-2.25372" calcext:value-type="float">
            <text:p>-2.25372</text:p>
          </table:table-cell>
          <table:table-cell table:number-columns-repeated="25"/>
          <table:table-cell office:value-type="float" office:value="7" calcext:value-type="float">
            <text:p>7</text:p>
          </table:table-cell>
          <table:table-cell office:value-type="float" office:value="8.59569" calcext:value-type="float">
            <text:p>8.59569</text:p>
          </table:table-cell>
          <table:table-cell office:value-type="float" office:value="0.324669" calcext:value-type="float">
            <text:p>0.32466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48993" calcext:value-type="float">
            <text:p>-9.48993</text:p>
          </table:table-cell>
          <table:table-cell office:value-type="float" office:value="-9.88234" calcext:value-type="float">
            <text:p>-9.88234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9.48558" calcext:value-type="float">
            <text:p>9.48558</text:p>
          </table:table-cell>
          <table:table-cell office:value-type="float" office:value="7.43835" calcext:value-type="float">
            <text:p>7.43835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79125" calcext:value-type="float">
            <text:p>-7.79125</text:p>
          </table:table-cell>
          <table:table-cell office:value-type="float" office:value="-2.8947" calcext:value-type="float">
            <text:p>-2.8947</text:p>
          </table:table-cell>
          <table:table-cell table:number-columns-repeated="25"/>
          <table:table-cell office:value-type="float" office:value="7" calcext:value-type="float">
            <text:p>7</text:p>
          </table:table-cell>
          <table:table-cell office:value-type="float" office:value="7.94729" calcext:value-type="float">
            <text:p>7.94729</text:p>
          </table:table-cell>
          <table:table-cell office:value-type="float" office:value="0.579621" calcext:value-type="float">
            <text:p>0.57962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79235" calcext:value-type="float">
            <text:p>-9.79235</text:p>
          </table:table-cell>
          <table:table-cell office:value-type="float" office:value="-10.1348" calcext:value-type="float">
            <text:p>-10.134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8835" calcext:value-type="float">
            <text:p>7.8835</text:p>
          </table:table-cell>
          <table:table-cell office:value-type="float" office:value="7.51867" calcext:value-type="float">
            <text:p>7.51867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63438" calcext:value-type="float">
            <text:p>-8.63438</text:p>
          </table:table-cell>
          <table:table-cell office:value-type="float" office:value="-2.02369" calcext:value-type="float">
            <text:p>-2.02369</text:p>
          </table:table-cell>
          <table:table-cell table:number-columns-repeated="25"/>
          <table:table-cell office:value-type="float" office:value="7" calcext:value-type="float">
            <text:p>7</text:p>
          </table:table-cell>
          <table:table-cell office:value-type="float" office:value="8.03067" calcext:value-type="float">
            <text:p>8.03067</text:p>
          </table:table-cell>
          <table:table-cell office:value-type="float" office:value="1.09891" calcext:value-type="float">
            <text:p>1.0989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7.94923" calcext:value-type="float">
            <text:p>-7.94923</text:p>
          </table:table-cell>
          <table:table-cell office:value-type="float" office:value="-11.0054" calcext:value-type="float">
            <text:p>-11.0054</text:p>
          </table:table-cell>
          <table:table-cell table:number-columns-repeated="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04551" calcext:value-type="float">
            <text:p>-9.04551</text:p>
          </table:table-cell>
          <table:table-cell office:value-type="float" office:value="-4.86353" calcext:value-type="float">
            <text:p>-4.86353</text:p>
          </table:table-cell>
          <table:table-cell table:number-columns-repeated="25"/>
          <table:table-cell office:value-type="float" office:value="7" calcext:value-type="float">
            <text:p>7</text:p>
          </table:table-cell>
          <table:table-cell office:value-type="float" office:value="8.99843" calcext:value-type="float">
            <text:p>8.99843</text:p>
          </table:table-cell>
          <table:table-cell office:value-type="float" office:value="0.65889" calcext:value-type="float">
            <text:p>0.6588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8.5536" calcext:value-type="float">
            <text:p>-8.5536</text:p>
          </table:table-cell>
          <table:table-cell office:value-type="float" office:value="-10.5794" calcext:value-type="float">
            <text:p>-10.5794</text:p>
          </table:table-cell>
          <table:table-cell table:number-columns-repeated="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78808" calcext:value-type="float">
            <text:p>-7.78808</text:p>
          </table:table-cell>
          <table:table-cell office:value-type="float" office:value="-2.72394" calcext:value-type="float">
            <text:p>-2.72394</text:p>
          </table:table-cell>
          <table:table-cell table:number-columns-repeated="25"/>
          <table:table-cell office:value-type="float" office:value="7" calcext:value-type="float">
            <text:p>7</text:p>
          </table:table-cell>
          <table:table-cell office:value-type="float" office:value="9.86624" calcext:value-type="float">
            <text:p>9.86624</text:p>
          </table:table-cell>
          <table:table-cell office:value-type="float" office:value="0.128034" calcext:value-type="float">
            <text:p>0.12803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8.90348" calcext:value-type="float">
            <text:p>-8.90348</text:p>
          </table:table-cell>
          <table:table-cell office:value-type="float" office:value="-12.583" calcext:value-type="float">
            <text:p>-12.583</text:p>
          </table:table-cell>
          <table:table-cell table:number-columns-repeated="40"/>
        </table:table-row>
        <table:table-row table:style-name="ro1">
          <table:table-cell table:number-columns-repeated="28"/>
          <table:table-cell office:value-type="float" office:value="7" calcext:value-type="float">
            <text:p>7</text:p>
          </table:table-cell>
          <table:table-cell office:value-type="float" office:value="7.8803" calcext:value-type="float">
            <text:p>7.8803</text:p>
          </table:table-cell>
          <table:table-cell office:value-type="float" office:value="0.565845" calcext:value-type="float">
            <text:p>0.56584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95937" calcext:value-type="float">
            <text:p>-9.95937</text:p>
          </table:table-cell>
          <table:table-cell office:value-type="float" office:value="-9.42806" calcext:value-type="float">
            <text:p>-9.42806</text:p>
          </table:table-cell>
          <table:table-cell table:number-columns-repeated="40"/>
        </table:table-row>
        <table:table-row table:style-name="ro1">
          <table:table-cell table:number-columns-repeated="28"/>
          <table:table-cell office:value-type="float" office:value="7" calcext:value-type="float">
            <text:p>7</text:p>
          </table:table-cell>
          <table:table-cell office:value-type="float" office:value="8.9641" calcext:value-type="float">
            <text:p>8.9641</text:p>
          </table:table-cell>
          <table:table-cell office:value-type="float" office:value="1.71467" calcext:value-type="float">
            <text:p>1.7146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49279" calcext:value-type="float">
            <text:p>-9.49279</text:p>
          </table:table-cell>
          <table:table-cell office:value-type="float" office:value="-10.2704" calcext:value-type="float">
            <text:p>-10.2704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  <meta:editing-duration>PT19M23S</meta:editing-duration>
    <meta:editing-cycles>5</meta:editing-cycles>
    <meta:creation-date>2022-11-28T14:02:43.252846120</meta:creation-date>
    <dc:date>2022-11-28T16:37:52.939934865</dc:date>
    <meta:document-statistic meta:table-count="1" meta:cell-count="471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9.01cm" xlink:href=".." xlink:type="simple" chart:class="chart:scatter" chart:style-name="ch1">
        <chart:legend chart:legend-position="end" svg:x="13.636cm" svg:y="4.215cm" style:legend-expansion="high" chart:style-name="ch2"/>
        <chart:plot-area chart:style-name="ch3" table:cell-range-address="data.A25:data.C530" chart:data-source-has-labels="column" svg:x="0.45cm" svg:y="0.245cm" svg:width="12.995cm" svg:height="8.209cm">
          <chart:coordinate-region svg:x="0.706cm" svg:y="0.436cm" svg:width="12.436cm" svg:height="7.828cm"/>
          <chart:axis chart:dimension="x" chart:name="primary-x" chart:style-name="ch4" chartooo:axis-type="auto">
            <chart:categories table:cell-range-address="data.A25:data.A53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C25:data.C530" chart:class="chart:scatter">
            <chart:domain table:cell-range-address="data.B25:data.B530"/>
            <chart:data-point chart:repeated="5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.A25:data.A530</svg:desc>
                </draw:g>
              </table:table-cell>
              <table:table-cell office:value-type="float" office:value="-8.69493">
                <text:p>-8.69493</text:p>
                <draw:g>
                  <svg:desc>data.B25:data.B530</svg:desc>
                </draw:g>
              </table:table-cell>
              <table:table-cell office:value-type="float" office:value="-4.08204">
                <text:p>-4.08204</text:p>
                <draw:g>
                  <svg:desc>data.C25:data.C530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6404">
                <text:p>-8.6404</text:p>
              </table:table-cell>
              <table:table-cell office:value-type="float" office:value="-3.85833">
                <text:p>-3.858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70667">
                <text:p>-7.70667</text:p>
              </table:table-cell>
              <table:table-cell office:value-type="float" office:value="-1.4747">
                <text:p>-1.47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81293">
                <text:p>-8.81293</text:p>
              </table:table-cell>
              <table:table-cell office:value-type="float" office:value="-3.27131">
                <text:p>-3.271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05403">
                <text:p>-8.05403</text:p>
              </table:table-cell>
              <table:table-cell office:value-type="float" office:value="-3.51724">
                <text:p>-3.517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29488">
                <text:p>-8.29488</text:p>
              </table:table-cell>
              <table:table-cell office:value-type="float" office:value="-3.51365">
                <text:p>-3.513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1359">
                <text:p>-10.1359</text:p>
              </table:table-cell>
              <table:table-cell office:value-type="float" office:value="-4.39111">
                <text:p>-4.391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04381">
                <text:p>-8.04381</text:p>
              </table:table-cell>
              <table:table-cell office:value-type="float" office:value="-2.79032">
                <text:p>-2.790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82957">
                <text:p>-9.82957</text:p>
              </table:table-cell>
              <table:table-cell office:value-type="float" office:value="-4.44724">
                <text:p>-4.447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09786">
                <text:p>-9.09786</text:p>
              </table:table-cell>
              <table:table-cell office:value-type="float" office:value="-4.46506">
                <text:p>-4.465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0911">
                <text:p>-7.0911</text:p>
              </table:table-cell>
              <table:table-cell office:value-type="float" office:value="-3.26933">
                <text:p>-3.269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98238">
                <text:p>-7.98238</text:p>
              </table:table-cell>
              <table:table-cell office:value-type="float" office:value="-2.70144">
                <text:p>-2.7014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67598">
                <text:p>-9.67598</text:p>
              </table:table-cell>
              <table:table-cell office:value-type="float" office:value="-3.84127">
                <text:p>-3.841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85766">
                <text:p>-7.85766</text:p>
              </table:table-cell>
              <table:table-cell office:value-type="float" office:value="-2.21475">
                <text:p>-2.214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15751">
                <text:p>-8.15751</text:p>
              </table:table-cell>
              <table:table-cell office:value-type="float" office:value="-4.09354">
                <text:p>-4.093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9737">
                <text:p>-8.9737</text:p>
              </table:table-cell>
              <table:table-cell office:value-type="float" office:value="-2.76981">
                <text:p>-2.769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05094">
                <text:p>-8.05094</text:p>
              </table:table-cell>
              <table:table-cell office:value-type="float" office:value="-3.59263">
                <text:p>-3.592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72412">
                <text:p>-7.72412</text:p>
              </table:table-cell>
              <table:table-cell office:value-type="float" office:value="-1.54349">
                <text:p>-1.543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91767">
                <text:p>-8.91767</text:p>
              </table:table-cell>
              <table:table-cell office:value-type="float" office:value="-4.12078">
                <text:p>-4.120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13389">
                <text:p>-8.13389</text:p>
              </table:table-cell>
              <table:table-cell office:value-type="float" office:value="-1.80716">
                <text:p>-1.807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4918">
                <text:p>-10.4918</text:p>
              </table:table-cell>
              <table:table-cell office:value-type="float" office:value="-4.16823">
                <text:p>-4.168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64232">
                <text:p>-7.64232</text:p>
              </table:table-cell>
              <table:table-cell office:value-type="float" office:value="-2.87174">
                <text:p>-2.871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6268">
                <text:p>-7.6268</text:p>
              </table:table-cell>
              <table:table-cell office:value-type="float" office:value="-2.67739">
                <text:p>-2.677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59165">
                <text:p>-8.59165</text:p>
              </table:table-cell>
              <table:table-cell office:value-type="float" office:value="-3.32836">
                <text:p>-3.328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20008">
                <text:p>-7.20008</text:p>
              </table:table-cell>
              <table:table-cell office:value-type="float" office:value="-1.64701">
                <text:p>-1.647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75974">
                <text:p>-8.75974</text:p>
              </table:table-cell>
              <table:table-cell office:value-type="float" office:value="-3.67519">
                <text:p>-3.675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3488">
                <text:p>-8.3488</text:p>
              </table:table-cell>
              <table:table-cell office:value-type="float" office:value="-2.61235">
                <text:p>-2.612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7484">
                <text:p>-7.7484</text:p>
              </table:table-cell>
              <table:table-cell office:value-type="float" office:value="-2.84117">
                <text:p>-2.841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97632">
                <text:p>-8.97632</text:p>
              </table:table-cell>
              <table:table-cell office:value-type="float" office:value="-4.52084">
                <text:p>-4.520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69324">
                <text:p>-7.69324</text:p>
              </table:table-cell>
              <table:table-cell office:value-type="float" office:value="-2.27566">
                <text:p>-2.275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0336">
                <text:p>-10.0336</text:p>
              </table:table-cell>
              <table:table-cell office:value-type="float" office:value="-5.04022">
                <text:p>-5.040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85227">
                <text:p>-8.85227</text:p>
              </table:table-cell>
              <table:table-cell office:value-type="float" office:value="-4.0334">
                <text:p>-4.03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03189">
                <text:p>-9.03189</text:p>
              </table:table-cell>
              <table:table-cell office:value-type="float" office:value="-4.04806">
                <text:p>-4.048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13572">
                <text:p>-8.13572</text:p>
              </table:table-cell>
              <table:table-cell office:value-type="float" office:value="-3.3417">
                <text:p>-3.34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86449">
                <text:p>-8.86449</text:p>
              </table:table-cell>
              <table:table-cell office:value-type="float" office:value="-3.94871">
                <text:p>-3.948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23683">
                <text:p>-9.23683</text:p>
              </table:table-cell>
              <table:table-cell office:value-type="float" office:value="-3.62431">
                <text:p>-3.624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43361">
                <text:p>-9.43361</text:p>
              </table:table-cell>
              <table:table-cell office:value-type="float" office:value="-3.65627">
                <text:p>-3.656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18118">
                <text:p>-8.18118</text:p>
              </table:table-cell>
              <table:table-cell office:value-type="float" office:value="-2.27224">
                <text:p>-2.272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40732">
                <text:p>-8.40732</text:p>
              </table:table-cell>
              <table:table-cell office:value-type="float" office:value="-2.7209">
                <text:p>-2.72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50774">
                <text:p>-9.50774</text:p>
              </table:table-cell>
              <table:table-cell office:value-type="float" office:value="-4.42073">
                <text:p>-4.420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78031">
                <text:p>-8.78031</text:p>
              </table:table-cell>
              <table:table-cell office:value-type="float" office:value="-4.7516">
                <text:p>-4.75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81461">
                <text:p>-8.81461</text:p>
              </table:table-cell>
              <table:table-cell office:value-type="float" office:value="-3.32169">
                <text:p>-3.321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97416">
                <text:p>-8.97416</text:p>
              </table:table-cell>
              <table:table-cell office:value-type="float" office:value="-4.91024">
                <text:p>-4.910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31334">
                <text:p>-9.31334</text:p>
              </table:table-cell>
              <table:table-cell office:value-type="float" office:value="-3.81161">
                <text:p>-3.811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74045">
                <text:p>-8.74045</text:p>
              </table:table-cell>
              <table:table-cell office:value-type="float" office:value="-4.7963">
                <text:p>-4.79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95166">
                <text:p>-7.95166</text:p>
              </table:table-cell>
              <table:table-cell office:value-type="float" office:value="-3.80814">
                <text:p>-3.808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0591">
                <text:p>-10.0591</text:p>
              </table:table-cell>
              <table:table-cell office:value-type="float" office:value="-4.7811">
                <text:p>-4.78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36515">
                <text:p>-8.36515</text:p>
              </table:table-cell>
              <table:table-cell office:value-type="float" office:value="-3.44231">
                <text:p>-3.442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99971">
                <text:p>-6.99971</text:p>
              </table:table-cell>
              <table:table-cell office:value-type="float" office:value="-2.68442">
                <text:p>-2.684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65653">
                <text:p>-9.65653</text:p>
              </table:table-cell>
              <table:table-cell office:value-type="float" office:value="-5.11228">
                <text:p>-5.112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66661">
                <text:p>-8.66661</text:p>
              </table:table-cell>
              <table:table-cell office:value-type="float" office:value="-3.68409">
                <text:p>-3.684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15935">
                <text:p>-8.15935</text:p>
              </table:table-cell>
              <table:table-cell office:value-type="float" office:value="-3.07882">
                <text:p>-3.078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99154">
                <text:p>-7.99154</text:p>
              </table:table-cell>
              <table:table-cell office:value-type="float" office:value="-1.51911">
                <text:p>-1.519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11811">
                <text:p>-9.11811</text:p>
              </table:table-cell>
              <table:table-cell office:value-type="float" office:value="-2.32231">
                <text:p>-2.322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0938">
                <text:p>-9.0938</text:p>
              </table:table-cell>
              <table:table-cell office:value-type="float" office:value="-4.34333">
                <text:p>-4.343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14049">
                <text:p>-8.14049</text:p>
              </table:table-cell>
              <table:table-cell office:value-type="float" office:value="-3.33259">
                <text:p>-3.33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02519">
                <text:p>-8.02519</text:p>
              </table:table-cell>
              <table:table-cell office:value-type="float" office:value="-4.65274">
                <text:p>-4.652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44775">
                <text:p>-8.44775</text:p>
              </table:table-cell>
              <table:table-cell office:value-type="float" office:value="-3.63394">
                <text:p>-3.633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9976">
                <text:p>-8.9976</text:p>
              </table:table-cell>
              <table:table-cell office:value-type="float" office:value="-4.7722">
                <text:p>-4.77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66632">
                <text:p>-8.66632</text:p>
              </table:table-cell>
              <table:table-cell office:value-type="float" office:value="-3.32594">
                <text:p>-3.325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95832">
                <text:p>-7.95832</text:p>
              </table:table-cell>
              <table:table-cell office:value-type="float" office:value="-2.87078">
                <text:p>-2.870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25258">
                <text:p>-9.25258</text:p>
              </table:table-cell>
              <table:table-cell office:value-type="float" office:value="-4.46247">
                <text:p>-4.462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3672">
                <text:p>-10.3672</text:p>
              </table:table-cell>
              <table:table-cell office:value-type="float" office:value="-4.54571">
                <text:p>-4.545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46944">
                <text:p>-7.46944</text:p>
              </table:table-cell>
              <table:table-cell office:value-type="float" office:value="-3.1481">
                <text:p>-3.14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59579">
                <text:p>-8.59579</text:p>
              </table:table-cell>
              <table:table-cell office:value-type="float" office:value="-4.77005">
                <text:p>-4.770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22283">
                <text:p>-9.22283</text:p>
              </table:table-cell>
              <table:table-cell office:value-type="float" office:value="-3.56783">
                <text:p>-3.567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21303">
                <text:p>-8.21303</text:p>
              </table:table-cell>
              <table:table-cell office:value-type="float" office:value="-2.67898">
                <text:p>-2.678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2124">
                <text:p>-9.2124</text:p>
              </table:table-cell>
              <table:table-cell office:value-type="float" office:value="-3.58182">
                <text:p>-3.581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64581">
                <text:p>-8.64581</text:p>
              </table:table-cell>
              <table:table-cell office:value-type="float" office:value="-3.3193">
                <text:p>-3.31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35346">
                <text:p>-9.35346</text:p>
              </table:table-cell>
              <table:table-cell office:value-type="float" office:value="-5.39518">
                <text:p>-5.395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76767">
                <text:p>-7.76767</text:p>
              </table:table-cell>
              <table:table-cell office:value-type="float" office:value="-2.09506">
                <text:p>-2.095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05833">
                <text:p>-9.05833</text:p>
              </table:table-cell>
              <table:table-cell office:value-type="float" office:value="-2.98536">
                <text:p>-2.985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42674">
                <text:p>-7.42674</text:p>
              </table:table-cell>
              <table:table-cell office:value-type="float" office:value="-3.79082">
                <text:p>-3.790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68992">
                <text:p>-8.68992</text:p>
              </table:table-cell>
              <table:table-cell office:value-type="float" office:value="-2.91888">
                <text:p>-2.9188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29042">
                <text:p>-7.29042</text:p>
              </table:table-cell>
              <table:table-cell office:value-type="float" office:value="-2.17037">
                <text:p>-2.170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34408">
                <text:p>-8.34408</text:p>
              </table:table-cell>
              <table:table-cell office:value-type="float" office:value="-3.64164">
                <text:p>-3.641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17298">
                <text:p>-8.17298</text:p>
              </table:table-cell>
              <table:table-cell office:value-type="float" office:value="-3.17738">
                <text:p>-3.177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30139">
                <text:p>-9.30139</text:p>
              </table:table-cell>
              <table:table-cell office:value-type="float" office:value="-3.25965">
                <text:p>-3.259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29681">
                <text:p>-9.29681</text:p>
              </table:table-cell>
              <table:table-cell office:value-type="float" office:value="-3.59796">
                <text:p>-3.597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58048">
                <text:p>-9.58048</text:p>
              </table:table-cell>
              <table:table-cell office:value-type="float" office:value="-4.49728">
                <text:p>-4.497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49216">
                <text:p>-8.49216</text:p>
              </table:table-cell>
              <table:table-cell office:value-type="float" office:value="-3.65884">
                <text:p>-3.658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34336">
                <text:p>-8.34336</text:p>
              </table:table-cell>
              <table:table-cell office:value-type="float" office:value="-2.41142">
                <text:p>-2.411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8601">
                <text:p>-7.8601</text:p>
              </table:table-cell>
              <table:table-cell office:value-type="float" office:value="-2.97977">
                <text:p>-2.979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04439">
                <text:p>-9.04439</text:p>
              </table:table-cell>
              <table:table-cell office:value-type="float" office:value="-3.78356">
                <text:p>-3.783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88553">
                <text:p>-8.88553</text:p>
              </table:table-cell>
              <table:table-cell office:value-type="float" office:value="-4.39569">
                <text:p>-4.395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28641">
                <text:p>-7.28641</text:p>
              </table:table-cell>
              <table:table-cell office:value-type="float" office:value="-1.33624">
                <text:p>-1.336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77737">
                <text:p>-8.77737</text:p>
              </table:table-cell>
              <table:table-cell office:value-type="float" office:value="-4.02101">
                <text:p>-4.021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30099">
                <text:p>-9.30099</text:p>
              </table:table-cell>
              <table:table-cell office:value-type="float" office:value="-3.68911">
                <text:p>-3.689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19873">
                <text:p>-8.19873</text:p>
              </table:table-cell>
              <table:table-cell office:value-type="float" office:value="-3.15754">
                <text:p>-3.157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0521">
                <text:p>-7.0521</text:p>
              </table:table-cell>
              <table:table-cell office:value-type="float" office:value="-1.3489">
                <text:p>-1.34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09952">
                <text:p>-7.09952</text:p>
              </table:table-cell>
              <table:table-cell office:value-type="float" office:value="-3.1626">
                <text:p>-3.16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26232">
                <text:p>-8.26232</text:p>
              </table:table-cell>
              <table:table-cell office:value-type="float" office:value="-4.13327">
                <text:p>-4.133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16357">
                <text:p>-7.16357</text:p>
              </table:table-cell>
              <table:table-cell office:value-type="float" office:value="-2.0783">
                <text:p>-2.07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50966">
                <text:p>-8.50966</text:p>
              </table:table-cell>
              <table:table-cell office:value-type="float" office:value="-2.11201">
                <text:p>-2.112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39893">
                <text:p>-8.39893</text:p>
              </table:table-cell>
              <table:table-cell office:value-type="float" office:value="-2.12713">
                <text:p>-2.127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58834">
                <text:p>-7.58834</text:p>
              </table:table-cell>
              <table:table-cell office:value-type="float" office:value="-3.06696">
                <text:p>-3.066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57066">
                <text:p>-8.57066</text:p>
              </table:table-cell>
              <table:table-cell office:value-type="float" office:value="-5.22005">
                <text:p>-5.220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58719">
                <text:p>-8.58719</text:p>
              </table:table-cell>
              <table:table-cell office:value-type="float" office:value="-3.49621">
                <text:p>-3.496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21036">
                <text:p>-7.21036</text:p>
              </table:table-cell>
              <table:table-cell office:value-type="float" office:value="-2.71554">
                <text:p>-2.715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90762">
                <text:p>-8.90762</text:p>
              </table:table-cell>
              <table:table-cell office:value-type="float" office:value="-3.92203">
                <text:p>-3.9220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7021">
                <text:p>-8.7021</text:p>
              </table:table-cell>
              <table:table-cell office:value-type="float" office:value="-2.99252">
                <text:p>-2.9925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77684">
                <text:p>-8.77684</text:p>
              </table:table-cell>
              <table:table-cell office:value-type="float" office:value="-2.25372">
                <text:p>-2.253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79125">
                <text:p>-7.79125</text:p>
              </table:table-cell>
              <table:table-cell office:value-type="float" office:value="-2.8947">
                <text:p>-2.89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63438">
                <text:p>-8.63438</text:p>
              </table:table-cell>
              <table:table-cell office:value-type="float" office:value="-2.02369">
                <text:p>-2.023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04551">
                <text:p>-9.04551</text:p>
              </table:table-cell>
              <table:table-cell office:value-type="float" office:value="-4.86353">
                <text:p>-4.863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78808">
                <text:p>-7.78808</text:p>
              </table:table-cell>
              <table:table-cell office:value-type="float" office:value="-2.72394">
                <text:p>-2.72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